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e99975"/>
    </style:style>
    <style:style style:name="P3" style:family="paragraph" style:parent-style-name="Standard">
      <style:paragraph-properties fo:text-align="start" style:justify-single-word="false"/>
      <style:text-properties officeooo:paragraph-rsid="001bbaa8"/>
    </style:style>
    <style:style style:name="P4"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5"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7"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8"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5"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17"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fo:letter-spacing="normal" fo:font-style="italic" style:text-underline-style="solid" style:text-underline-width="auto" style:text-underline-color="font-color" fo:font-weight="normal" officeooo:rsid="00e36781" officeooo:paragraph-rsid="00e36781" style:font-size-asian="16pt" style:font-size-complex="16pt" loext:padding="0in" loext:border="none"/>
    </style:style>
    <style:style style:name="P19"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0e36781" officeooo:paragraph-rsid="00e36781" style:font-size-asian="16pt" style:font-style-asian="normal" style:font-size-complex="16pt" style:font-style-complex="normal" loext:padding="0in" loext:border="none"/>
    </style:style>
    <style:style style:name="P20"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da9306" officeooo:paragraph-rsid="00da9306"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db92e6" officeooo:paragraph-rsid="00db92e6"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e11a1e" officeooo:paragraph-rsid="00e11a1e"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e47bc1" officeooo:paragraph-rsid="00e47bc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e551e7" officeooo:paragraph-rsid="00e551e7"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6da6d4" officeooo:paragraph-rsid="006da6d4"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e6bc64" officeooo:paragraph-rsid="00e6bc64"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e7ba67" officeooo:paragraph-rsid="00e7ba67"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41"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42"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43"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5" style:family="paragraph" style:parent-style-name="Standard">
      <style:paragraph-properties fo:text-align="start" style:justify-single-word="false"/>
      <style:text-properties fo:color="#000000" fo:font-size="16pt" fo:font-style="italic" style:text-underline-style="solid" style:text-underline-width="auto" style:text-underline-color="font-color" officeooo:rsid="00db1552" officeooo:paragraph-rsid="00db1552"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8"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9"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50"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17751" officeooo:paragraph-rsid="00617751"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ebd0b" officeooo:paragraph-rsid="006f459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1a5db" officeooo:paragraph-rsid="0071a5db"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79ee74"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a072" officeooo:paragraph-rsid="00ec5e21"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df13e5" officeooo:paragraph-rsid="00df13e5"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2c103" officeooo:paragraph-rsid="00e2c103"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e47bc1" officeooo:paragraph-rsid="00e47bc1"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fo:font-weight="bold" officeooo:rsid="005fbfee" officeooo:paragraph-rsid="005fbfee"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000000" fo:font-size="16pt" style:text-underline-style="none" fo:font-weight="bold" officeooo:rsid="005fbfee" officeooo:paragraph-rsid="00db1552" style:font-size-asian="16pt" style:font-weight-asian="bold" style:font-size-complex="16pt" style:font-weight-complex="bold"/>
    </style:style>
    <style:style style:name="P163" style:family="paragraph" style:parent-style-name="Standard">
      <style:paragraph-properties fo:text-align="start" style:justify-single-word="false"/>
      <style:text-properties fo:color="#000000" fo:font-size="16pt" style:text-underline-style="none" fo:font-weight="bold" officeooo:rsid="00db1552" officeooo:paragraph-rsid="00db1552" style:font-size-asian="16pt" style:font-weight-asian="bold" style:font-size-complex="16pt" style:font-weight-complex="bold"/>
    </style:style>
    <style:style style:name="P164" style:family="paragraph" style:parent-style-name="Standard">
      <style:paragraph-properties fo:text-align="start" style:justify-single-word="false"/>
      <style:text-properties fo:color="#000000" fo:font-size="16pt" style:text-underline-style="none" fo:font-weight="bold" officeooo:rsid="0084a072" officeooo:paragraph-rsid="0084a072"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3" style:family="paragraph" style:parent-style-name="Standard">
      <style:paragraph-properties fo:text-align="start" style:justify-single-word="false"/>
      <style:text-properties fo:color="#000000" fo:font-size="16pt" officeooo:paragraph-rsid="00e7ba67" style:font-size-asian="16pt" style:font-size-complex="16pt"/>
    </style:style>
    <style:style style:name="P174"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5"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76"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77"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78"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79"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0"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3"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4"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85"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87"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88"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89" style:family="paragraph" style:parent-style-name="Standard">
      <style:paragraph-properties fo:text-align="start" style:justify-single-word="false"/>
      <style:text-properties fo:color="#000000" fo:font-size="16pt" officeooo:paragraph-rsid="00edc912"/>
    </style:style>
    <style:style style:name="P190"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1"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000000" fo:font-size="18pt" style:text-underline-style="solid" style:text-underline-width="auto" style:text-underline-color="font-color" officeooo:rsid="00d3b635" officeooo:paragraph-rsid="00d3b635" style:font-size-asian="18pt" style:font-size-complex="18pt"/>
    </style:style>
    <style:style style:name="P193" style:family="paragraph" style:parent-style-name="Standard">
      <style:paragraph-properties fo:text-align="start" style:justify-single-word="false"/>
      <style:text-properties fo:color="#000000" fo:font-size="18pt" style:text-underline-style="solid" style:text-underline-width="auto" style:text-underline-color="font-color" officeooo:rsid="005fbfee" officeooo:paragraph-rsid="005fbfee" style:font-size-asian="18pt" style:font-size-complex="18pt"/>
    </style:style>
    <style:style style:name="P194"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5"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6"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97"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0747be" officeooo:paragraph-rsid="0112f15a" style:font-size-asian="18pt" style:font-size-complex="18pt"/>
    </style:style>
    <style:style style:name="P201"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2"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3"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4"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6"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7"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8"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3"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70d30b"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69"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d3b635" officeooo:paragraph-rsid="00d3b635" style:font-size-asian="18pt" style:font-size-complex="18pt" loext:padding="0in" loext:border="none"/>
    </style:style>
    <style:style style:name="P27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2"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4"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78"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79"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1"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112f15a" style:font-size-asian="14pt" style:font-size-complex="14pt"/>
    </style:style>
    <style:style style:name="P28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112f15a" style:font-size-asian="14pt" style:font-size-complex="14pt"/>
    </style:style>
    <style:style style:name="P28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112f15a" style:font-size-asian="14pt" style:font-size-complex="14pt"/>
    </style:style>
    <style:style style:name="P28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112f15a" style:font-size-asian="14pt" style:font-size-complex="14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112f15a" style:font-size-asian="14pt" style:font-size-complex="14pt"/>
    </style:style>
    <style:style style:name="P29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112f15a"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112f15a" style:font-size-asian="14pt" style:font-size-complex="14pt"/>
    </style:style>
    <style:style style:name="P293"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12f15a" style:font-size-asian="14pt" style:font-size-complex="14pt"/>
    </style:style>
    <style:style style:name="P294"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112f15a" style:font-size-asian="14pt" style:font-size-complex="14pt"/>
    </style:style>
    <style:style style:name="P29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112f15a" style:font-size-asian="14pt" style:font-size-complex="14pt"/>
    </style:style>
    <style:style style:name="P297"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8"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00"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01"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302"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03" style:family="paragraph" style:parent-style-name="Standard">
      <style:paragraph-properties fo:text-align="start" style:justify-single-word="false"/>
      <style:text-properties fo:font-size="18pt" style:text-underline-style="solid" style:text-underline-width="auto" style:text-underline-color="font-color" officeooo:rsid="00d837f1" officeooo:paragraph-rsid="00d837f1" style:font-size-asian="18pt" style:font-size-complex="18pt"/>
    </style:style>
    <style:style style:name="P304" style:family="paragraph" style:parent-style-name="Standard">
      <style:paragraph-properties fo:text-align="start" style:justify-single-word="false"/>
      <style:text-properties officeooo:rsid="00f4c082" officeooo:paragraph-rsid="00f4c082"/>
    </style:style>
    <style:style style:name="P305" style:family="paragraph" style:parent-style-name="Text_20_body">
      <style:text-properties officeooo:paragraph-rsid="0052a9d4"/>
    </style:style>
    <style:style style:name="P306" style:family="paragraph" style:parent-style-name="Text_20_body">
      <style:text-properties fo:font-size="14pt" style:font-size-asian="14pt" style:font-size-complex="14pt"/>
    </style:style>
    <style:style style:name="P307" style:family="paragraph" style:parent-style-name="Text_20_body">
      <style:text-properties fo:font-size="14pt" officeooo:paragraph-rsid="0053bfcf" style:font-size-asian="14pt" style:font-size-complex="14pt"/>
    </style:style>
    <style:style style:name="P308" style:family="paragraph" style:parent-style-name="Text_20_body">
      <style:paragraph-properties fo:text-align="start" style:justify-single-word="false"/>
      <style:text-properties fo:font-size="14pt" officeooo:rsid="0090fbfb" officeooo:paragraph-rsid="00f9432b"/>
    </style:style>
    <style:style style:name="P309" style:family="paragraph" style:parent-style-name="Text_20_body">
      <style:text-properties officeooo:paragraph-rsid="0053a136"/>
    </style:style>
    <style:style style:name="P310" style:family="paragraph" style:parent-style-name="Text_20_body">
      <style:text-properties officeooo:paragraph-rsid="0053f76a"/>
    </style:style>
    <style:style style:name="P311" style:family="paragraph" style:parent-style-name="Text_20_body">
      <style:text-properties officeooo:paragraph-rsid="00540f1a"/>
    </style:style>
    <style:style style:name="P312" style:family="paragraph" style:parent-style-name="Text_20_body">
      <style:text-properties officeooo:paragraph-rsid="00556ef7"/>
    </style:style>
    <style:style style:name="P313"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4"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5"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7"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21"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2"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3"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5"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6"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7"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9"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30"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31" style:family="paragraph" style:parent-style-name="Text_20_body">
      <style:text-properties fo:color="#000000" fo:font-size="16pt" style:font-size-asian="16pt" style:font-size-complex="16pt"/>
    </style:style>
    <style:style style:name="P332" style:family="paragraph" style:parent-style-name="Text_20_body">
      <style:text-properties fo:color="#000000" fo:font-size="16pt" officeooo:rsid="007daf2c" officeooo:paragraph-rsid="007daf2c" style:font-size-asian="16pt" style:font-size-complex="16pt"/>
    </style:style>
    <style:style style:name="P333" style:family="paragraph" style:parent-style-name="Text_20_body">
      <style:text-properties fo:color="#000000" fo:font-size="16pt" officeooo:rsid="007daf2c" officeooo:paragraph-rsid="007b2969" style:font-size-asian="16pt" style:font-size-complex="16pt"/>
    </style:style>
    <style:style style:name="P334" style:family="paragraph" style:parent-style-name="Text_20_body">
      <style:text-properties fo:color="#000000" fo:font-size="16pt" officeooo:rsid="007ecca3" officeooo:paragraph-rsid="007ecca3" style:font-size-asian="16pt" style:font-size-complex="16pt"/>
    </style:style>
    <style:style style:name="P335" style:family="paragraph" style:parent-style-name="Text_20_body">
      <style:text-properties fo:color="#000000" fo:font-size="16pt" officeooo:rsid="007fe676" officeooo:paragraph-rsid="007fe676" style:font-size-asian="16pt" style:font-size-complex="16pt"/>
    </style:style>
    <style:style style:name="P336" style:family="paragraph" style:parent-style-name="Text_20_body">
      <style:text-properties fo:color="#000000" fo:font-size="16pt" officeooo:rsid="00808494" officeooo:paragraph-rsid="00808494" style:font-size-asian="16pt" style:font-size-complex="16pt"/>
    </style:style>
    <style:style style:name="P337" style:family="paragraph" style:parent-style-name="Text_20_body">
      <style:text-properties fo:color="#000000" fo:font-size="16pt" officeooo:rsid="0080b801" officeooo:paragraph-rsid="0080b801" style:font-size-asian="16pt" style:font-size-complex="16pt"/>
    </style:style>
    <style:style style:name="P338" style:family="paragraph" style:parent-style-name="Text_20_body">
      <style:text-properties fo:color="#000000" fo:font-size="16pt" officeooo:rsid="0082b335" officeooo:paragraph-rsid="0082b335" style:font-size-asian="16pt" style:font-size-complex="16pt"/>
    </style:style>
    <style:style style:name="P339" style:family="paragraph" style:parent-style-name="Text_20_body">
      <style:text-properties fo:color="#000000" fo:font-size="16pt" officeooo:paragraph-rsid="0052a9d4" style:font-size-asian="16pt" style:font-size-complex="16pt"/>
    </style:style>
    <style:style style:name="P340" style:family="paragraph" style:parent-style-name="Text_20_body">
      <style:text-properties fo:color="#000000" fo:font-size="16pt" officeooo:paragraph-rsid="00e7ba67" style:font-size-asian="16pt" style:font-size-complex="16pt"/>
    </style:style>
    <style:style style:name="P341" style:family="paragraph" style:parent-style-name="Text_20_body">
      <style:text-properties fo:color="#000000" fo:font-size="16pt" officeooo:paragraph-rsid="00f1b6f1" style:font-size-asian="16pt" style:font-size-complex="16pt"/>
    </style:style>
    <style:style style:name="P342" style:family="paragraph" style:parent-style-name="Text_20_body">
      <style:text-properties fo:color="#000000" fo:font-size="16pt" officeooo:rsid="00aec798" officeooo:paragraph-rsid="00f56d89" style:font-size-asian="16pt" style:font-size-complex="16pt"/>
    </style:style>
    <style:style style:name="P343" style:family="paragraph" style:parent-style-name="Text_20_body">
      <style:text-properties fo:color="#000000" fo:font-size="16pt" officeooo:rsid="00aec798" officeooo:paragraph-rsid="00f70266" style:font-size-asian="16pt" style:font-size-complex="16pt"/>
    </style:style>
    <style:style style:name="P344" style:family="paragraph" style:parent-style-name="Text_20_body">
      <style:text-properties fo:color="#000000" fo:font-size="16pt" officeooo:rsid="00b167f3" officeooo:paragraph-rsid="00f56d89" style:font-size-asian="16pt" style:font-size-complex="16pt"/>
    </style:style>
    <style:style style:name="P345" style:family="paragraph" style:parent-style-name="Text_20_body">
      <style:text-properties fo:color="#000000" fo:font-size="16pt" officeooo:rsid="00b9822f" officeooo:paragraph-rsid="00f56d89" style:font-size-asian="16pt" style:font-size-complex="16pt"/>
    </style:style>
    <style:style style:name="P346" style:family="paragraph" style:parent-style-name="Text_20_body">
      <style:text-properties fo:color="#000000" fo:font-size="16pt" officeooo:rsid="00bb4a7f" officeooo:paragraph-rsid="00f56d89" style:font-size-asian="16pt" style:font-size-complex="16pt"/>
    </style:style>
    <style:style style:name="P347" style:family="paragraph" style:parent-style-name="Text_20_body">
      <style:text-properties fo:color="#000000" fo:font-size="16pt" officeooo:rsid="00bcfbc0" officeooo:paragraph-rsid="00f56d89" style:font-size-asian="16pt" style:font-size-complex="16pt"/>
    </style:style>
    <style:style style:name="P348" style:family="paragraph" style:parent-style-name="Text_20_body">
      <style:text-properties fo:color="#000000" fo:font-size="16pt" officeooo:rsid="00bd00b4" officeooo:paragraph-rsid="00f56d89" style:font-size-asian="16pt" style:font-size-complex="16pt"/>
    </style:style>
    <style:style style:name="P349" style:family="paragraph" style:parent-style-name="Text_20_body">
      <style:text-properties fo:color="#000000" fo:font-size="16pt" officeooo:rsid="00be2bf9" officeooo:paragraph-rsid="00f56d89" style:font-size-asian="16pt" style:font-size-complex="16pt"/>
    </style:style>
    <style:style style:name="P350" style:family="paragraph" style:parent-style-name="Text_20_body">
      <style:text-properties fo:color="#000000" fo:font-size="16pt" officeooo:rsid="00c19fff" officeooo:paragraph-rsid="00f56d89" style:font-size-asian="16pt" style:font-size-complex="16pt"/>
    </style:style>
    <style:style style:name="P351" style:family="paragraph" style:parent-style-name="Text_20_body">
      <style:text-properties fo:color="#000000" fo:font-size="16pt" officeooo:rsid="00c335e1" officeooo:paragraph-rsid="00f56d89" style:font-size-asian="16pt" style:font-size-complex="16pt"/>
    </style:style>
    <style:style style:name="P352" style:family="paragraph" style:parent-style-name="Text_20_body">
      <style:text-properties fo:color="#000000" fo:font-size="16pt" officeooo:rsid="00c4239f" officeooo:paragraph-rsid="00f56d89" style:font-size-asian="16pt" style:font-size-complex="16pt"/>
    </style:style>
    <style:style style:name="P353" style:family="paragraph" style:parent-style-name="Text_20_body">
      <style:text-properties fo:color="#000000" fo:font-size="16pt" officeooo:rsid="00b7b84e" officeooo:paragraph-rsid="00f56d89" style:font-size-asian="16pt" style:font-size-complex="16pt"/>
    </style:style>
    <style:style style:name="P354" style:family="paragraph" style:parent-style-name="Text_20_body">
      <style:text-properties fo:color="#000000" fo:font-size="16pt" officeooo:rsid="00c71c8f" officeooo:paragraph-rsid="00f56d89" style:font-size-asian="16pt" style:font-size-complex="16pt"/>
    </style:style>
    <style:style style:name="P355" style:family="paragraph" style:parent-style-name="Text_20_body">
      <style:text-properties fo:color="#000000" fo:font-size="16pt" officeooo:rsid="00c90d4d" officeooo:paragraph-rsid="00f56d89" style:font-size-asian="16pt" style:font-size-complex="16pt"/>
    </style:style>
    <style:style style:name="P356" style:family="paragraph" style:parent-style-name="Text_20_body">
      <style:text-properties fo:color="#000000" fo:font-size="16pt" officeooo:rsid="00f7104c" officeooo:paragraph-rsid="00f7104c" style:font-size-asian="16pt" style:font-size-complex="16pt"/>
    </style:style>
    <style:style style:name="P357" style:family="paragraph" style:parent-style-name="Text_20_body">
      <style:text-properties fo:color="#000000" fo:font-size="16pt" officeooo:rsid="00f7104c" officeooo:paragraph-rsid="00f8728b" style:font-size-asian="16pt" style:font-size-complex="16pt"/>
    </style:style>
    <style:style style:name="P358" style:family="paragraph" style:parent-style-name="Text_20_body">
      <style:text-properties fo:color="#000000" fo:font-size="16pt" officeooo:rsid="00f8728b" officeooo:paragraph-rsid="00f8728b" style:font-size-asian="16pt" style:font-size-complex="16pt"/>
    </style:style>
    <style:style style:name="P359" style:family="paragraph" style:parent-style-name="Text_20_body">
      <style:text-properties fo:color="#000000" fo:font-size="16pt" officeooo:rsid="00f90833" officeooo:paragraph-rsid="00f90833" style:font-size-asian="16pt" style:font-size-complex="16pt"/>
    </style:style>
    <style:style style:name="P360" style:family="paragraph" style:parent-style-name="Text_20_body">
      <style:text-properties fo:color="#000000" fo:font-size="16pt" style:text-underline-style="solid" style:text-underline-width="auto" style:text-underline-color="font-color" officeooo:rsid="00e2c103" officeooo:paragraph-rsid="00e2c103" style:font-size-asian="16pt" style:font-size-complex="16pt"/>
    </style:style>
    <style:style style:name="P361"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62"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3"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4"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5"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6"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7"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8"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9"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70" style:family="paragraph" style:parent-style-name="Text_20_body">
      <style:paragraph-properties fo:text-align="start" style:justify-single-word="false"/>
      <style:text-properties fo:color="#000000" fo:font-size="16pt" style:text-underline-style="none" officeooo:rsid="007b2969" officeooo:paragraph-rsid="00e7ba67" style:font-size-asian="16pt" style:font-size-complex="16pt"/>
    </style:style>
    <style:style style:name="P371" style:family="paragraph" style:parent-style-name="Text_20_body">
      <style:text-properties fo:color="#000000" fo:font-size="16pt" style:text-underline-style="none" officeooo:rsid="0082b335" officeooo:paragraph-rsid="0082b335" style:font-size-asian="16pt" style:font-size-complex="16pt"/>
    </style:style>
    <style:style style:name="P372" style:family="paragraph" style:parent-style-name="Text_20_body">
      <style:text-properties fo:color="#000000" fo:font-size="16pt" style:text-underline-style="none" officeooo:rsid="0020d89b" style:font-size-asian="16pt" style:font-size-complex="16pt"/>
    </style:style>
    <style:style style:name="P373"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4"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5"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6"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7"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8" style:family="paragraph" style:parent-style-name="Text_20_body">
      <style:text-properties fo:color="#000000" style:font-name="Liberation Serif" fo:font-size="16pt" officeooo:rsid="00bfbf9f" officeooo:paragraph-rsid="00f56d89" style:font-size-asian="16pt" style:font-size-complex="16pt"/>
    </style:style>
    <style:style style:name="P379" style:family="paragraph" style:parent-style-name="Text_20_body">
      <style:text-properties fo:color="#000000" style:font-name="Liberation Serif" fo:font-size="16pt" officeooo:paragraph-rsid="00f56d89" style:font-size-asian="16pt" style:font-size-complex="16pt"/>
    </style:style>
    <style:style style:name="P380" style:family="paragraph" style:parent-style-name="Text_20_body">
      <style:text-properties fo:color="#000000" style:font-name="Liberation Serif" fo:font-size="16pt" officeooo:rsid="00f70266" officeooo:paragraph-rsid="00f70266" style:font-size-asian="16pt" style:font-size-complex="16pt"/>
    </style:style>
    <style:style style:name="P381" style:family="paragraph" style:parent-style-name="Text_20_body">
      <style:text-properties fo:color="#000000" style:font-name="Liberation Serif" fo:font-size="16pt" officeooo:rsid="00bfe884" officeooo:paragraph-rsid="00f56d89" style:font-size-asian="16pt" style:font-size-complex="16pt"/>
    </style:style>
    <style:style style:name="P382" style:family="paragraph" style:parent-style-name="Text_20_body">
      <style:text-properties fo:color="#000000" style:font-name="Liberation Serif" fo:font-size="16pt" officeooo:rsid="00be2bf9" officeooo:paragraph-rsid="00f56d89" style:font-size-asian="16pt" style:font-size-complex="16pt"/>
    </style:style>
    <style:style style:name="P383" style:family="paragraph" style:parent-style-name="Text_20_body">
      <style:text-properties fo:color="#000000" style:font-name="Liberation Serif" fo:font-size="14pt" officeooo:rsid="00bfe884" officeooo:paragraph-rsid="00f56d89" style:font-size-asian="14pt" style:font-size-complex="14pt"/>
    </style:style>
    <style:style style:name="P384" style:family="paragraph" style:parent-style-name="Text_20_body">
      <style:text-properties fo:color="#000000" style:font-name="Liberation Serif" fo:font-size="14pt" officeooo:rsid="00be2bf9" officeooo:paragraph-rsid="00f56d89" style:font-size-asian="14pt" style:font-size-complex="14pt"/>
    </style:style>
    <style:style style:name="P385" style:family="paragraph" style:parent-style-name="Text_20_body">
      <style:text-properties fo:color="#000000" style:font-name="Liberation Serif" fo:font-size="14pt" officeooo:rsid="00c71c8f" officeooo:paragraph-rsid="00f56d89" style:font-size-asian="14pt" style:font-size-complex="14pt"/>
    </style:style>
    <style:style style:name="P386" style:family="paragraph" style:parent-style-name="Text_20_body">
      <style:text-properties fo:color="#000000" fo:font-size="18pt" style:text-underline-style="solid" style:text-underline-width="auto" style:text-underline-color="font-color" officeooo:rsid="0082b335" officeooo:paragraph-rsid="0082b335" style:font-size-asian="18pt" style:font-size-complex="18pt"/>
    </style:style>
    <style:style style:name="P387"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8"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9" style:family="paragraph" style:parent-style-name="Text_20_body">
      <style:text-properties fo:font-size="16pt" style:font-size-asian="16pt" style:font-size-complex="16pt"/>
    </style:style>
    <style:style style:name="P390" style:family="paragraph" style:parent-style-name="Text_20_body">
      <style:text-properties fo:font-size="16pt" officeooo:rsid="00b167f3" officeooo:paragraph-rsid="00f56d89" style:font-size-asian="16pt" style:font-size-complex="16pt"/>
    </style:style>
    <style:style style:name="P391" style:family="paragraph" style:parent-style-name="Text_20_body">
      <style:text-properties officeooo:paragraph-rsid="00f1b6f1"/>
    </style:style>
    <style:style style:name="P392"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9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6"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8"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9" style:family="paragraph" style:parent-style-name="Preformatted_20_Text">
      <style:paragraph-properties fo:orphans="2" fo:widows="2"/>
      <style:text-properties fo:color="#000000" style:font-name="Liberation Serif" fo:font-size="16pt" style:font-size-asian="16pt" style:font-size-complex="16pt"/>
    </style:style>
    <style:style style:name="P400"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1"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2"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3"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4"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5" style:family="paragraph" style:parent-style-name="Text_20_body" style:list-style-name="L2">
      <style:text-properties fo:color="#000000" fo:font-size="16pt" style:font-size-asian="16pt" style:font-size-complex="16pt"/>
    </style:style>
    <style:style style:name="P406" style:family="paragraph" style:parent-style-name="Text_20_body" style:list-style-name="L3">
      <style:text-properties fo:color="#000000" fo:font-size="16pt" style:font-size-asian="16pt" style:font-size-complex="16pt"/>
    </style:style>
    <style:style style:name="P407" style:family="paragraph" style:parent-style-name="Text_20_body" style:list-style-name="L4">
      <style:text-properties fo:color="#000000" fo:font-size="16pt" style:font-size-asian="16pt" style:font-size-complex="16pt"/>
    </style:style>
    <style:style style:name="P408" style:family="paragraph" style:parent-style-name="Text_20_body" style:list-style-name="L5">
      <style:text-properties fo:color="#000000" fo:font-size="16pt" style:font-size-asian="16pt" style:font-size-complex="16pt"/>
    </style:style>
    <style:style style:name="P409" style:family="paragraph" style:parent-style-name="Text_20_body" style:list-style-name="L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0d5eb"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27e261" style:font-style-asian="italic" style:font-style-complex="italic"/>
    </style:style>
    <style:style style:name="T25" style:family="text">
      <style:text-properties fo:font-style="italic" officeooo:rsid="00fcf7c9" style:font-style-asian="italic" style:font-style-complex="italic"/>
    </style:style>
    <style:style style:name="T26" style:family="text">
      <style:text-properties officeooo:rsid="00353162"/>
    </style:style>
    <style:style style:name="T27" style:family="text">
      <style:text-properties officeooo:rsid="003724c2"/>
    </style:style>
    <style:style style:name="T28" style:family="text">
      <style:text-properties style:font-name="Times New Roman"/>
    </style:style>
    <style:style style:name="T29" style:family="text">
      <style:text-properties style:font-name="Times New Roman" officeooo:rsid="003a740b"/>
    </style:style>
    <style:style style:name="T30" style:family="text">
      <style:text-properties officeooo:rsid="0038f38f"/>
    </style:style>
    <style:style style:name="T31" style:family="text">
      <style:text-properties style:text-underline-style="none"/>
    </style:style>
    <style:style style:name="T32" style:family="text">
      <style:text-properties style:text-underline-style="none" officeooo:rsid="001bbaa8"/>
    </style:style>
    <style:style style:name="T33" style:family="text">
      <style:text-properties style:text-underline-style="none" officeooo:rsid="001bd80b"/>
    </style:style>
    <style:style style:name="T34" style:family="text">
      <style:text-properties style:text-underline-style="none" officeooo:rsid="005ea15b"/>
    </style:style>
    <style:style style:name="T35" style:family="text">
      <style:text-properties style:text-underline-style="none" officeooo:rsid="005e0fbf"/>
    </style:style>
    <style:style style:name="T36" style:family="text">
      <style:text-properties style:text-underline-style="none" officeooo:rsid="0079ee74"/>
    </style:style>
    <style:style style:name="T37" style:family="text">
      <style:text-properties style:text-underline-style="none" officeooo:rsid="0084a072"/>
    </style:style>
    <style:style style:name="T38" style:family="text">
      <style:text-properties style:text-underline-style="none" officeooo:rsid="008fa30d"/>
    </style:style>
    <style:style style:name="T39" style:family="text">
      <style:text-properties style:text-underline-style="none" officeooo:rsid="009eb587"/>
    </style:style>
    <style:style style:name="T40" style:family="text">
      <style:text-properties style:text-underline-style="none" style:font-weight-asian="normal" style:font-weight-complex="normal"/>
    </style:style>
    <style:style style:name="T41" style:family="text">
      <style:text-properties style:text-underline-style="none" officeooo:rsid="00353162" style:font-weight-asian="normal" style:font-weight-complex="normal"/>
    </style:style>
    <style:style style:name="T42" style:family="text">
      <style:text-properties style:text-underline-style="none" officeooo:rsid="003a740b" style:font-weight-asian="normal" style:font-weight-complex="normal"/>
    </style:style>
    <style:style style:name="T43" style:family="text">
      <style:text-properties style:text-underline-style="none" officeooo:rsid="003ad66c"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fe61dc"/>
    </style:style>
    <style:style style:name="T51" style:family="text">
      <style:text-properties officeooo:rsid="003ca69d"/>
    </style:style>
    <style:style style:name="T52" style:family="text">
      <style:text-properties officeooo:rsid="001bbaa8"/>
    </style:style>
    <style:style style:name="T53" style:family="text">
      <style:text-properties officeooo:rsid="0040e87c"/>
    </style:style>
    <style:style style:name="T54" style:family="text">
      <style:text-properties officeooo:rsid="0042f612"/>
    </style:style>
    <style:style style:name="T55" style:family="text">
      <style:text-properties officeooo:rsid="0046a9da"/>
    </style:style>
    <style:style style:name="T56" style:family="text">
      <style:text-properties officeooo:rsid="0047ed65"/>
    </style:style>
    <style:style style:name="T57" style:family="text">
      <style:text-properties officeooo:rsid="00511c7a"/>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526cbe" style:font-weight-asian="bold" style:font-weight-complex="bold"/>
    </style:style>
    <style:style style:name="T61" style:family="text">
      <style:text-properties officeooo:rsid="0052ff96"/>
    </style:style>
    <style:style style:name="T62" style:family="text">
      <style:text-properties officeooo:rsid="005b9c7c"/>
    </style:style>
    <style:style style:name="T63" style:family="text">
      <style:text-properties officeooo:rsid="005de0e6"/>
    </style:style>
    <style:style style:name="T64" style:family="text">
      <style:text-properties officeooo:rsid="005df230"/>
    </style:style>
    <style:style style:name="T65" style:family="text">
      <style:text-properties officeooo:rsid="005e0fbf"/>
    </style:style>
    <style:style style:name="T66" style:family="text">
      <style:text-properties fo:font-variant="normal" fo:text-transform="none" fo:color="#000000" style:font-name="Liberation Serif" fo:letter-spacing="normal" fo:font-style="normal" fo:font-weight="normal" officeooo:rsid="005a4ca2" loext:padding="0in" loext:border="none"/>
    </style:style>
    <style:style style:name="T67" style:family="text">
      <style:text-properties fo:font-variant="normal" fo:text-transform="none" fo:color="#000000" style:font-name="Liberation Serif" fo:letter-spacing="normal" fo:font-style="normal" fo:font-weight="normal" loext:padding="0in" loext:border="none"/>
    </style:style>
    <style:style style:name="T68" style:family="text">
      <style:text-properties fo:font-variant="normal" fo:text-transform="none" fo:color="#000000" style:font-name="Liberation Serif" fo:letter-spacing="normal" fo:font-style="italic" fo:font-weight="normal" style:font-style-asian="italic" style:font-style-complex="italic"/>
    </style:style>
    <style:style style:name="T69"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0"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1"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4"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5" style:family="text">
      <style:text-properties fo:font-variant="normal" fo:text-transform="none" fo:color="#000000" style:font-name="Liberation Serif" fo:font-size="16pt" fo:letter-spacing="normal" fo:font-style="normal" fo:font-weight="normal" style:font-size-asian="16pt" style:font-size-complex="16pt"/>
    </style:style>
    <style:style style:name="T76"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8"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79" style:family="text">
      <style:text-properties fo:font-variant="normal" fo:text-transform="none" fo:color="#000000" style:font-name="Liberation Serif" fo:font-size="16pt" fo:letter-spacing="normal" style:font-size-asian="16pt" style:font-size-complex="16pt"/>
    </style:style>
    <style:style style:name="T80"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1"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3" style:family="text">
      <style:text-properties fo:font-variant="normal" fo:text-transform="none" style:font-name="Liberation Serif" fo:letter-spacing="normal" fo:font-style="normal"/>
    </style:style>
    <style:style style:name="T84" style:family="text">
      <style:text-properties fo:font-variant="normal" fo:text-transform="none" style:font-name="Liberation Serif" fo:letter-spacing="normal" fo:font-style="normal" fo:font-weight="normal"/>
    </style:style>
    <style:style style:name="T85" style:family="text">
      <style:text-properties fo:font-variant="normal" fo:text-transform="none" style:font-name="Liberation Serif" fo:letter-spacing="normal" fo:font-style="normal" fo:font-weight="normal" loext:padding="0in" loext:border="none"/>
    </style:style>
    <style:style style:name="T86" style:family="text">
      <style:text-properties fo:font-variant="normal" fo:text-transform="none" style:font-name="Liberation Serif" fo:letter-spacing="normal" fo:font-style="normal" fo:font-weight="normal" officeooo:rsid="005a4ca2" loext:padding="0in" loext:border="none"/>
    </style:style>
    <style:style style:name="T87" style:family="text">
      <style:text-properties fo:font-variant="normal" fo:text-transform="none" style:font-name="Liberation Serif" fo:letter-spacing="normal" fo:font-style="normal" fo:font-weight="normal" officeooo:rsid="005ea15b"/>
    </style:style>
    <style:style style:name="T88" style:family="text">
      <style:text-properties fo:font-variant="normal" fo:text-transform="none" style:font-name="Liberation Serif" fo:letter-spacing="normal" fo:font-style="normal" fo:font-weight="normal" officeooo:rsid="008fa30d"/>
    </style:style>
    <style:style style:name="T89" style:family="text">
      <style:text-properties fo:font-variant="normal" fo:text-transform="none" style:font-name="Liberation Serif" fo:letter-spacing="normal" fo:font-style="normal" fo:font-weight="normal" officeooo:rsid="008fda2a"/>
    </style:style>
    <style:style style:name="T90" style:family="text">
      <style:text-properties fo:font-variant="normal" fo:text-transform="none" style:font-name="Liberation Serif" fo:letter-spacing="normal" fo:font-style="normal" fo:font-weight="normal" officeooo:rsid="0090fbfb"/>
    </style:style>
    <style:style style:name="T91" style:family="text">
      <style:text-properties fo:font-variant="normal" fo:text-transform="none" style:font-name="Liberation Serif" fo:letter-spacing="normal" fo:font-style="normal" fo:font-weight="normal" officeooo:rsid="0092c074"/>
    </style:style>
    <style:style style:name="T92" style:family="text">
      <style:text-properties fo:font-variant="normal" fo:text-transform="none" style:font-name="Liberation Serif" fo:letter-spacing="normal" fo:font-style="normal" fo:font-weight="normal" officeooo:rsid="009418fc"/>
    </style:style>
    <style:style style:name="T93" style:family="text">
      <style:text-properties fo:font-variant="normal" fo:text-transform="none" style:font-name="Liberation Serif" fo:letter-spacing="normal" fo:font-style="normal" fo:font-weight="normal" officeooo:rsid="00961646"/>
    </style:style>
    <style:style style:name="T94" style:family="text">
      <style:text-properties fo:font-variant="normal" fo:text-transform="none" style:font-name="Liberation Serif" fo:letter-spacing="normal" fo:font-style="normal" fo:font-weight="normal" officeooo:rsid="0098a9b3"/>
    </style:style>
    <style:style style:name="T95"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6"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7"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style:font-size-asian="16pt" style:font-size-complex="16pt"/>
    </style:style>
    <style:style style:name="T99" style:family="text">
      <style:text-properties fo:font-variant="normal" fo:text-transform="none" style:font-name="Liberation Serif" fo:letter-spacing="normal" fo:font-style="normal" style:text-underline-style="none" fo:font-weight="normal" officeooo:rsid="005ea15b"/>
    </style:style>
    <style:style style:name="T100"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2" style:family="text">
      <style:text-properties fo:font-variant="normal" fo:text-transform="none" style:font-name="Liberation Serif" fo:letter-spacing="normal" fo:font-style="normal" fo:font-weight="bold" style:font-weight-asian="bold" style:font-weight-complex="bold"/>
    </style:style>
    <style:style style:name="T103" style:family="text">
      <style:text-properties fo:font-variant="normal" fo:text-transform="none" style:font-name="Liberation Serif" fo:letter-spacing="normal" fo:font-style="normal" officeooo:rsid="00a36e32"/>
    </style:style>
    <style:style style:name="T104" style:family="text">
      <style:text-properties fo:font-variant="normal" fo:text-transform="none" style:font-name="Liberation Serif" fo:letter-spacing="normal" fo:font-style="normal" officeooo:rsid="009bd269"/>
    </style:style>
    <style:style style:name="T105" style:family="text">
      <style:text-properties fo:font-variant="normal" fo:text-transform="none" style:font-name="Liberation Serif" fo:letter-spacing="normal" fo:font-style="normal" officeooo:rsid="00faea34"/>
    </style:style>
    <style:style style:name="T106" style:family="text">
      <style:text-properties fo:font-variant="normal" fo:text-transform="none" style:font-name="Liberation Serif" fo:letter-spacing="normal" style:text-underline-style="none" fo:font-weight="normal" officeooo:rsid="005a4ca2" loext:padding="0in" loext:border="none"/>
    </style:style>
    <style:style style:name="T107" style:family="text">
      <style:text-properties fo:font-variant="normal" fo:text-transform="none" style:font-name="Liberation Serif" fo:letter-spacing="normal" style:text-underline-style="none" fo:font-weight="normal" loext:padding="0in" loext:border="none"/>
    </style:style>
    <style:style style:name="T108" style:family="text">
      <style:text-properties fo:font-variant="normal" fo:text-transform="none" style:font-name="Liberation Serif" fo:letter-spacing="normal" style:text-underline-style="none" fo:font-weight="normal" officeooo:rsid="00d70c1c" loext:padding="0in" loext:border="none"/>
    </style:style>
    <style:style style:name="T109" style:family="text">
      <style:text-properties fo:font-variant="normal" fo:text-transform="none" style:font-name="Liberation Serif" fo:letter-spacing="normal" style:text-underline-style="none" fo:font-weight="normal" officeooo:rsid="00d837f1" loext:padding="0in" loext:border="none"/>
    </style:style>
    <style:style style:name="T110" style:family="text">
      <style:text-properties fo:font-variant="normal" fo:text-transform="none" style:font-name="Liberation Serif" fo:letter-spacing="normal" style:text-underline-style="none" officeooo:rsid="005ea15b"/>
    </style:style>
    <style:style style:name="T111" style:family="text">
      <style:text-properties fo:font-variant="normal" fo:text-transform="none" style:font-name="Liberation Serif" fo:letter-spacing="normal" fo:language="fr" fo:country="FR" fo:font-style="normal" fo:font-weight="normal"/>
    </style:style>
    <style:style style:name="T112" style:family="text">
      <style:text-properties fo:font-variant="normal" fo:text-transform="none" style:font-name="Liberation Serif" fo:font-size="14pt" fo:letter-spacing="normal" fo:font-style="normal" fo:font-weight="normal" style:font-size-asian="14pt" style:font-size-complex="14pt"/>
    </style:style>
    <style:style style:name="T113"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4" style:family="text">
      <style:text-properties fo:font-variant="normal" fo:text-transform="none" fo:letter-spacing="normal"/>
    </style:style>
    <style:style style:name="T115" style:family="text">
      <style:text-properties fo:font-variant="normal" fo:text-transform="none" fo:letter-spacing="normal" fo:font-style="normal" style:text-underline-style="none" fo:font-weight="normal" officeooo:rsid="00d253e1" loext:padding="0in" loext:border="none"/>
    </style:style>
    <style:style style:name="T116" style:family="text">
      <style:text-properties fo:font-variant="normal" fo:text-transform="none" fo:letter-spacing="normal" fo:font-style="normal" style:text-underline-style="none" fo:font-weight="normal" officeooo:rsid="005c4a24" loext:padding="0in" loext:border="none"/>
    </style:style>
    <style:style style:name="T117" style:family="text">
      <style:text-properties fo:font-variant="normal" fo:text-transform="none" fo:letter-spacing="normal" fo:font-style="normal" style:text-underline-style="none" fo:font-weight="normal" officeooo:rsid="00d2aece" loext:padding="0in" loext:border="none"/>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70d30b"/>
    </style:style>
    <style:style style:name="T120" style:family="text">
      <style:text-properties fo:font-variant="normal" fo:text-transform="none" fo:letter-spacing="normal" fo:font-style="normal" fo:font-weight="normal" officeooo:rsid="00bd00b4"/>
    </style:style>
    <style:style style:name="T121" style:family="text">
      <style:text-properties fo:font-variant="normal" fo:text-transform="none" fo:letter-spacing="normal" fo:font-style="normal" fo:font-weight="normal" officeooo:rsid="00bcfbc0"/>
    </style:style>
    <style:style style:name="T122" style:family="text">
      <style:text-properties fo:font-variant="normal" fo:text-transform="none" fo:letter-spacing="normal" fo:font-weight="normal"/>
    </style:style>
    <style:style style:name="T123" style:family="text">
      <style:text-properties fo:font-variant="normal" fo:text-transform="none" fo:letter-spacing="normal" fo:font-style="italic" style:text-underline-style="none" fo:font-weight="normal" style:font-style-asian="italic" style:font-style-complex="italic"/>
    </style:style>
    <style:style style:name="T124" style:family="text">
      <style:text-properties fo:font-variant="normal" fo:text-transform="none" fo:letter-spacing="normal" fo:font-style="italic" fo:font-weight="normal" style:font-style-asian="italic" style:font-style-complex="italic"/>
    </style:style>
    <style:style style:name="T125" style:family="text">
      <style:text-properties fo:font-variant="normal" fo:text-transform="none" fo:letter-spacing="normal" fo:font-style="italic" fo:font-weight="normal" officeooo:rsid="00bcfbc0" style:font-style-asian="italic" style:font-style-complex="italic"/>
    </style:style>
    <style:style style:name="T126"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27"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28" style:family="text">
      <style:text-properties fo:font-variant="normal" fo:text-transform="none" fo:color="#222222" style:font-name="Liberation Serif" fo:letter-spacing="normal" fo:font-style="normal" fo:font-weight="normal" style:font-weight-asian="normal" style:font-weight-complex="normal"/>
    </style:style>
    <style:style style:name="T129" style:family="text">
      <style:text-properties fo:font-variant="normal" fo:text-transform="none" fo:color="#323232" style:font-name="Liberation Serif" fo:letter-spacing="normal" fo:font-style="normal" style:text-underline-style="none" fo:font-weight="normal" style:font-size-asian="16pt"/>
    </style:style>
    <style:style style:name="T130"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1" style:family="text">
      <style:text-properties fo:font-variant="normal" fo:text-transform="none" fo:color="#323232" style:font-name="Liberation Serif" fo:letter-spacing="normal" style:text-underline-style="none" style:font-size-asian="16pt"/>
    </style:style>
    <style:style style:name="T132" style:family="text">
      <style:text-properties fo:color="#000000"/>
    </style:style>
    <style:style style:name="T133" style:family="text">
      <style:text-properties fo:color="#000000" style:font-name="Liberation Serif" fo:font-size="16pt" style:text-underline-style="none" officeooo:rsid="002d4c55" style:font-size-asian="16pt" style:font-size-complex="16pt"/>
    </style:style>
    <style:style style:name="T134"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35"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36"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37"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38" style:family="text">
      <style:text-properties fo:color="#000000" style:font-name="Liberation Serif" fo:font-size="14pt" fo:font-style="normal" fo:font-weight="normal" officeooo:rsid="00eb2943" style:font-size-asian="14pt" style:font-size-complex="14pt" loext:padding="0in" loext:border="none"/>
    </style:style>
    <style:style style:name="T139" style:family="text">
      <style:text-properties fo:color="#000000" style:font-name="Liberation Serif" fo:letter-spacing="normal" fo:font-style="italic" fo:font-weight="normal" style:font-style-asian="italic" style:font-style-complex="italic"/>
    </style:style>
    <style:style style:name="T140" style:family="text">
      <style:text-properties fo:color="#000000" fo:font-size="16pt" style:font-size-asian="16pt" style:font-size-complex="16pt"/>
    </style:style>
    <style:style style:name="T141" style:family="text">
      <style:text-properties fo:color="#000000" fo:font-size="16pt" style:text-underline-style="none" officeooo:rsid="002d4c55" style:font-size-asian="16pt" style:font-size-complex="16pt"/>
    </style:style>
    <style:style style:name="T142" style:family="text">
      <style:text-properties fo:color="#000000" fo:font-size="16pt" style:text-underline-style="none" officeooo:rsid="007854a1" style:font-size-asian="16pt" style:font-size-complex="16pt"/>
    </style:style>
    <style:style style:name="T143" style:family="text">
      <style:text-properties fo:color="#000000" fo:font-size="16pt" style:text-underline-style="none" officeooo:rsid="00e7ba67" style:font-size-asian="16pt" style:font-size-complex="16pt"/>
    </style:style>
    <style:style style:name="T144" style:family="text">
      <style:text-properties fo:color="#000000" fo:font-size="16pt" style:text-underline-style="none" officeooo:rsid="00e99975" style:font-size-asian="16pt" style:font-size-complex="16pt"/>
    </style:style>
    <style:style style:name="T145" style:family="text">
      <style:text-properties fo:color="#000000" fo:font-size="16pt" fo:font-weight="bold" officeooo:rsid="0053bfcf" style:font-size-asian="16pt" style:font-weight-asian="bold" style:font-size-complex="16pt" style:font-weight-complex="bold"/>
    </style:style>
    <style:style style:name="T146" style:family="text">
      <style:text-properties fo:color="#000000" fo:font-size="16pt" fo:font-weight="bold" officeooo:rsid="0053f76a" style:font-size-asian="16pt" style:font-weight-asian="bold" style:font-size-complex="16pt" style:font-weight-complex="bold"/>
    </style:style>
    <style:style style:name="T147" style:family="text">
      <style:text-properties fo:color="#000000" fo:font-size="16pt" fo:font-weight="bold" officeooo:rsid="0053a136" style:font-size-asian="16pt" style:font-weight-asian="bold" style:font-size-complex="16pt" style:font-weight-complex="bold"/>
    </style:style>
    <style:style style:name="T148" style:family="text">
      <style:text-properties fo:color="#000000" fo:font-size="16pt" fo:font-weight="bold" officeooo:rsid="00540f1a" style:font-size-asian="16pt" style:font-weight-asian="bold" style:font-size-complex="16pt" style:font-weight-complex="bold"/>
    </style:style>
    <style:style style:name="T149" style:family="text">
      <style:text-properties fo:color="#000000" fo:font-size="16pt" fo:font-weight="bold" officeooo:rsid="00556ef7" style:font-size-asian="16pt" style:font-weight-asian="bold" style:font-size-complex="16pt" style:font-weight-complex="bold"/>
    </style:style>
    <style:style style:name="T150" style:family="text">
      <style:text-properties fo:color="#000000" officeooo:rsid="00f18a7d"/>
    </style:style>
    <style:style style:name="T151" style:family="text">
      <style:text-properties fo:color="#000000" fo:language="en" fo:country="US"/>
    </style:style>
    <style:style style:name="T152" style:family="text">
      <style:text-properties officeooo:rsid="005fcf4b"/>
    </style:style>
    <style:style style:name="T153" style:family="text">
      <style:text-properties officeooo:rsid="006074ab"/>
    </style:style>
    <style:style style:name="T154" style:family="text">
      <style:text-properties officeooo:rsid="006109f8"/>
    </style:style>
    <style:style style:name="T155" style:family="text">
      <style:text-properties style:text-position="super 58%"/>
    </style:style>
    <style:style style:name="T156" style:family="text">
      <style:text-properties officeooo:rsid="00617751"/>
    </style:style>
    <style:style style:name="T157" style:family="text">
      <style:text-properties officeooo:rsid="0063b426"/>
    </style:style>
    <style:style style:name="T158" style:family="text">
      <style:text-properties officeooo:rsid="00688df3"/>
    </style:style>
    <style:style style:name="T159" style:family="text">
      <style:text-properties officeooo:rsid="0068f29c"/>
    </style:style>
    <style:style style:name="T160" style:family="text">
      <style:text-properties officeooo:rsid="006a3863"/>
    </style:style>
    <style:style style:name="T161" style:family="text">
      <style:text-properties officeooo:rsid="006da6d4"/>
    </style:style>
    <style:style style:name="T162" style:family="text">
      <style:text-properties officeooo:rsid="006f459f"/>
    </style:style>
    <style:style style:name="T163" style:family="text">
      <style:text-properties style:font-name="Liberation Serif2"/>
    </style:style>
    <style:style style:name="T164" style:family="text">
      <style:text-properties officeooo:rsid="0070ce1f"/>
    </style:style>
    <style:style style:name="T165" style:family="text">
      <style:text-properties officeooo:rsid="0070d30b"/>
    </style:style>
    <style:style style:name="T166" style:family="text">
      <style:text-properties officeooo:rsid="0071a5db"/>
    </style:style>
    <style:style style:name="T167" style:family="text">
      <style:text-properties officeooo:rsid="0074e4c1"/>
    </style:style>
    <style:style style:name="T168" style:family="text">
      <style:text-properties officeooo:rsid="00769f41"/>
    </style:style>
    <style:style style:name="T169" style:family="text">
      <style:text-properties officeooo:rsid="007854a1"/>
    </style:style>
    <style:style style:name="T170" style:family="text">
      <style:text-properties officeooo:rsid="007bb72e"/>
    </style:style>
    <style:style style:name="T171" style:family="text">
      <style:text-properties officeooo:rsid="007ecca3"/>
    </style:style>
    <style:style style:name="T172" style:family="text">
      <style:text-properties officeooo:rsid="007fe676"/>
    </style:style>
    <style:style style:name="T173" style:family="text">
      <style:text-properties officeooo:rsid="00808494"/>
    </style:style>
    <style:style style:name="T174" style:family="text">
      <style:text-properties officeooo:rsid="00892bb6"/>
    </style:style>
    <style:style style:name="T175" style:family="text">
      <style:text-properties officeooo:rsid="00898a78"/>
    </style:style>
    <style:style style:name="T176" style:family="text">
      <style:text-properties officeooo:rsid="0089f6b5"/>
    </style:style>
    <style:style style:name="T177" style:family="text">
      <style:text-properties officeooo:rsid="008d2e8f"/>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normal"/>
    </style:style>
    <style:style style:name="T180" style:family="text">
      <style:text-properties fo:font-style="normal" fo:font-weight="normal" officeooo:rsid="00b3e83d"/>
    </style:style>
    <style:style style:name="T181" style:family="text">
      <style:text-properties fo:font-style="normal" fo:font-weight="normal" officeooo:rsid="00b5defe"/>
    </style:style>
    <style:style style:name="T182" style:family="text">
      <style:text-properties officeooo:rsid="00a65f1c"/>
    </style:style>
    <style:style style:name="T183" style:family="text">
      <style:text-properties officeooo:rsid="00692cbe"/>
    </style:style>
    <style:style style:name="T184" style:family="text">
      <style:text-properties officeooo:rsid="0069cd0e"/>
    </style:style>
    <style:style style:name="T185" style:family="text">
      <style:text-properties officeooo:rsid="00af2ee9"/>
    </style:style>
    <style:style style:name="T186" style:family="text">
      <style:text-properties officeooo:rsid="00b26842"/>
    </style:style>
    <style:style style:name="T187" style:family="text">
      <style:text-properties officeooo:rsid="00b3e83d"/>
    </style:style>
    <style:style style:name="T188" style:family="text">
      <style:text-properties officeooo:rsid="00b92d01"/>
    </style:style>
    <style:style style:name="T189" style:family="text">
      <style:text-properties officeooo:rsid="00bb4a7f"/>
    </style:style>
    <style:style style:name="T190" style:family="text">
      <style:text-properties officeooo:rsid="00bd00b4"/>
    </style:style>
    <style:style style:name="T191" style:family="text">
      <style:text-properties officeooo:rsid="00c10d19"/>
    </style:style>
    <style:style style:name="T192" style:family="text">
      <style:text-properties officeooo:rsid="00c566a9"/>
    </style:style>
    <style:style style:name="T193" style:family="text">
      <style:text-properties officeooo:rsid="00c90d4d"/>
    </style:style>
    <style:style style:name="T194" style:family="text">
      <style:text-properties fo:font-weight="normal" style:font-weight-asian="normal" style:font-weight-complex="normal"/>
    </style:style>
    <style:style style:name="T195" style:family="text">
      <style:text-properties officeooo:rsid="00d253e1"/>
    </style:style>
    <style:style style:name="T196" style:family="text">
      <style:text-properties officeooo:rsid="00d2aece"/>
    </style:style>
    <style:style style:name="T197" style:family="text">
      <style:text-properties officeooo:rsid="00d9e711"/>
    </style:style>
    <style:style style:name="T198" style:family="text">
      <style:text-properties officeooo:rsid="00da9306"/>
    </style:style>
    <style:style style:name="T199" style:family="text">
      <style:text-properties officeooo:rsid="00db1552"/>
    </style:style>
    <style:style style:name="T200" style:family="text">
      <style:text-properties officeooo:rsid="00dd33b2"/>
    </style:style>
    <style:style style:name="T201" style:family="text">
      <style:text-properties officeooo:rsid="00df13e5"/>
    </style:style>
    <style:style style:name="T202" style:family="text">
      <style:text-properties officeooo:rsid="00e0d5eb"/>
    </style:style>
    <style:style style:name="T203" style:family="text">
      <style:text-properties officeooo:rsid="00673434"/>
    </style:style>
    <style:style style:name="T204" style:family="text">
      <style:text-properties officeooo:rsid="00e11a1e"/>
    </style:style>
    <style:style style:name="T205" style:family="text">
      <style:text-properties officeooo:rsid="00e2c103"/>
    </style:style>
    <style:style style:name="T206" style:family="text">
      <style:text-properties fo:letter-spacing="normal" fo:font-style="italic" style:text-underline-style="none" fo:font-weight="normal" style:font-style-asian="italic" style:font-style-complex="italic" loext:padding="0in" loext:border="none"/>
    </style:style>
    <style:style style:name="T207" style:family="text">
      <style:text-properties fo:letter-spacing="normal" fo:font-weight="normal"/>
    </style:style>
    <style:style style:name="T208" style:family="text">
      <style:text-properties fo:letter-spacing="normal" fo:font-weight="normal" officeooo:rsid="00808494"/>
    </style:style>
    <style:style style:name="T209" style:family="text">
      <style:text-properties officeooo:rsid="00e47bc1"/>
    </style:style>
    <style:style style:name="T210" style:family="text">
      <style:text-properties officeooo:rsid="00e551e7"/>
    </style:style>
    <style:style style:name="T211" style:family="text">
      <style:text-properties officeooo:rsid="00e6aefe"/>
    </style:style>
    <style:style style:name="T212" style:family="text">
      <style:text-properties officeooo:rsid="00e6bc64"/>
    </style:style>
    <style:style style:name="T213" style:family="text">
      <style:text-properties officeooo:rsid="00e7ba67"/>
    </style:style>
    <style:style style:name="T214" style:family="text">
      <style:text-properties officeooo:rsid="00e99975"/>
    </style:style>
    <style:style style:name="T215" style:family="text">
      <style:text-properties officeooo:rsid="00eaa3fe"/>
    </style:style>
    <style:style style:name="T216" style:family="text">
      <style:text-properties officeooo:rsid="00eaf741"/>
    </style:style>
    <style:style style:name="T217" style:family="text">
      <style:text-properties fo:color="#222222" style:font-name="sans-serif" fo:font-size="9.75pt" fo:font-style="normal" fo:font-weight="normal" loext:padding="0in" loext:border="none"/>
    </style:style>
    <style:style style:name="T218" style:family="text">
      <style:text-properties fo:color="#222222" style:font-name="Liberation Serif" fo:font-size="14pt" fo:font-style="normal" fo:font-weight="normal" style:font-size-asian="14pt" style:font-size-complex="14pt" loext:padding="0in" loext:border="none"/>
    </style:style>
    <style:style style:name="T219" style:family="text">
      <style:text-properties officeooo:rsid="00eb2943"/>
    </style:style>
    <style:style style:name="T220" style:family="text">
      <style:text-properties officeooo:rsid="00edaf68"/>
    </style:style>
    <style:style style:name="T221" style:family="text">
      <style:text-properties officeooo:rsid="00edc912"/>
    </style:style>
    <style:style style:name="T222" style:family="text">
      <style:text-properties officeooo:rsid="00efbc9a"/>
    </style:style>
    <style:style style:name="T223" style:family="text">
      <style:text-properties officeooo:rsid="00f0e6bb"/>
    </style:style>
    <style:style style:name="T224" style:family="text">
      <style:text-properties officeooo:rsid="00f18a7d"/>
    </style:style>
    <style:style style:name="T225" style:family="text">
      <style:text-properties officeooo:rsid="00f1b6f1"/>
    </style:style>
    <style:style style:name="T226" style:family="text">
      <style:text-properties officeooo:rsid="00f1e787"/>
    </style:style>
    <style:style style:name="T227" style:family="text">
      <style:text-properties officeooo:rsid="00f26df5"/>
    </style:style>
    <style:style style:name="T228" style:family="text">
      <style:text-properties officeooo:rsid="00f70266"/>
    </style:style>
    <style:style style:name="T229" style:family="text">
      <style:text-properties officeooo:rsid="00a9c8ac"/>
    </style:style>
    <style:style style:name="T230" style:family="text">
      <style:text-properties officeooo:rsid="00f7104c"/>
    </style:style>
    <style:style style:name="T231" style:family="text">
      <style:text-properties officeooo:rsid="00f8728b"/>
    </style:style>
    <style:style style:name="T232" style:family="text">
      <style:text-properties officeooo:rsid="00f90833"/>
    </style:style>
    <style:style style:name="T233" style:family="text">
      <style:text-properties fo:color="#323232" style:font-name="Liberation Serif" fo:letter-spacing="normal" style:text-underline-style="none" fo:font-weight="normal" style:font-size-asian="16pt"/>
    </style:style>
    <style:style style:name="T234" style:family="text">
      <style:text-properties fo:color="#323232" style:font-name="Liberation Serif" fo:letter-spacing="normal" style:text-underline-style="none" fo:font-weight="normal" style:font-size-asian="16pt" style:font-weight-asian="normal" style:font-weight-complex="normal"/>
    </style:style>
    <style:style style:name="T235" style:family="text">
      <style:text-properties loext:padding="0in" loext:border="none"/>
    </style:style>
    <style:style style:name="T236" style:family="text">
      <style:text-properties officeooo:rsid="00faea34"/>
    </style:style>
    <style:style style:name="T237" style:family="text">
      <style:text-properties officeooo:rsid="00fba465"/>
    </style:style>
    <style:style style:name="T238" style:family="text">
      <style:text-properties officeooo:rsid="00fcf7c9"/>
    </style:style>
    <style:style style:name="T239" style:family="text">
      <style:text-properties officeooo:rsid="00feb411"/>
    </style:style>
    <style:style style:name="T240" style:family="text">
      <style:text-properties officeooo:rsid="01000775"/>
    </style:style>
    <style:style style:name="T241" style:family="text">
      <style:text-properties officeooo:rsid="0103bf92"/>
    </style:style>
    <style:style style:name="T242" style:family="text">
      <style:text-properties officeooo:rsid="010cf22a"/>
    </style:style>
    <style:style style:name="T243" style:family="text">
      <style:text-properties officeooo:rsid="010f4e85"/>
    </style:style>
    <style:style style:name="T244" style:family="text">
      <style:text-properties officeooo:rsid="01132913"/>
    </style:style>
    <style:style style:name="T245" style:family="text">
      <style:text-properties officeooo:rsid="011440c2"/>
    </style:style>
    <style:style style:name="T246" style:family="text">
      <style:text-properties officeooo:rsid="01214505"/>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Cours de Bioéthique 2019</text:p>
      <text:p text:style-name="P206"/>
      <text:p text:style-name="P200">Forme de l’examen 2019</text:p>
      <text:p text:style-name="P286"/>
      <text:p text:style-name="P287">1/ La bioéthique <text:span text:style-name="T240">I</text:span></text:p>
      <text:p text:style-name="P288">2/ La bioéthique II</text:p>
      <text:p text:style-name="P289">3/ La bioéthique III</text:p>
      <text:p text:style-name="P290">4/ L’expérimentation humaine I</text:p>
      <text:p text:style-name="P290">5/ L’expérimentation humaine II</text:p>
      <text:p text:style-name="P290"><text:span text:style-name="T241">6</text:span>/ L’expérimentation humaine II<text:span text:style-name="T241">I</text:span></text:p>
      <text:p text:style-name="P291">7/ Le code de Nuremberg</text:p>
      <text:p text:style-name="P295">8/ L’éthique </text:p>
      <text:p text:style-name="P292">9/ L’utilitarisme I </text:p>
      <text:p text:style-name="P292">10/ L’utilitarisme II </text:p>
      <text:p text:style-name="P292">11/ L’utilitarisme III </text:p>
      <text:p text:style-name="P292">12/ Le kantisme I </text:p>
      <text:p text:style-name="P292">13/ Le kantisme II </text:p>
      <text:p text:style-name="P292">14/ Le kantisme III </text:p>
      <text:p text:style-name="P293">15/ Le respect I </text:p>
      <text:p text:style-name="P293">2<text:span text:style-name="T243">0/</text:span> La confiance <text:span text:style-name="T243">I</text:span></text:p>
      <text:p text:style-name="P293">17/ L<text:span text:style-name="T242">a dignité</text:span> I </text:p>
      <text:p text:style-name="P293">18/ L<text:span text:style-name="T242">a dignité</text:span> II </text:p>
      <text:p text:style-name="P293">19/ Le consentement </text:p>
      <text:p text:style-name="P293">20/ La confiance </text:p>
      <text:p text:style-name="P296"/>
      <text:p text:style-name="P20"/>
      <text:p text:style-name="P20"/>
      <text:p text:style-name="P269">De la différence entre droit, morale, et éthique :</text:p>
      <text:p text:style-name="P269"/>
      <text:p text:style-name="P270">Morale et Ethique :</text:p>
      <text:p text:style-name="P262"/>
      <text:p text:style-name="P279"/>
      <text:p text:style-name="P8">Le mot <text:span text:style-name="T59">Ethique </text:span><text:span text:style-name="T194">présente des racines étymologiques grecques :</text:span></text:p>
      <text:p text:style-name="P13">- Ethikos : la morale</text:p>
      <text:p text:style-name="P13">- Ethos : les mœurs</text:p>
      <text:p text:style-name="P9"/>
      <text:p text:style-name="P8">Le mot <text:span text:style-name="T59">Morale </text:span><text:span text:style-name="T194">présente des racines latines :</text:span></text:p>
      <text:p text:style-name="P13">- moralis : les moeurs</text:p>
      <text:p text:style-name="P9"/>
      <text:p text:style-name="P10"><text:soft-page-break/>Du point de vue de l’étymologie, les termes morale et éthique sont synonymes. D<text:span text:style-name="T62">ans</text:span> l’usage, il peut nous arriver de confondre les deux termes. </text:p>
      <text:p text:style-name="P8"/>
      <text:p text:style-name="P8">On peut néanmoins <text:span text:style-name="T196">avoir une approche différente</text:span>, <text:span text:style-name="T196">et distinguer morale et éthique</text:span> <text:span text:style-name="T195">à la façon de Paul Ricoeur</text:span>:</text:p>
      <text:p text:style-name="P11"/>
      <text:p text:style-name="P14">«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5">Paul Ricoeur</text:p>
      <text:p text:style-name="P9"/>
      <text:p text:style-name="P8"><text:span text:style-name="T196">Dans cet extrait, </text:span>Paul Ricoeur <text:span text:style-name="T195">met en avant le caractère descriptif de la morale. Il en fait un amas de connaissances « figées »,  et « cristallisées ».</text:span></text:p>
      <text:p text:style-name="P6"><text:span text:style-name="T115">Au contraire,</text:span><text:span text:style-name="T116"> </text:span><text:span text:style-name="T115">l’éthique est une matière « vivante » et « dynamique », </text:span><text:span text:style-name="T117">de part sa capacité à s’analyser elle même (caractère réflexif).</text:span></text:p>
      <text:p text:style-name="P263"/>
      <text:p text:style-name="P263"/>
      <text:p text:style-name="P263"/>
      <text:p text:style-name="P263"/>
      <text:p text:style-name="P263"/>
      <text:p text:style-name="P192"><text:span text:style-name="T86">M</text:span><text:span text:style-name="T85">orale et Droit :</text:span></text:p>
      <text:p text:style-name="P263"/>
      <text:p text:style-name="P126"><text:span text:style-name="T95">Même si certains philosophes utilitaristes</text:span><text:span text:style-name="T96">, comme Bentham, </text:span><text:span text:style-name="T95">confondent droit et morale</text:span><text:span text:style-name="T96">, concluant qu’il est possible que</text:span><text:span text:style-name="T97"> l’éducation morale se fasse, au sein même de la famille, par la lecture commentée aux adolescents des codes juridiques. </text:span></text:p>
      <text:p text:style-name="P186"><text:span text:style-name="T106">I</text:span><text:span text:style-name="T107">l est admis dans nos sociétés modernes que l</text:span><text:span text:style-name="T109">a morale</text:span><text:span text:style-name="T107"> et </text:span><text:span text:style-name="T109">le </text:span><text:span text:style-name="T107">droit sont deux choses </text:span><text:span text:style-name="T108">distinctes</text:span><text:span text:style-name="T107">.</text:span></text:p>
      <text:p text:style-name="P187"><text:span text:style-name="T107">D’un point de vue historique, cette séparation intervient au XVIIème sciècle. </text:span><text:span text:style-name="T108">A la suite des guerres de religion, </text:span><text:span text:style-name="T109">Locke et Hobbes nourrissent <text:s/>une réflexion sur la séparation entre la morale et le droit :</text:span></text:p>
      <text:p text:style-name="P188"><text:span text:style-name="T106">la morale, quand elle se substitue au droit, si bien intentionnée fût-elle, </text:span><text:span text:style-name="T109">engendre</text:span><text:span text:style-name="T106"> la guerre, </text:span><text:span text:style-name="T109">car</text:span><text:span text:style-name="T106"> celui qui se conduit par conviction morale peut trouver en face de lui quelqu’un qui, avec la même force de conviction que la sienne, pense qu’il faut faire tout le contraire de ce que, lui, estime </text:span><text:span text:style-name="T109">le </text:span><text:span text:style-name="T106">bien. Il faut une instance supérieure à la morale qui puisse efficacement régler les conflits réels et potentiels qu’elle risque d’engendrer.</text:span></text:p>
      <text:p text:style-name="P275"><text:soft-page-break/></text:p>
      <text:p text:style-name="P303"><text:span text:style-name="T66">E</text:span><text:span text:style-name="T67">thique et Droit :</text:span></text:p>
      <text:p text:style-name="P262"/>
      <text:p text:style-name="P392"><text:span text:style-name="T70">L’</text:span><text:span text:style-name="T71">éthique n’est pas le droit</text:span><text:span text:style-name="T70">. </text:span></text:p>
      <text:p text:style-name="P392"><text:span text:style-name="T72">Au motif d’une part que, </text:span><text:span text:style-name="T70">le travail législatif </text:span><text:span text:style-name="T72">ne peut</text:span><text:span text:style-name="T70"> prévoir toutes les situations, et chaque situation dans son détail.</text:span></text:p>
      <text:p text:style-name="Standard"><text:span text:style-name="T70"><text:s/></text:span><text:span text:style-name="T72">Au motif d’autre part que,</text:span><text:span text:style-name="T70">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Standard"><text:span text:style-name="T70">C’est ainsi que, pour parler comme Bentham, le droit se fai</text:span><text:span text:style-name="T72">t </text:span><text:span text:style-name="T70">plus </text:span><text:span text:style-name="Emphasis"><text:span text:style-name="T76">adjectif</text:span></text:span><text:span text:style-name="T70"> que </text:span><text:span text:style-name="Emphasis"><text:span text:style-name="T76">substantif.</text:span></text:span><text:span text:style-name="T70">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 de son </text:span><text:span text:style-name="Emphasis"><text:span text:style-name="T76">irrelevance</text:span></text:span><text:span text:style-name="T70">, comme disent les Anglais. 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span></text:p>
      <text:p text:style-name="P20"/>
      <text:p text:style-name="P20"/>
      <text:p text:style-name="P201">La bioéthique :</text:p>
      <text:p text:style-name="P51"/>
      <text:p text:style-name="P172"><text:span text:style-name="T35">La bioéthique regroupe l’ensemble des </text:span><text:span text:style-name="T84">questionnement</text:span><text:span text:style-name="T87">s</text:span><text:span text:style-name="T84"> éthique</text:span><text:span text:style-name="T87">s</text:span><text:span text:style-name="T84"> multidisciplinaire</text:span><text:span text:style-name="T87">s</text:span><text:span text:style-name="T84"> relatif aux pratiques médicales, aux choix des individus et des sociétés en matière de santé et aux recherches biomédicales </text:span><text:span text:style-name="T11">.</text:span><text:span text:style-name="T35"> </text:span></text:p>
      <text:p text:style-name="P172"><text:span text:style-name="T33">Le terme </text:span><text:span text:style-name="T34">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3">. </text:span><text:span text:style-name="T35">Dans ce livre, il </text:span><text:span text:style-name="T34">définit</text:span><text:span text:style-name="T35"> la bioéthique co</text:span><text:span text:style-name="T34">mme une éthique de la vie.</text:span><text:span text:style-name="T9"> </text:span><text:span text:style-name="T110"> </text:span><text:span text:style-name="T99">Selon Van Resselaer </text:span><text:soft-page-break/><text:span text:style-name="T99">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4"/>
      <text:p text:style-name="P56"><text:span text:style-name="T197">Alors que l’éthique est une discipline philosophique ancestrale, l</text:span>a bioéthique <text:span text:style-name="T244">est d’apparition beaucoup plus récente.</text:span></text:p>
      <text:p text:style-name="P127">On peut identifier deux facteurs qui jouent un rôle décisif <text:span text:style-name="T198">dans l’émergence du concept de bioéthique dans la deuxième moitié du XXème siècle :</text:span></text:p>
      <text:p text:style-name="P127">- <text:span text:style-name="T198">une contre-réaction aux atrocités de la seconde guerre mondiale</text:span></text:p>
      <text:p text:style-name="P127">- <text:span text:style-name="T198">le développement de la biomédecine.</text:span></text:p>
      <text:p text:style-name="P56"/>
      <text:p text:style-name="P56"/>
      <text:p text:style-name="P193">Procès de Nuremberg:</text:p>
      <text:p text:style-name="P56"/>
      <text:p text:style-name="P56"><text:span text:style-name="T198">Le procès de Nuremberg concerne le p</text:span>rocès des expérimentations médicales dans les camps nazis sous juridiction américaine.</text:p>
      <text:p text:style-name="P128">Pour mieux comprendre les tenants et les aboutissants du procès, il est intéressant de se replonger dans l’histoire de l’expérimentation médicale.</text:p>
      <text:p text:style-name="P128"/>
      <text:p text:style-name="P27">Histoire de l’expérimentation médicale :</text:p>
      <text:p text:style-name="P56"/>
      <text:p text:style-name="P56"/>
      <text:p text:style-name="P161"><text:span text:style-name="T199">Première </text:span>expérimentation <text:span text:style-name="T152">médicale :</text:span></text:p>
      <text:p text:style-name="P56"/>
      <text:p text:style-name="P56">36ème siècle avant J-C., un médecin chinois Tcheng Nong étudie sur lui même des poisons et contre poisons. <text:span text:style-name="T199">Il s’agit, à la fois, de la première trace historique d’un expérimentation médicale, et la première trace d’une auto-expérimentation.</text:span></text:p>
      <text:p text:style-name="P56"/>
      <text:p text:style-name="P162"><text:span text:style-name="T199">Seconde </text:span>expérimentation <text:span text:style-name="T152">médicale</text:span>:</text:p>
      <text:p text:style-name="P57"/>
      <text:p text:style-name="P57">Le roi chinois Aco<text:span text:style-name="T154">k</text:span>a souffre d’une maladie. La reine regroupe les gens de son royaume présentant des <text:span text:style-name="T199">symptômes</text:span> similaires à ceux du roi, et les fait exécuter. En disséquant leur corps, elle isole un parasite, qu’elle met en contact avec différentes substances.</text:p>
      <text:p text:style-name="P57">Elle découvre que le parasite est sensible à l’oignon. En donnant des oignons à son mari, elle le guérit.</text:p>
      <text:p text:style-name="P57"><text:soft-page-break/></text:p>
      <text:p text:style-name="P163">Les goûteurs :</text:p>
      <text:p text:style-name="P57"/>
      <text:p text:style-name="P57">Toute la tradition des <text:span text:style-name="T153">goûteurs</text:span> <text:span text:style-name="T153">dont les premières traces historiques remontent aux babyloniens.</text:span></text:p>
      <text:p text:style-name="P56"/>
      <text:p text:style-name="P163">L’expérimentation humaine dans la Grèce antique :</text:p>
      <text:p text:style-name="P56"/>
      <text:p text:style-name="P45">Hypocrate :</text:p>
      <text:p text:style-name="P56"/>
      <text:p text:style-name="P58">Hypocrate est un médecin grecque <text:span text:style-name="T153"> </text:span>(460 av JC), comptemporain de Platon et d’Aristote. Il est considéré comme le fondateur de la médecine, <text:span text:style-name="T156">et notamment de la médecine clinique.</text:span></text:p>
      <text:p text:style-name="P56"/>
      <text:p text:style-name="P157">« Les maladies ont une cause naturelle et non surnaturelle, cause que l’on peut étudier et comprendre. Je dirigerai le régime des malades à leurs avantages, selon mes forces et mon jugement. Et je m’abstiendrai de tout mal et de toute injustice. »</text:p>
      <text:p text:style-name="P157"/>
      <text:p text:style-name="P158">Il est souvent utilisé comme un modèle de déontologie. Et son enseignement perdure encore aujourd’hui à travers le serment d’hypocrate.</text:p>
      <text:p text:style-name="P158">A noter que le texte actuelle n’est pas le texte originale, il a été remanié à</text:p>
      <text:p text:style-name="P158">plusieurs reprise, entre autre pour prendre en considération le contexte actuelle.</text:p>
      <text:p text:style-name="P158"/>
      <text:p text:style-name="P158"/>
      <text:p text:style-name="P59"/>
      <text:p text:style-name="P45">Mithridate :</text:p>
      <text:p text:style-name="P28"/>
      <text:p text:style-name="P59">1<text:span text:style-name="T155">er</text:span> siècle av J-C, le roi Mithridate se serait immunisé contre le poison par ingestion de petite dose progressive. Cette technique est appelée mithridatisation, en son honneur.</text:p>
      <text:p text:style-name="P59">La légende raconte <text:span text:style-name="T199">qu’après</text:span> sa défaite contre Pompée, le roi aurait voulu mettre fin à ses jours en avalant une fiole de poison, <text:span text:style-name="T199">malheureusement</text:span> celui-ci n’eut aucun effet, et il dut demander à l’un de ses mercenaire de le tuer.</text:p>
      <text:p text:style-name="P59">La réalité est certainement tout autre, soit que le poison s’était éventé, soit que la dose n’ait été <text:span text:style-name="T156">insuffisante</text:span> puisqu’il <text:span text:style-name="T199">l’</text:span>avait partagé avec ses filles.</text:p>
      <text:p text:style-name="P28"/>
      <text:p text:style-name="P45"><text:soft-page-break/>Galien :</text:p>
      <text:p text:style-name="P59"/>
      <text:p text:style-name="P59">Galien <text:span text:style-name="T156">( II siècle ap J-C)</text:span> <text:span text:style-name="T156">est un médecin grecque. Anatomiste de renom, il est considéré comme l’un des fondateurs de la médecine avec Hippocrate, et notamment de la médecine expérimentale. </text:span></text:p>
      <text:p text:style-name="P54"/>
      <text:p text:style-name="P55">« <text:span text:style-name="T156">Les expériences sont dangereuse en médecine, en raison de la matière sur laquelle elle s’exerce. Cette matière n’est pas du cuir, du bois, de la brique, c’est le corps de l’homme. »</text:span></text:p>
      <text:p text:style-name="P55"/>
      <text:p text:style-name="P129">Dès l’antiquité, des soignants de renom distingue ainsi l’homme et l’objet.</text:p>
      <text:p text:style-name="P129"/>
      <text:p text:style-name="P29">L’école d’Alexandrie :</text:p>
      <text:p text:style-name="P55"/>
      <text:p text:style-name="P138">Erasistrate et Herophile (III av J-C) ont découvert, bien avant Ibn Al-Nafis (XIII) et Harvey (XVII), le fonctionnement de la circulation sanguine. </text:p>
      <text:p text:style-name="P138">Ils rejettent le cardio-centrisme aristotélicien dans lequel le cœur est à la fois:</text:p>
      <text:p text:style-name="P55">- <text:span text:style-name="T200">Le centre de l’intelligence</text:span></text:p>
      <text:p text:style-name="P55">- <text:span text:style-name="T157">Une source de chaleur (paradigme thermo-cardiologique)</text:span></text:p>
      <text:p text:style-name="P60">L’<text:span text:style-name="T200">é</text:span>cole d’Alexandrie attribut les fonctions cognitives aux systèmes nerveux centrales, <text:span text:style-name="T200">et</text:span> <text:span text:style-name="T200">l</text:span>e rôle de pompe sanguine est attribué au <text:span text:style-name="T200">cœur.</text:span></text:p>
      <text:p text:style-name="P60"/>
      <text:p text:style-name="P46">« On ne peut trop louer Herophile et Erasistrace qui ont disséqué tout vif les criminels qu’ils avaient obtenu des rois, puisque par là ces <text:span text:style-name="T200">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60"/>
      <text:p text:style-name="P130">Dès l’antiquité, on retrouve donc l’idée qu’une connaissance plus profonde du fonctionnement du corps humain requiert l’expérimentation humaine. </text:p>
      <text:p text:style-name="P62">La dissection de cadavre est cependant tabou à cette époque, <text:span text:style-name="T201">et</text:span> <text:span text:style-name="T201">l’étude de l’anatomie se fait d’ordinaire par la dissection des animaux.</text:span></text:p>
      <text:p text:style-name="P131">Cela n’empêche pas certains médecins grecque d’enfreindre les interdits, et à utiliser des prisonniers comme cobayes.</text:p>
      <text:p text:style-name="P61"/>
      <text:p text:style-name="P61"/>
      <text:p text:style-name="P30"><text:soft-page-break/>Avicenne :</text:p>
      <text:p text:style-name="P61"/>
      <text:p text:style-name="P132"><text:span text:style-name="T203">Avicenne, un médecin perse du X</text:span>ème<text:span text:style-name="T203"> siècle, </text:span>voit l’expérimentation humaine comme une étape obligatoire dans l’évaluation de l’efficacité d’une thérapeutique. Il écrit :<text:span text:style-name="T203"> </text:span></text:p>
      <text:p text:style-name="P48">« toute expérimentation ne sera concluante que si elle est faite sur le corps humain. Tester un médicament sur un cheval, ou un lyon ne prouve rien quand à ses effets potentiels sur les humains »</text:p>
      <text:p text:style-name="P62"/>
      <text:p text:style-name="P62"/>
      <text:p text:style-name="P62"/>
      <text:p text:style-name="P64">A partir de 1480, le pape Sixte IV autorise la dissection de corps humain.</text:p>
      <text:p text:style-name="P62">A cette époque, on remet à Gabriel Fallope, un condamné à mort <text:span text:style-name="T20">« pour qu’il le tue à sa manière et le </text:span><text:span text:style-name="T21">dissèque</text:span><text:span text:style-name="T20"> à sa guise. »</text:span></text:p>
      <text:p text:style-name="P62"/>
      <text:p text:style-name="P30">Vésale :</text:p>
      <text:p text:style-name="P62"/>
      <text:p text:style-name="P63">Un témoignage <text:span text:style-name="T158">d’Ambroise Paré</text:span>, nous apprend que la carrière de V<text:span text:style-name="T158">és</text:span>al<text:span text:style-name="T158">e</text:span> fut <text:span text:style-name="T158">écourter</text:span> car :</text:p>
      <text:p text:style-name="P63">« il <text:span text:style-name="T158">eut</text:span> fait un<text:span text:style-name="T158">e</text:span> <text:span text:style-name="T202">dissection</text:span> sur une femme qu’on estima être morte par suffocation de matrice <text:span text:style-name="T158">(épilepsie) mais qui ne l’était pas encore. »</text:span></text:p>
      <text:p text:style-name="P65">Vésale (XVI) est considéré comme le plus grand anatomiste de la renaissance. Il a notamment été le premier à décrire le vestibule.</text:p>
      <text:p text:style-name="P65"/>
      <text:p text:style-name="P30">Ambroise Paré :</text:p>
      <text:p text:style-name="P65"/>
      <text:p text:style-name="P66">Ambroise Paré (XVI) est <text:span text:style-name="T204">chirurgien</text:span>, à <text:span text:style-name="T204">vrai dire </text:span>considéré comme le père de la chirurgie moderne. Il mettra au point, <text:span text:style-name="T204">entre autre,</text:span> la ligature des artères, qu’il substitue à la cautérisation, pendant les amputations.</text:p>
      <text:p text:style-name="P65"/>
      <text:p text:style-name="P68">Vésale et Amboise Paré <text:span text:style-name="T204">furent appelé au chevet du roi Henri II, ce dernier ayant</text:span> été blessé par un<text:span text:style-name="T245">e</text:span> lance lors d’une joute. </text:p>
      <text:p text:style-name="P67">Pour s’entra<text:span text:style-name="T204">î</text:span>ner <text:span text:style-name="T204">avant d’intervenir sur le roi</text:span>, les deux médecins demand<text:span text:style-name="T204">èrent</text:span> à ce qu’on leur fournisse des cadavres de condamné à mort.</text:p>
      <text:p text:style-name="P62"/>
      <text:p text:style-name="P62">« <text:span text:style-name="T159">On cognat avec force le tronçon de lance contre les dites têtes afin d’essayer de reconstituer la royale blessure ». Pendant ce temps, le roi agonise puis meurt.</text:span></text:p>
      <text:p text:style-name="P62"/>
      <text:p text:style-name="P133"><text:soft-page-break/>On retrouve, dans ce fait historique, l’utilisation de prisonnier à des fins d’expérimentation.</text:p>
      <text:p text:style-name="P62"/>
      <text:p text:style-name="P30">Anton Stark :</text:p>
      <text:p text:style-name="P62"/>
      <text:p text:style-name="P66">Anton Stark (XVIII) étudie les effets de la ciguë sur lui même. <text:span text:style-name="T205">V</text:span>o<text:span text:style-name="T204">y</text:span>ant que les effets sont positifs, <text:span text:style-name="T205">i</text:span>l expérimentera le même dosage sur ses patients.<text:span text:style-name="T205"> </text:span></text:p>
      <text:p text:style-name="P159">L’auto-expérimentation est ici le préalable à l’expérimentation sur l’Homme.</text:p>
      <text:p text:style-name="P66"/>
      <text:p text:style-name="P62"/>
      <text:p text:style-name="P30">James Lind :</text:p>
      <text:p text:style-name="P62"/>
      <text:p text:style-name="P331">James Lind (XVIII) ef<text:span text:style-name="T204">f</text:span>ectue l<text:span text:style-name="T204">e</text:span> premi<text:span text:style-name="T204">er</text:span> essai clinique <text:span text:style-name="T204">contrôlé.</text:span> <text:span text:style-name="T183">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31"/>
      <text:p text:style-name="P360">La variolisation :</text:p>
      <text:p text:style-name="P331"/>
      <text:p text:style-name="P4"><text:span text:style-name="T206">« Toute une série de vieilles femmes, </text:span><text:span text:style-name="T123">raconte-t-elle, </text:span><text:span text:style-name="T206">font commerce de pratiquer cette opération chaque automne, au mois de septembre, quand les grandes chaleurs sont tombées. Les gens se demandent les uns aux autres s’il y a quelqu’un dans leur famile qui a envie d’attraper la petite vérole. À la suite de quoi ils organisent une réunion et quand ils sont tous là (en général quinze ou seize), une vieile femme se présente avec une coquile de noix pleine de petite vérole du meilleur cru, et elle demande quelle veine il vous plairait de faire ouvrir. Ele perce aussitôt avec une grosse aiguile celle que vous lui offrez (ce qui ne vous fait pas plus de mal qu’une égratignure) et elle introduit dans la veine la quantité de venin qui tient sur la pointe d’une aiguile. Après quoi e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text:span><text:soft-page-break/><text:span text:style-name="T206">ne laissent aucune marque et au bout de huit jours, ils se portent aussi bien qu’avant. »</text:span></text:p>
      <text:p text:style-name="P16"/>
      <text:p text:style-name="P375">Le roi George I effectue des <text:span text:style-name="T184">expérimentations de variolisation sur des condamnés à mort auxquels on promettait la grâce si il survivait.</text:span></text:p>
      <text:p text:style-name="P207"/>
      <text:p text:style-name="P19">Encore une fois, les prisonniers sont utilisés comme cobayes.</text:p>
      <text:p text:style-name="P207"/>
      <text:p text:style-name="P18">Thomas Percival :</text:p>
      <text:p text:style-name="P207"/>
      <text:p text:style-name="P69">Thomas Percival (XIX) écrit la première charte de médecine expérimental. Il écrit :</text:p>
      <text:p text:style-name="P69">« avant de faire une expérimentation, il faut un échec des méthodes habituelles, ainsi qu’une consultation des ces paires. »</text:p>
      <text:p text:style-name="P134"/>
      <text:p text:style-name="P135">Il est le premier <text:span text:style-name="T209">à évoquer l’échec thérapeutique comme préalable obligatoire à l’expérimentation sur l’homme.</text:span></text:p>
      <text:p text:style-name="P136">Sa charte inspirera le code de Nuremberg.</text:p>
      <text:p text:style-name="P135"/>
      <text:p text:style-name="P31">William Beaumont :</text:p>
      <text:p text:style-name="P69"/>
      <text:p text:style-name="P69">William Beaumont (<text:span text:style-name="T160">XIX</text:span>) est un <text:span text:style-name="T160">chirurgien</text:span> militaire qui s’intéresse à <text:span text:style-name="T160">la physiologie digestive. Lors d’une foire, il rencontre Alexis de St Martin. Ce dernier a reçu une balle dans le ventre qui en cicatrisant a laissé un trou béant qui permet d’observer facilement l’estomac.</text:span></text:p>
      <text:p text:style-name="P71">William Beaumont va étudier la physiologie digestive sur St Martin contre rémunération pendant <text:span text:style-name="T209">plusieurs</text:span> années. </text:p>
      <text:p text:style-name="P71">Il estimera que l’expérimentation est moralement acceptable à condition que le patient soit rémunéré et consentent.</text:p>
      <text:p text:style-name="P136">Les principes de Beaumont <text:span text:style-name="T210">inspireront le code de Nuremberg</text:span></text:p>
      <text:p text:style-name="P70"/>
      <text:p text:style-name="P70"/>
      <text:p text:style-name="P32">John Utter:</text:p>
      <text:p text:style-name="P70"/>
      <text:p text:style-name="P70">John Utter s’inocule du pue urétrale d’un patient atteint de <text:span text:style-name="T210">gonococcie.</text:span> <text:span text:style-name="T210">Malheureusement,</text:span> il contracte à la fois <text:span text:style-name="T210">la</text:span> <text:span text:style-name="T210">gonococcie</text:span> et <text:span text:style-name="T210">la</text:span> <text:span text:style-name="T210">syphilis.</text:span> <text:span text:style-name="T210">Les deux pathologies étant à l’époque mal connues, i</text:span>l en conclut <text:span text:style-name="T210">par erreur</text:span> que c’est la même maladie.</text:p>
      <text:p text:style-name="P73"><text:soft-page-break/><text:span text:style-name="T210">Cette erreur aboutira à la réalisation d’autres expérience dans le but de</text:span> d<text:span text:style-name="T210">instinguer les deux</text:span> maladie<text:span text:style-name="T210">s</text:span>. </text:p>
      <text:p text:style-name="P73"/>
      <text:p text:style-name="P73">Bell inocule du chancre syphillitique sur des étudiants en médecine courageux.</text:p>
      <text:p text:style-name="P72"/>
      <text:p text:style-name="P72">« Je ne pouvais espérer obtenir de preuves plus propres à démontrer la différence entre le virus de la <text:span text:style-name="T210">gonorrhée</text:span> et celui de la <text:span text:style-name="T210">syphilis</text:span> »</text:p>
      <text:p text:style-name="P72"/>
      <text:p text:style-name="P72">Hernandez, <text:span text:style-name="T210">quant à lui,</text:span> inocule la syphilis a des bagnards.</text:p>
      <text:p text:style-name="P72"/>
      <text:p text:style-name="P72"/>
      <text:p text:style-name="P32">Claude Bernard :</text:p>
      <text:p text:style-name="P72"/>
      <text:p text:style-name="P74">Claude Bernard est un médecin lyonnai<text:span text:style-name="T210">s</text:span> dont les travaux portaient sur :</text:p>
      <text:p text:style-name="P74">- La physiologie pancréatique et hépatique :</text:p>
      <text:p text:style-name="P75"/>
      <text:p text:style-name="P75">Le pancréas est une glande amphicrine annexe du tube digestif. Il fut décr<text:span text:style-name="T162">i</text:span>t pour la première fois par Herophile.</text:p>
      <text:p text:style-name="P76">Le pancréas exocrine secrète du bicarbonate de calcium (amphotère) qui joue un rôle tampon à l’arrivée du contenu gastrique dans le duodénum. <text:span text:style-name="T164">Claude Bernard découvre que le suc pancréatique contient également des enzymes digestives, en particulier la lipase responsable de la digestion des graisses.</text:span></text:p>
      <text:p text:style-name="P76">Le pancréas endocrine secrète le glucagon (îlots de Langerhans <text:span text:style-name="T163">α</text:span><text:span text:style-name="T8">)</text:span>, l’insuline (îlots de Langerhans <text:span text:style-name="T163">β</text:span><text:span text:style-name="T8">)</text:span>, la somatostatine, et le polypeptide pancréatique. </text:p>
      <text:p text:style-name="P76">Le glucagon active la glycogénolyse</text:p>
      <text:p text:style-name="P76">L’insuline active la glycogénèse.</text:p>
      <text:p text:style-name="P76">La somatostatine inhibe la sécrétion d’insuline et du glucagon</text:p>
      <text:p text:style-name="P77">Le foie joue un rôle dans le métabolisme glucidique, <text:span text:style-name="T165">Claude Bernard en fait la découverte grâce à l’expérience du foie lavé.</text:span></text:p>
      <text:p text:style-name="P229"/>
      <text:p text:style-name="P399"/>
      <text:p text:style-name="P398">« J'ai nourri un chien adulte vigoureux et bien portant exclusivement avec de la viande et je le sacrifiai sept heures après à un repas copieux de tripes.</text:p>
      <text:p text:style-name="P398">Aussitôt, l'abdomen fut ouvert, le foie enlevé en évitant de blesser son tissu et cet organe, encore tout chaud, avant que le sang eût le temps de se <text:soft-page-break/>coaguler dans ses vaisseaux, fut soumis à un lavage à l'eau froide par la veine porte. »</text:p>
      <text:p text:style-name="P398"/>
      <text:p text:style-name="P398">Il s'assure ainsi que le foie ne contient plus de sucre.</text:p>
      <text:p text:style-name="P398"/>
      <text:p text:style-name="P398">« J'abandonnais alors dans un vase ce foie à température ambiante.</text:p>
      <text:p text:style-name="P398">En revenant 24 heures après, je constatais que cet organe bien lavé de son sang, que j'avais laissé privé de sucre, s'en trouvait alors pourvu très abondamment. »</text:p>
      <text:p text:style-name="P399"/>
      <text:p text:style-name="P399"><text:span text:style-name="T118">Claude Bernard en conclut que le foie contient une substance non soluble dans l'eau, qui sera transformée en sucre. </text:span><text:span text:style-name="T119">C</text:span><text:span text:style-name="T118">'est le glycogène.</text:span></text:p>
      <text:p text:style-name="P331"/>
      <text:p text:style-name="P77"><text:span text:style-name="T165">En effet, le foie</text:span> est capable selon les <text:span text:style-name="T165">nécessités</text:span> d’effectuer :</text:p>
      <text:p text:style-name="P78">- la néoglucogénèse</text:p>
      <text:p text:style-name="P78">- la glycogénolise</text:p>
      <text:p text:style-name="P78">- la glycogénogénèse</text:p>
      <text:p text:style-name="P78">Le foie intervient également dans le métabolisme lipidique et sanguin. </text:p>
      <text:p text:style-name="P78"/>
      <text:p text:style-name="P79">Claude Bernard est l’un des pères de la médecine expérimental. </text:p>
      <text:p text:style-name="P81">Il introduit la méthode hypothético-déductive dans la recherche médicale.</text:p>
      <text:p text:style-name="P81">Cette méthode est souvent formalisé dans l’enseignement par le sigle <text:span text:style-name="T165">OPHERIC:</text:span></text:p>
      <text:p text:style-name="P80">- Observation</text:p>
      <text:p text:style-name="P80">- Problématique</text:p>
      <text:p text:style-name="P80">- Hypothèse</text:p>
      <text:p text:style-name="P80">- Expérience</text:p>
      <text:p text:style-name="P80">- Résultats</text:p>
      <text:p text:style-name="P80">- Interprétations</text:p>
      <text:p text:style-name="P80">- Conclusions</text:p>
      <text:p text:style-name="P81">Cette méthode sert <text:span text:style-name="T166">alors </text:span>de trame à la rédaction des articles en sciences médicales.</text:p>
      <text:p text:style-name="P81"/>
      <text:p text:style-name="P82">La méthode hypothético-déductive consiste donc en partant d’hypothèse, à construire un certains nombre de prédicat, et de vérifier ces prédicats par l’expérience. <text:span text:style-name="T167">Elle s’oppose à une autre forme de raisonnement : le raisonnement inductif qui part du particulier pour aller au général.</text:span></text:p>
      <text:p text:style-name="P72"/>
      <text:p text:style-name="P72">Claude Bernard <text:span text:style-name="T161">(1813-1878)</text:span> incite <text:span text:style-name="T211">le médecin</text:span> à <text:span text:style-name="T211">suivre sa</text:span> conscience.</text:p>
      <text:p text:style-name="P72"><text:soft-page-break/></text:p>
      <text:p text:style-name="P7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2"/>
      <text:p text:style-name="P72"/>
      <text:p text:style-name="P33">Pasteur :</text:p>
      <text:p text:style-name="P72"/>
      <text:p text:style-name="P47">« <text:span text:style-name="T168">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2"/>
      <text:p text:style-name="P137">On trouve dans cet extrait :</text:p>
      <text:p text:style-name="P137">- La nécessité d’une expérimentation <text:span text:style-name="T168">sur l’animal r</text:span>é<text:span text:style-name="T168">ussie</text:span></text:p>
      <text:p text:style-name="P83">- <text:span text:style-name="T212">Une échec des autres thérapies</text:span></text:p>
      <text:p text:style-name="P83"/>
      <text:p text:style-name="P83"><text:span text:style-name="T212">A la même époque, </text:span>Pasteur écrit à Pedro II : <text:span text:style-name="T20">« Si j’étais empereur voici comment j’exercerais le droit de </text:span><text:span text:style-name="T22">grâce</text:span><text:span text:style-name="T20"> sur les condamnés a mort. J’offrirais la veille de leur </text:span><text:span text:style-name="T22">exécution</text:span><text:span text:style-name="T20"> de choisir entre la mort imminente et une </text:span><text:span text:style-name="T22">expérience</text:span><text:span text:style-name="T20"> qui consisterait dans des </text:span><text:span text:style-name="T22">inoculations</text:span><text:span text:style-name="T20"> préventives de rage. Si le sujet expérimenté restait indemne il ne serait soumis qu’a une surveillance à vie. Le </text:span><text:span text:style-name="T22">condamné</text:span><text:span text:style-name="T20"> a mor</text:span><text:span text:style-name="T22">t</text:span><text:span text:style-name="T20"> n’appréhende que la mort. Cela reflète l’état d’esprit d’un chercheur mu par l’o</text:span><text:span text:style-name="T22">bligation</text:span><text:span text:style-name="T20"> de mettre le fruit de ses recherches aux services de la population. »</text:span></text:p>
      <text:p text:style-name="P83"/>
      <text:p text:style-name="P137">Dans cette extrait, on retrouve une idée mainte fois évoquée par le passé :</text:p>
      <text:p text:style-name="P86"><text:span text:style-name="T212">- L’</text:span>idée d’utilité ( avec l’expérimentation sur les prisonniers)</text:p>
      <text:p text:style-name="P84"/>
      <text:p text:style-name="P34">Albert Nesser :</text:p>
      <text:p text:style-name="P84"/>
      <text:p text:style-name="P84">A leur insu, Albert Nesser <text:span text:style-name="T212">inocule</text:span> à des prostitués et des enfants la <text:span text:style-name="T212">syphilis</text:span>, pensant que cela les immuniserait à la manière d’un vaccin.</text:p>
      <text:p text:style-name="P84">Le scandale aboutit à la promulgation par l’état de Prusse, en 1892, d’un décret qui exige <text:span text:style-name="T213">désormais</text:span> un consentement éclairé des sujets de <text:soft-page-break/>recherches et interdit l’expérimentation scientifique sur les mineurs et les incapables. Nous sommes 50 ans avant la guerre. Le premier pays au monde à mettre au point une <text:span text:style-name="T213">législation sur l’expérimentation médicale</text:span> est la Prusse. <text:s text:c="2"/></text:p>
      <text:p text:style-name="P83"/>
      <text:p text:style-name="P35">Hansen :</text:p>
      <text:p text:style-name="P83"/>
      <text:p text:style-name="P84">Hansen inocule la <text:span text:style-name="T213">lèpre</text:span> dans la cornée d’une jeune femme</text:p>
      <text:p text:style-name="P84"/>
      <text:p text:style-name="P35">L’auto-expérimentation :</text:p>
      <text:p text:style-name="P84"/>
      <text:p text:style-name="P88">Freud a <text:span text:style-name="T213">auto expérimenté</text:span> la cocaïne.</text:p>
      <text:p text:style-name="P88">Cury a <text:span text:style-name="T213">auto expérimenté</text:span> les effets de sels de radium</text:p>
      <text:p text:style-name="P88">Fortzman a <text:span text:style-name="T213">auto-expérimenté</text:span> un catheter intracardiaque</text:p>
      <text:p text:style-name="P173"><text:span text:style-name="T126">William Withering</text:span><text:span text:style-name="T36"> a </text:span><text:span text:style-name="T47">auto expérimenté</text:span><text:span text:style-name="T36"> la digitaline</text:span></text:p>
      <text:p text:style-name="P340"/>
      <text:p text:style-name="P370">Charles Nicole, médecin français écrit, en 1934 : « la recherche scientifique est en quelque sorte un jeu, tout jeu a ses règles. Il ne s’agit point d’arriver par quelques procédés que ce soit au but le premier . Il s’agit de remplir les conditions du jeu. Or celles ci sont aussi simple que formelles...Le vrai péril c’est qu’une fois entrer dans le chemin de l’expérimentation on s’est où s’arrêtait.</text:p>
      <text:p text:style-name="P84"/>
      <text:p text:style-name="P35">Les expérimentations américaines :</text:p>
      <text:p text:style-name="P84"/>
      <text:p text:style-name="P84">La fièvre Jaune pose des problèmes dans la construction du canal de Panama. Johan Finley <text:span text:style-name="T213">inocule</text:span> la fièvre jaune à des soldats</text:p>
      <text:p text:style-name="P84">Walter R<text:span text:style-name="T213">eed prouve que le</text:span> vecteur <text:span text:style-name="T213">de la fièvre jaune est le moustique, en mettant des soldats en contact direct et prolongé avec des moustiques.</text:span></text:p>
      <text:p text:style-name="P84">Strong et Crowell <text:span text:style-name="T169">(1912)</text:span> <text:span text:style-name="T213">effectuent, </text:span>au<text:span text:style-name="T213">x</text:span> <text:span text:style-name="T169">Philippines, des expériences</text:span> sur des condamnés avec compensation cigarettes. <text:span text:style-name="T213">O</text:span>n les soumet à d<text:span text:style-name="T213">ifférents régime</text:span> diététique, <text:span text:style-name="T213">autrement dit on les fait mourir de faim.</text:span></text:p>
      <text:p text:style-name="P87"/>
      <text:p text:style-name="P85">Les médecins nazis vont utiliser ces exemples historiques dans leur défense. En faisant le <text:span text:style-name="T213">parallèle</text:span> <text:span text:style-name="T213">avec</text:span> les leurs, et en rappelant que ces personnes n’ont jamais été condamné par la justice américaine.</text:p>
      <text:p text:style-name="P87"/>
      <text:p text:style-name="P87"/>
      <text:p text:style-name="P87"/>
      <text:p text:style-name="P35"><text:soft-page-break/>L’Allemagne d’avant guerre :</text:p>
      <text:p text:style-name="P87"/>
      <text:p text:style-name="P87">A partir de 1931, lorsque vous devenez <text:span text:style-name="T213">Médecin</text:span> en Allemagne vous vous engagez de respecter la vie, de faire une évaluation minutieuse des préjudices humains en cas d’expérimentation de produit nouveaux, de prendre l’accord du patient en prenant des précautions particulières si il est mineur, de faire une <text:span text:style-name="T213">expérimentation</text:span> sur l’animal préalable, et de ne pas prendre avantage de l’infériorité social du patient</text:p>
      <text:p text:style-name="P87"/>
      <text:p text:style-name="P87"/>
      <text:p text:style-name="P2"><text:span text:style-name="T144">En </text:span><text:span text:style-name="T142">1930, </text:span><text:span text:style-name="T81">Calmette</text:span><text:span text:style-name="T79"> </text:span><text:span text:style-name="T75">et </text:span><text:span text:style-name="T81">Guérin</text:span><text:span text:style-name="T79"> </text:span><text:span text:style-name="T142">donne à 84 % des nouveaux nés de leur maternité un vaccin orale contre la tuberculose 77 enfants </text:span><text:span text:style-name="T144">décèdent</text:span><text:span text:style-name="T142"> et 131 sur 256 contracte une tuberculose clinique sans guérison. Offtack est condamné pour </text:span><text:span text:style-name="T143">meurtre</text:span><text:span text:style-name="T142">, vous avez fait l’erreur d’utiliser ce vaccin directement sur l’homme, sans essai préalable chez l’animal, et sans suivi précautionneux des enfants traités. c’est en Allemagne.</text:span></text:p>
      <text:p text:style-name="P178"/>
      <text:p text:style-name="P35">L’eugénisme :</text:p>
      <text:p text:style-name="P178"/>
      <text:p text:style-name="P376">Galton, <text:span text:style-name="T170">mathématicien, </text:span>cousin de Darwin, <text:span text:style-name="T214">invente</text:span> l’eugénisme.</text:p>
      <text:p text:style-name="P376">En grec, « eu » signifie bien, et « gennao » signifie engendrer, autrement dit l’eugénisme signifie littéralement « bien engendré ».</text:p>
      <text:p text:style-name="P376">L’eugénisme est une science de l’amélioration de la lignée, qui traite de toute les influences susceptibles de donner aux races les plus doué<text:span text:style-name="T214">e</text:span>s toutes les chances de prévaloir sur les races les moins bonnes.</text:p>
      <text:p text:style-name="P376"><text:span text:style-name="T208">Il publie, </text:span><text:span text:style-name="T207">L’intelligence héréditaire</text:span><text:span text:style-name="T122">, la raison de ses travaux étant de montrer qu'une partie au moins de celle-ci est héréditaire, et d’en tirer des conclusions pour l’amélioration de l’espèce humaine</text:span></text:p>
      <text:p text:style-name="P377">Galton est également connu pour la planche de Galton. Il s’agit d’un jeu de hasard dont les solutions sont une distribution binomiale. Les solutions de la planche de Galton peuvent être retrouvé à l’aide du triangle de Pascal. </text:p>
      <text:p text:style-name="P376"/>
      <text:p text:style-name="P376"/>
      <text:p text:style-name="P376"/>
      <text:p text:style-name="P333"/>
      <text:p text:style-name="P332">Charles Rich<text:span text:style-name="T171">et, prix noble de médecine de 1913, pour sa découverte de l’anaphylaxie</text:span> : « Le fait naturel, c’est l’écrasement des faibles. Le fait social, c’est la protection des faibles. Par l’état social se trouve viciée la grande loi de la sélection qui est essentiellement la survivance des forts. <text:span text:style-name="T171">Il </text:span><text:soft-page-break/><text:span text:style-name="T171">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2"/>
      <text:p text:style-name="P334">«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4"/>
      <text:p text:style-name="P334">Alexis Carrel, prix de <text:span text:style-name="T215">Nobel</text:span> de <text:span text:style-name="T215">médecine</text:span> 1912, <text:span text:style-name="T172">pionnier dans la transplantation d’organe</text:span>: « <text:span text:style-name="T172">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4"/>
      <text:p text:style-name="P334"><text:span text:style-name="T172">En 1935, il écrit : </text:span>« <text:span text:style-name="T172">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4"/>
      <text:p text:style-name="P335">En <text:span text:style-name="T215">F</text:span>rance, l’eugénisme ne prend <text:span text:style-name="T215">cependant</text:span> pas. Les français reste pour l’essentiel lamarc<text:span text:style-name="T173">k</text:span>ien.</text:p>
      <text:p text:style-name="P334"/>
      <text:p text:style-name="P334"/>
      <text:p text:style-name="P336">Aux <text:span text:style-name="T215">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16">de cette étude</text:span>.</text:p>
      <text:p text:style-name="P336"><text:soft-page-break/>On utilise le résultat de cet étude pour privilégier l’immigration anglo-saxonne.</text:p>
      <text:p text:style-name="P336">Interdiction du mariage au femme « eug<text:span text:style-name="T216">é</text:span>niquement inapte » dans l’<text:span text:style-name="T216">In</text:span>diana.</text:p>
      <text:p text:style-name="P337">Loi de stérilisation forcée des criminels, idiots, voleurs, alcoolique, personnes impliqués dans des accidents de la route.</text:p>
      <text:p text:style-name="P337"/>
      <text:p text:style-name="P337">On retrouve ces pratiques au canada, dans les pays scandinaves…</text:p>
      <text:p text:style-name="P337"/>
      <text:p text:style-name="P337">Phillipe Ternon  écrit : « le génie criminel du national socialisme consista a ponctionner dans les théories du passé ce qui lui convenait. »</text:p>
      <text:p text:style-name="P337">Lemaire et Matalon <text:span text:style-name="T215">écrivent</text:span> : « L’eugénisme nazi stérilisateur et raciste n’est en fait rien d’autre que l’idéologie des années 20 par un pouvoir centralisé et autoritaire. »</text:p>
      <text:p text:style-name="P337"/>
      <text:p text:style-name="P337"/>
      <text:p text:style-name="P386">Le procès des médecins de Nuremberg :</text:p>
      <text:p text:style-name="P338"/>
      <text:p text:style-name="P338">Ce procès se veut parfaitement équitable. On est loin des procès bâclé que l’on réalisera en France après la libération.</text:p>
      <text:p text:style-name="P371"/>
      <text:p text:style-name="P90">Les accusés sont 20 médecins, et 3 administratifs nazis. </text:p>
      <text:p text:style-name="P90">Le plus jeune a 35 ans et le plus agé à 65 ans. </text:p>
      <text:p text:style-name="P139">Une seule femme est présente parmi les accusés.</text:p>
      <text:p text:style-name="P90">Tous ne sont pas SS. </text:p>
      <text:p text:style-name="P90">Tous ne sont pas membre du partir nazie. La plupart ont adhéré au parti après 1933.</text:p>
      <text:p text:style-name="P89">Ce sont pour la plupart des médecins de renommés avec un statut universitaire.</text:p>
      <text:p text:style-name="P89"/>
      <text:p text:style-name="P89"/>
      <text:p text:style-name="P89"/>
      <text:p text:style-name="P89"/>
      <text:p text:style-name="P89"/>
      <text:p text:style-name="P164">Expérience sur les hautes altitudes :</text:p>
      <text:p text:style-name="P89"/>
      <text:p text:style-name="P89"/>
      <text:p text:style-name="P174"><text:span text:style-name="T37">E</text:span><text:span text:style-name="T48">n 41-42, l’allemagne nazi met au point le premier avion à réaction appelé le </text:span><text:bookmark text:name="firstHeading1"/><text:span text:style-name="T111">Messerschmitt Me 163.</text:span></text:p>
      <text:p text:style-name="P265"><text:soft-page-break/>Cette avion permet d’atteindre les 12 000 m d’altitude, et prendre ainsi l’ascendant sur la flotte ennemie.</text:p>
      <text:p text:style-name="P139">Au delà des 10 0000 m, les effets de l’altitude sur l’homme sont très mal connus.</text:p>
      <text:p text:style-name="P91"/>
      <text:p text:style-name="P91"><text:span text:style-name="T113">Le </text:span><text:span text:style-name="T84">professeur Weltz,</text:span><text:span text:style-name="T112"> </text:span><text:span text:style-name="T113">m</text:span>eilleur spécialiste <text:span text:style-name="T220">allemand</text:span> de la médecine aéronautique, président de la chaire de médecine aéronautique allemande <text:span text:style-name="T220">expose durant une conférence les difficultés à connaître les effets de l’altitude sur le corps humain sans procéder à des expériences sur l’homme</text:span>.</text:p>
      <text:p text:style-name="P92">Sigmund Racher, <text:span text:style-name="T220">médecin</text:span> affecté <text:span text:style-name="T220">à</text:span> la <text:span text:style-name="T220">L</text:span>uftwaffe assiste au cours. <text:span text:style-name="T220">Il </text:span>demande <text:span text:style-name="T220">l’</text:span>autorisation <text:span text:style-name="T220">à</text:span> Himler pour effectuer l’expérimentation humaine sur ces questions.</text:p>
      <text:p text:style-name="P189"><text:span text:style-name="T49">On transfert les deux cabines de pressurisation à Dachau. Sigmund Racher, <text:s/></text:span><text:span text:style-name="T98">Hans-Wolfgang</text:span><text:span text:style-name="T112"> </text:span><text:span text:style-name="T49">Romberg </text:span><text:span text:style-name="T12">et </text:span><text:span text:style-name="T100">Siegfried Ruff, </text:span><text:span text:style-name="T101">deux médecins détachés par Pr Weltz dirigent les expérimentations</text:span><text:span text:style-name="T127">.</text:span></text:p>
      <text:p text:style-name="P91"/>
      <text:p text:style-name="P93">Racher écrit :</text:p>
      <text:p text:style-name="P91">« Expérience continu sans oxygène à une altitude de 12km pratiqué sur un juif en bon <text:span text:style-name="T221">ét</text:span>at général, agé de 37 ans. La respiration se poursuivit pendant 30 minutes, au bout de 4 minutes le sujet commen<text:span text:style-name="T221">ç</text:span>a a transpirer et a remuer de la t<text:span text:style-name="T221">ê</text:span>te. Au bout de 5 min des crampes se produisirent, entre 6 et 10 minutes le rythme respiratoire <text:span text:style-name="T221">s’accrut</text:span> et le sujet perdit connaissance. Entre 11 et 30 minutes, la respiration se ralentit et finalement <text:span text:style-name="T221">s’arrêta.</text:span> Une cyanose intense apparut, et une <text:span text:style-name="T221">écume</text:span> monta à la bouche. A intervalle régulier de 5 minutes, des électrocardiogrammes furent enregistrer avec 3 électrodes. <text:span text:style-name="T221">Après</text:span> <text:span text:style-name="T221">l’arrêt</text:span> de la respiration, <text:span text:style-name="T221">l’électrocardiogramme</text:span> fut enregistrer sans <text:span text:style-name="T221">interruption</text:span> jusqu’à <text:span text:style-name="T221">l’arrêt</text:span> complet du <text:span text:style-name="T221">cœur.</text:span> »</text:p>
      <text:p text:style-name="P93">Au <text:span text:style-name="T221">décès</text:span>, Racher effectue une dissection du cadavre.</text:p>
      <text:p text:style-name="P93"/>
      <text:p text:style-name="P94">Weltz<text:span text:style-name="T222"> </text:span>avait demandé <text:span text:style-name="T222">à Dr </text:span><text:span text:style-name="T84">Wolfgang </text:span>Lutz de participer à <text:span text:style-name="T222">l’expérimentation</text:span> et ils avaient refusé. <text:span text:style-name="T222">Il témoigne : </text:span>« C’est déjà assez <text:span text:style-name="T222">difficile</text:span> sur un chien qui vous regarde qui semble avoir une sorte <text:span text:style-name="T222">d’âme</text:span> »</text:p>
      <text:p text:style-name="P93"/>
      <text:p text:style-name="P93"><text:span text:style-name="T128">Erhard Milch</text:span>, respon<text:span text:style-name="T222">sa</text:span>ble de la <text:span text:style-name="T222">L</text:span>uftwaffe <text:span text:style-name="T222">réclamera un arrêt des expériences : </text:span>« Rapatri<text:span text:style-name="T222">ez-</text:span>moi la chambre car ce type d’expérience n’est pas responsable »</text:p>
      <text:p text:style-name="P93"/>
      <text:p text:style-name="P93"/>
      <text:p text:style-name="P140"><text:soft-page-break/>Les expériences en hautes altitudes feront 80 morts dans le camp de Dachau.</text:p>
      <text:p text:style-name="P54"/>
      <text:p text:style-name="P298">Les peines :</text:p>
      <text:p text:style-name="P299"/>
      <text:p text:style-name="P297"><text:span text:style-name="T218">Karl Brandt,</text:span><text:span text:style-name="T217"> </text:span><text:span text:style-name="T138">éxécuté</text:span></text:p>
      <text:p text:style-name="P300">Karl Gebhardt, exécuté</text:p>
      <text:p text:style-name="P277">Fritz Fischer,  prison à vie</text:p>
      <text:p text:style-name="P276">Siegfried Handloser, prison à vie</text:p>
      <text:p text:style-name="P276">Joachim Mrugowsky, exécuté</text:p>
      <text:p text:style-name="P276">Gerhard Rose, prison à vie</text:p>
      <text:p text:style-name="P276">Oskar Schröder, prison à vie</text:p>
      <text:p text:style-name="P276">Hermann Becker-Freyseng, <text:span text:style-name="T219">20 ans de prison</text:span></text:p>
      <text:p text:style-name="P276">Hans-Wolfgang Romberg, acquitté</text:p>
      <text:p text:style-name="P276">Siegfried Ruff, acquitté</text:p>
      <text:p text:style-name="P276">Konrad Schäfer, acquitté</text:p>
      <text:p text:style-name="P276">Kurt Blome, acquitté</text:p>
      <text:p text:style-name="P276">Herta Oberheuser, 20 ans de prison</text:p>
      <text:p text:style-name="P276">Adolf Pokorny, acquitté</text:p>
      <text:p text:style-name="P276">Karl Genzken, prison à vie</text:p>
      <text:p text:style-name="P276">Waldemar Hoven, exécuté</text:p>
      <text:p text:style-name="P276">Wilhelm Beiglböck, 15 ans de prison</text:p>
      <text:p text:style-name="P276">Helmut Poppendick, 10 ans de prison</text:p>
      <text:p text:style-name="P276">Georg August Weltz, acquitté</text:p>
      <text:p text:style-name="P276">Viktor Brack, exécuté</text:p>
      <text:p text:style-name="P276">Rudolf Brandt, exécuté</text:p>
      <text:p text:style-name="P276">Wolfram Sievers, exécuté</text:p>
      <text:p text:style-name="P93"/>
      <text:p text:style-name="P43">Les arguments de la défense :</text:p>
      <text:p text:style-name="P95"/>
      <text:p text:style-name="P95">1- Les médecins allemands ont réalisés des expériences similaires à celles réalisés par les américains.</text:p>
      <text:p text:style-name="P96">Les américains préciseront que dans leur expérience, ils utilisaient des personnes volontaires. De plus leur démarche n’ a entraîné aucun décès.</text:p>
      <text:p text:style-name="P96"/>
      <text:p text:style-name="P96">2- Contenu des conditions socio-politique allemande, la responsabilité des expériences réalisé dans les camps est celle de l’état totalitaire nazi, et non celles des médecins.</text:p>
      <text:p text:style-name="P96"/>
      <text:p text:style-name="P96"/>
      <text:p text:style-name="P96"/>
      <text:p text:style-name="P96"><text:soft-page-break/>Karl Brauwn, <text:span text:style-name="T22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74">personnels</text:span> et professionnel<text:span text:style-name="T174">s</text:span>, comme les obligations éthiques doivent céder le pas à la nature totalitaire de la guerre. »</text:p>
      <text:p text:style-name="P96"/>
      <text:p text:style-name="P96">Fritz Pisher <text:span text:style-name="T174">(Test des sulfamides sur des femmes polonaises)</text:span> : « <text:span text:style-name="T174">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4"/>
      <text:p text:style-name="P97">3- Les expériences ont été réalisés par des médecins <text:span text:style-name="T223">désintéressés</text:span> uniquement motivés par le souci d’apporter des connaissances scientifiques susceptibles d’apporter des bienfaits à un grand nombre d’individu.</text:p>
      <text:p text:style-name="P97"/>
      <text:p text:style-name="P97">Gerard Grauss, <text:span text:style-name="T223">avocat</text:span> : « Pour ceux qui ne connaissent pas le b<text:span text:style-name="T223">é</text:span>rib<text:span text:style-name="T223">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75">de devoir et</text:span> du plus grand sens éthique. »</text:p>
      <text:p text:style-name="P97"/>
      <text:p text:style-name="P98">Romberg déclare avoir effectuer des auto-expérimentation<text:span text:style-name="T223">s</text:span> sur les hautes altitudes.</text:p>
      <text:p text:style-name="P98">De même, Beckbok et Shaffer déclare avoir ingérer de l’eau de mer.</text:p>
      <text:p text:style-name="P98"/>
      <text:p text:style-name="P99">La défense s’adresse au Dr Ivy, témoin de la défense: « Vous êtes médecin dans une ville ou la peste fait rage et vous avez un médicament susceptible </text:p>
      <text:p text:style-name="P99"><text:soft-page-break/></text:p>
      <text:p text:style-name="P99">de le combattre, cependant vous devez l’essayer sur quelqu’un. Et le chef de la ville, mettons le maire, voila un condamné à mort. Sauvez nous en effectuant l’expérience sur cet homme ! Est ce que vous refuseriez de le faire. »</text:p>
      <text:p text:style-name="P98"/>
      <text:p text:style-name="P98">Dr Ivy répond : « On ne se serait justifier la mise à mort de 5 personnes pour en sauver 500. »</text:p>
      <text:p text:style-name="P98"/>
      <text:p text:style-name="P98">4- Limite des modèles animaux.</text:p>
      <text:p text:style-name="P98"/>
      <text:p text:style-name="P98">Karl Brauwn exp<text:span text:style-name="T223">l</text:span>ique : « La comparaison biologique entre les humains et les animaux n’est plus possible » [...] « pour certaines maladies, <text:span text:style-name="T176">les expériences humaines sont absolument essentiels pour assurer le progrès scientifiques. »</text:span></text:p>
      <text:p text:style-name="P98"/>
      <text:p text:style-name="P100">5- Les médecins ne sont pas responsable des sujets d’expérimentation. </text:p>
      <text:p text:style-name="P98"/>
      <text:p text:style-name="P98">« <text:span text:style-name="T176">Strong a effectué une sélection implicite en effectuant ses expériences aux Phillipines et non pas aux Etats-Unis. »</text:span></text:p>
      <text:p text:style-name="P98"/>
      <text:p text:style-name="P100">6- Les médecins ont donné aux détenus l’occasion de se racheter.</text:p>
      <text:p text:style-name="P100"/>
      <text:p text:style-name="P100">Brauwn déclare : « C’est l’occasion de se racheter par une décision de la providence. Ce n’est pas nécessairement lié à la réduction de peine. »</text:p>
      <text:p text:style-name="P100"/>
      <text:p text:style-name="P100">7- Le serment d’Hippocrate ne s’applique pas aux médecins dans la relation médecins- sujets sains, en particulier aux médecins chercheurs.</text:p>
      <text:p text:style-name="P100"/>
      <text:p text:style-name="P100"/>
      <text:p text:style-name="P100"/>
      <text:p text:style-name="P100"/>
      <text:p text:style-name="P100"/>
      <text:p text:style-name="P100"/>
      <text:p text:style-name="P100"/>
      <text:p text:style-name="P100"/>
      <text:p text:style-name="P175"/>
      <text:p text:style-name="P331"/>
      <text:p text:style-name="P331"/>
      <text:p text:style-name="P389"><text:soft-page-break/><text:span text:style-name="T132">Le « code de Nuremberg » est une liste de dix critères contenue dans le jugement d</text:span><text:span text:style-name="T150">u </text:span>procès des médecins <text:span text:style-name="T132">de </text:span>Nuremberg<text:span text:style-name="T132"> (décembre 1946 - août 1947)</text:span><text:bookmark text:name="cite_ref-1"/>1<text:span text:style-name="T132">. Ces critères indiquent les conditions que doivent satisfaire les expérimentations pratiquées sur l'</text:span>être humain<text:span text:style-name="T132">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32">. La liste des critères de licéité des expérimentations médicales, tirée de la section « Expériences acceptables » du jugement, circula rapidement en anglais sous le nom de </text:span><text:span text:style-name="T151">« Nuremberg Code »</text:span><text:span text:style-name="T132">.</text:span></text:p>
      <text:p text:style-name="P389"><text:span text:style-name="T132">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24">comme nous avons pu le voir dans notre récapitulatif historique des expérimentations humaines</text:span><text:span text:style-name="T132">.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72"/>
      <text:p text:style-name="P101">Le code de Nuremberg s’<text:span text:style-name="T224">est inspiré de plusieurs textes historiques</text:span>:</text:p>
      <text:p text:style-name="P101">- Le serment d’Hippocrate</text:p>
      <text:p text:style-name="P101">- Le code William Beaumont</text:p>
      <text:p text:style-name="P101">- Les principes de Claude Bernard</text:p>
      <text:p text:style-name="P101">- <text:span text:style-name="T224">Et l</text:span>es principes de l’AMA (American Medical Association) écrit par Thomas Percival.</text:p>
      <text:p text:style-name="P101"/>
      <text:p text:style-name="P141">Pour ce qui concerne le serment d’Hippocrate, le texte sera modifié à la suite du procès , afin d’étendre la responsabilité <text:span text:style-name="T225">morale</text:span> du médecin <text:span text:style-name="T225">aux personnes participant aux expériences médicales, en plus de celle qu’il portait traditionnellement envers ses patients.</text:span></text:p>
      <text:p text:style-name="P142">Le serment d’Hippocrate a été réécrit plusieurs fois dans son histoire. Vous trouverez ci-aprés le texte original, ainsi que le serment actuel. </text:p>
      <text:p text:style-name="P54"/>
      <text:p text:style-name="P160">Ajouter le semrent d’hypocrate en piece jointe</text:p>
      <text:p text:style-name="P54"/>
      <text:p text:style-name="P54"/>
      <text:p text:style-name="P36"><text:soft-page-break/>Serment <text:span text:style-name="T225">d’Hippocrate</text:span> original :</text:p>
      <text:p text:style-name="P341"/>
      <text:p text:style-name="P391"><text:span text:style-name="T140">« Je jure par Apollon médecin, par </text:span><text:a xlink:type="simple" xlink:href="https://fr.vikidia.org/wiki/Esculape" text:style-name="Internet_20_link" text:visited-style-name="Visited_20_Internet_20_Link">Esculape</text:a><text:span text:style-name="T140">, Hygie et Panacée, par tous les </text:span><text:a xlink:type="simple" xlink:href="https://fr.vikidia.org/wiki/Mythologie_grecque" text:style-name="Internet_20_link" text:visited-style-name="Visited_20_Internet_20_Link">dieux</text:a><text:span text:style-name="T140"> et toutes les déesses, et je les prends à témoin que, dans la mesure de mes forces et de mes connaissances, je respecterai le serment et l'engagement écrit suivant :</text:span></text:p>
      <text:p text:style-name="P341">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41">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41">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73">Si je respecte mon serment sans jamais l'enfreindre, puissè-je jouir de la vie et de ma profession, et être honoré à jamais parmi les hommes. Mais si je viole et deviens parjure, qu'un sort contraire m'arrive ! »</text:p>
      <text:p text:style-name="P12"/>
      <text:p text:style-name="P7">Serment d’Hippocrate actuel :</text:p>
      <text:p text:style-name="P12"/>
      <text:p text:style-name="P313">Au moment d’être admis(e) à exercer la médecine, je promets et je jure d’être fidèle aux lois de l’honneur et de la probité.</text:p>
      <text:p text:style-name="P395">Mon premier souci sera de rétablir, de préserver ou de promouvoir la santé dans tous ses éléments, physiques et mentaux, individuels et sociaux.</text:p>
      <text:p text:style-name="P395"><text:soft-page-break/><text:span text:style-name="T59">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5">J’informerai les patients des décisions envisagées, de leurs raisons et de leurs conséquences.<text:line-break/>Je ne tromperai jamais leur confiance et n’exploiterai pas le pouvoir hérité des circonstances pour forcer les consciences.</text:p>
      <text:p text:style-name="P395">Je donnerai mes soins à l’indigent et à quiconque me les demandera. Je ne me laisserai pas influencer par la soif du gain ou la recherche de la gloire.</text:p>
      <text:p text:style-name="P395">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5">Je préserverai l’indépendance nécessaire à l’accomplissement de ma mission. Je n’entreprendrai rien qui dépasse mes compétences. Je les entretiendrai et les perfectionnerai pour assurer au mieux les services  qui me seront demandés.</text:p>
      <text:p text:style-name="P395">J’apporterai mon aide à mes confrères ainsi qu’à leurs familles dans l’adversité.</text:p>
      <text:p text:style-name="P395">Que les hommes et mes confrères m’accordent leur estime si je suis fidèle à mes promesses ; que je sois déshonoré(e) et méprisé(e) si j’y manque.</text:p>
      <text:p text:style-name="P12"/>
      <text:p text:style-name="P54"/>
      <text:p text:style-name="P329">Le code de Nuremberg ne sera jamais appliqué tel quel en droit français, mais sera une source d’inspiration majeure de nos lois relatives à la bioéthique.</text:p>
      <text:p text:style-name="P328"/>
      <text:p text:style-name="P328"/>
      <text:p text:style-name="P328"/>
      <text:p text:style-name="P328"/>
      <text:p text:style-name="P328"/>
      <text:p text:style-name="P328"/>
      <text:p text:style-name="P330"><text:soft-page-break/>Code de Nuremberg :</text:p>
      <text:p text:style-name="P328"/>
      <text:list xml:id="list832087427" text:style-name="L1">
        <text:list-item>
          <text:p text:style-name="P409">L’expérience doit être telle qu’elle produise des résultats avantageux pour le bien de la société, impossibles à obtenir par d’autres méthodes ou moyens d’étude, et pas aléatoires ou superflus par nature ;</text:p>
        </text:list-item>
        <text:list-item>
          <text:p text:style-name="P409">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09">L’expérience doit être conduite de façon telle que soient évitées toute souffrance et toute atteinte, physiques et mentales, non nécessaires ;</text:p>
        </text:list-item>
        <text:list-item>
          <text:p text:style-name="P409">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09">Le niveau des risques devant être pris ne doit jamais excéder celui de l’importance humanitaire du problème que doit résoudre l’expérience ;</text:p>
        </text:list-item>
        <text:list-item>
          <text:p text:style-name="P409">Les dispositions doivent être prises et les moyens fournis pour protéger le sujet d’expérience contre les éventualités, même ténues, de blessure, infirmité ou décès ;</text:p>
        </text:list-item>
        <text:list-item>
          <text:p text:style-name="P409">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09">Dans le déroulement de l’expérience, le sujet humain doit être libre de mettre un terme à l’expérience s’il a atteint l’état physique ou mental où la continuation de l’expérience lui semble impossible ;</text:p>
        </text:list-item>
        <text:list-item>
          <text:p text:style-name="P409">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54"/>
      <text:p text:style-name="P54"/>
      <text:p text:style-name="P54"/>
      <text:p text:style-name="P54"/>
      <text:p text:style-name="P54"/>
      <text:p text:style-name="P54"/>
      <text:p text:style-name="P142"><text:soft-page-break/>A la sortie de la guerre, la communauté internationale semble s’accorder sur le fait que le progrès technique ne peut se suffire à lui même et doit se concevoir en parallèle à une réflexion et un cadre éthique.</text:p>
      <text:p text:style-name="P143">En dehors de ce contexte historique favorable à un souci éthique, de nombreux défis sont soulevés par le développement de la biomédecine.</text:p>
      <text:p text:style-name="P54"/>
      <text:p text:style-name="P194"/>
      <text:p text:style-name="P195">Apparition de la biomédecine :</text:p>
      <text:p text:style-name="P102"/>
      <text:p text:style-name="P50">Cette alliance se réalise à la sortie de la seconde guerre mondial. <text:span text:style-name="T64">Il s’agit de la fusion entre la biologie et la médecine en une discipline commune. Elle est du entre autres:</text:span></text:p>
      <text:p text:style-name="P50"/>
      <text:p text:style-name="P50">- <text:span text:style-name="T226">Aux progrès</text:span> de la biologie moléculaire (découverte de l’ADN en 1953 par Watson et Crick, <text:span text:style-name="T63">sur la base d’un cliché rayon X Rosalind Franklin)</text:span></text:p>
      <text:p text:style-name="P50"/>
      <text:p text:style-name="P50">- <text:span text:style-name="T226">A l’intervention de l’état dans l’organisation de la recherche biomédicale ( fondation du CNRS en 1939)</text:span></text:p>
      <text:p text:style-name="P50"/>
      <text:p text:style-name="P50">- <text:span text:style-name="T226">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3"/>
      <text:p text:style-name="P102">Les progrès issue de la la biomédecine (alliance entre biologie et médecine) suscite des interrogations éthiques nouvelles.</text:p>
      <text:p text:style-name="P102">Ces interrogations interviennent tant dans l<text:span text:style-name="T65">eur </text:span>élaboration que dans l<text:span text:style-name="T65">eur </text:span>usage.</text:p>
      <text:p text:style-name="P102"><text:s/></text:p>
      <text:p text:style-name="P37">Exemple des progrès de la biomédecine : L’implant cochléaire</text:p>
      <text:p text:style-name="P103"/>
      <text:p text:style-name="P103">- En 1953, Djourno et <text:span text:style-name="T1">Eyres effectuent la première implantation.</text:span></text:p>
      <text:p text:style-name="P154">- Aux début des années 60, House développe un implant mono-canal mise en place par la fenêtre ronde.</text:p>
      <text:p text:style-name="P104">- <text:span text:style-name="T2">A la fin des années 70, Clark développe un porte multi-électrodes.</text:span></text:p>
      <text:p text:style-name="P105">- <text:span text:style-name="T3">Influence du développement du pacemaker sur les travaux de l’implant cochléaire (biocompatibilité, miniaturisation,...)</text:span></text:p>
      <text:p text:style-name="P105">- <text:span text:style-name="T2">Au milieu des années 80, l’extraction des pics formantiques grâce aux améliorations des technologies du traitement du signal.</text:span></text:p>
      <text:p text:style-name="P105"><text:soft-page-break/>- <text:span text:style-name="T3">A la fin des années 90, Ray Kurzweil (penseur du courant transhumaniste) évoque l’IC dans son livre </text:span><text:span text:style-name="T23">the age of spiritual machine</text:span></text:p>
      <text:p text:style-name="P105"/>
      <text:p text:style-name="P106">« 2029 : Les implants cochléaires, utilisés à l’origine uniquement comme moyen de compensation de <text:span text:style-name="T226">l’handicap</text:span> auditif, sont maintenant un objet d’usage courant. Ces implants permettent une communication <text:span text:style-name="T4">entre humains mais également avec les réseaux informatiques.</text:span></text:p>
      <text:p text:style-name="P52">Des stimulations neuronales directement au contact de différentes régions cérébrales ont été mise au point. Certaines régions sont ainsi contournés au profit d’un traitement numérique. »</text:p>
      <text:p text:style-name="P105"/>
      <text:p text:style-name="P105"/>
      <text:p text:style-name="P143">En résumé, le développement de la bioéthique <text:span text:style-name="T227">s’inscrit en réactions</text:span> <text:span text:style-name="T227">aux</text:span> atrocités de la seconde guerre mondiale. <text:span text:style-name="T227">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3"/>
      <text:p text:style-name="P23"/>
      <text:p text:style-name="P202">Conséquentialisme et déontologisme</text:p>
      <text:p text:style-name="P202"/>
      <text:p text:style-name="P202"/>
      <text:p text:style-name="P203"/>
      <text:p text:style-name="P44"><text:span text:style-name="T129">Ne confondons pas le déontologisme, encore appelé éthique déontologique (de </text:span><text:span text:style-name="Emphasis"><text:span text:style-name="T233">deon</text:span></text:span><text:span text:style-name="T129">, le devoir en grec), avec ce que l’on nomme une déontologie professionnelle, qui est un cadre définissant les normes et les recommandations propres à l’exercice d’une profession et devant garantir la qualité du service q</text:span><text:span text:style-name="T130">u’elle doit rendre. L’emploi généralisé du terme de déontologisme, pour désigner une option normative présentée comme concurrentielle au </text:span><text:span text:style-name="Strong_20_Emphasis"><text:span text:style-name="T130">conséquentialisme</text:span></text:span><text:span text:style-name="T130">, est relativement récent, puisqu’il remonte aux travaux de Rawls sur les principes de justice (</text:span><text:span text:style-name="Emphasis"><text:span text:style-name="T234">Théorie de la justice</text:span></text:span><text:span text:style-name="T130">). Comment définir simplement le déo</text:span><text:span text:style-name="T129">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text:span><text:soft-page-break/><text:span text:style-name="T129">préférable à une attitude qui pose la question de ce qui doit être</text:span><text:span text:style-name="T131"> </text:span><text:span text:style-name="T129">impérativement fait ou évité. </text:span></text:p>
      <text:p text:style-name="P301">Kant est un exemple courant d’une philosophie déontologique.</text:p>
      <text:p text:style-name="P301"/>
      <text:p text:style-name="P302"/>
      <text:p text:style-name="P204">Kant :</text:p>
      <text:p text:style-name="P38"/>
      <text:p text:style-name="P144">Kant est né en 1724 en Prusse. Il est le quatrième d’une famille de 11 enfants. D’origine modeste, il se destinait à la théologie, mais ses centres <text:span text:style-name="T177">d’intérêts</text:span> vont rapidement dépasser <text:span text:style-name="T177">cette discipline. Kant deviendra un grand connaisseur de la physique newtonienne, de la morale rousseauiste, du scepticisme de Hume, de la pyrotechnie…</text:span></text:p>
      <text:p text:style-name="P144"><text:span text:style-name="T177">C</text:span>es <text:span text:style-name="T177">4 </text:span>œuvres majeures <text:span text:style-name="T177">sont</text:span>:</text:p>
      <text:p text:style-name="P144">- Critique de la raison pure <text:span text:style-name="T177">(1781)</text:span></text:p>
      <text:p text:style-name="P144">- Fondement de la métaphysique des mœurs <text:span text:style-name="T177">(1785)</text:span></text:p>
      <text:p text:style-name="P144">- Critique de la raison pratique <text:span text:style-name="T177">(1788)</text:span></text:p>
      <text:p text:style-name="P144">- <text:span text:style-name="T177">F</text:span>ondement de la faculté de juger <text:span text:style-name="T177">(1790)</text:span></text:p>
      <text:p text:style-name="P145">Il meurt en 1804 dans sa ville natale.</text:p>
      <text:p text:style-name="P145"/>
      <text:p text:style-name="P145">La philosophie kantienne s’articule autour d’une double rupture :</text:p>
      <text:p text:style-name="P145">- Rupture avec la tradition hellénique</text:p>
      <text:p text:style-name="P145">- Rupture avec le christianisme</text:p>
      <text:p text:style-name="P145"/>
      <text:p text:style-name="P146">Cette scission avec ces deux traditions s’exprime dans la critique de la raison pratique, ouvrage dans lequel il développe les bases de sa philosophie morale.</text:p>
      <text:p text:style-name="P146"/>
      <text:p text:style-name="P196">La rupture cosmologico-éthique :</text:p>
      <text:p text:style-name="P146"/>
      <text:p text:style-name="P146">Les Grecques décrivent le monde comme un organisme vivant, un ensemble parfaitement ordonné.</text:p>
      <text:p text:style-name="P146">De cet ordonnancement du monde découle un hiérarchie <text:span text:style-name="T178">naturelle</text:span> des êtres.</text:p>
      <text:p text:style-name="P146">Cette morale aristocratique va dominer l’Europe jusqu’à la révolution française. On la retrouve dans la morale féodale, et elle est encore présente dans la morale bourgeoise post révolutionnaire.</text:p>
      <text:p text:style-name="P144"/>
      <text:p text:style-name="P144"/>
      <text:p text:style-name="P176"><text:soft-page-break/><text:span text:style-name="T38">Dans la République, Platon décri</text:span><text:span text:style-name="T10">t son</text:span><text:span text:style-name="T84"> régime politique idéal </text:span><text:span text:style-name="T88">comme</text:span><text:span text:style-name="T84"> une aristocratie où le savoir et la raison dominent.</text:span></text:p>
      <text:p text:style-name="P179"><text:span text:style-name="T84">Au sommet de l’état gouverne un philosophe-roi. L’armée est dirigée par des gardiens. Le peuple </text:span><text:span text:style-name="T89">ne guident pas les affaires de la cité, il est situé au bas de la pyramide.</text:span></text:p>
      <text:p text:style-name="P234"/>
      <text:p text:style-name="P235">L’éthique aristocratique s’appuie sur cette hiérarchie naturelle des êtres. Elle stipule que la vertu se confond avec l’excellence naturelle. Et dans la tradition grecque, l’excellence c’est le juste milieu.</text:p>
      <text:p text:style-name="P235">L’œil idéal est celui qui n’est ni myope, ni hypermétrope.</text:p>
      <text:p text:style-name="P235">Le courage est le juste milieu entre la lâcheté et la témérité.</text:p>
      <text:p text:style-name="P235"/>
      <text:p text:style-name="P180"><text:span text:style-name="T84">La vertu est lié aux talents naturelles. Elle </text:span><text:span text:style-name="T90">est </text:span><text:span text:style-name="T84">établit à la naissance.</text:span></text:p>
      <text:p text:style-name="P235"/>
      <text:p text:style-name="P236">Dans le fondement de la métaphysique des mœurs, Kant exprime tout le contraire :</text:p>
      <text:p text:style-name="P236"/>
      <text:p text:style-name="P268">«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6"/>
      <text:p text:style-name="P236">On retrouve cette idée dans le christianisme avec la parabole des talents selon St Mathieu :</text:p>
      <text:p text:style-name="P236"/>
      <text:p text:style-name="P308"><text:span text:style-name="T77">«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8">l’argent de son maître</text:span></text:span><text:span text:style-name="T77">.</text:span></text:p>
      <text:p text:style-name="P396"><text:soft-page-break/>Longtemps après, le maître de ces serviteurs revint, et leur fit rendre compte. Celui qui avait reçu les cinq talents s’approcha, en apportant cinq autres talents, et il dit : « Seigneur, tu m’as remis cinq talents ; voici, j’en ai gagné cinq autres. »</text:p>
      <text:p text:style-name="P396">Son maître lui dit : « C’est bien, bon et fidèle serviteur ; tu as été fidèle en peu de chose, je te confierai beaucoup ; entre dans la joie de ton maître ! »</text:p>
      <text:p text:style-name="P393">Celui qui avait reçu les deux talents s’approcha aussi, et il dit: « Seigneur, tu m’as remis deux <text:span text:style-name="T235">talents</text:span> ; voici, j’en ai gagné deux autres. »</text:p>
      <text:p text:style-name="P393">Son maître lui dit : « C’est bien, bon et fidèle serviteur; tu as été fidèle en peu de chose, je te confierai beaucoup ; entre dans la <text:span text:style-name="T235">joie de ton maître</text:span> ! »</text:p>
      <text:p text:style-name="P396">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4"><text:span text:style-name="T77">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8">intérêt</text:span></text:span><text:span text:style-name="T77">.</text:span></text:p>
      <text:p text:style-name="P396">«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1"><text:span text:style-name="T84">Les talents ne sont pas en soi vertueux. </text:span><text:span text:style-name="T91">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7"/>
      <text:p text:style-name="P182"><text:span text:style-name="T84">Kant rejette l’éthique aristocratique, en inscrivant sa morale dans la tradition chrétienne. Il en apporte cependant une justification rationnelle, </text:span><text:span text:style-name="T92">sans obligation d’en appeler à la foi.</text:span></text:p>
      <text:p text:style-name="P237"/>
      <text:p text:style-name="P238"><text:soft-page-break/>L’idée d’égalité découle naturellement de l’éthique kantienne. Pour Kant, que l’on soit Einstein ou un trisomique ne fait aucune différence, seul l’effort morale compte.</text:p>
      <text:p text:style-name="P237"/>
      <text:p text:style-name="P183"><text:span text:style-name="T91">T</text:span><text:span text:style-name="T84">ocqueville, dans la démocratie en Amérique, s’interroge sur l’unicité de l’humanité. </text:span><text:span text:style-name="T93">Kant y répond par l’affirmative. Et c’est de cette humanité unique que va naître l’idée démocratique.</text:span></text:p>
      <text:p text:style-name="P239">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9"/>
      <text:p text:style-name="P184"><text:span text:style-name="T93">K</text:span><text:span text:style-name="T84">ant annonce donc la fin du </text:span><text:span text:style-name="T102">cosmologico-éthique</text:span><text:span text:style-name="T84">.</text:span></text:p>
      <text:p text:style-name="P240"/>
      <text:p text:style-name="P240"/>
      <text:p text:style-name="P271">La rupture théologico-éthique :</text:p>
      <text:p text:style-name="P240"/>
      <text:p text:style-name="P240">Dans la morale religieuse, on invite les croyants à se conformer à un certains nombre de principe éthique (le décalogue), parce qu’il s’agit fondamentalement d’obéir à Dieu.</text:p>
      <text:p text:style-name="P240">Si nous agissons moralement pour faire plaisir à dieu et gagner le paradis, ou que nous le craignons <text:s/>et que l’on ne souhaite pas finir en enfer. Alors nous dit Kant, l’acte moral devient intéressé et perd de facto son caractère éthique. </text:p>
      <text:p text:style-name="P240"/>
      <text:p text:style-name="P184"><text:span text:style-name="T84">Dans les leçons sur </text:span><text:span text:style-name="T94">la</text:span><text:span text:style-name="T84"> théorie philosophique de la religion, </text:span><text:span text:style-name="T94">Kant écrit :</text:span></text:p>
      <text:p text:style-name="P241">«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1"><text:soft-page-break/></text:p>
      <text:p text:style-name="P185"><text:span text:style-name="T84">Ici, Kant annonce la fin du </text:span><text:span text:style-name="T102">théologico-éthique.</text:span></text:p>
      <text:p text:style-name="P264"/>
      <text:p text:style-name="P245">Ainsi là où les grecques placé comme valeur suprême, l’ordre cosmologique. Et les chrétiens, Dieu. Kant y place l’homme.</text:p>
      <text:p text:style-name="P245">Le respect des autres devient plus important que le respect de dieu, ou de l’ordre naturelle.</text:p>
      <text:p text:style-name="P264"/>
      <text:p text:style-name="P246">« La liberté des uns s’arrête là où commence celle des autres »</text:p>
      <text:p text:style-name="P246"/>
      <text:p text:style-name="P272">Distinction entre l’homme et l’animal :</text:p>
      <text:p text:style-name="P246"/>
      <text:p text:style-name="P190"><text:span text:style-name="T83">Dans cette distinction, Kant cherche un trait fondateur de sa morale, </text:span><text:span text:style-name="T103">qui justifierait de mettre l’Homme au centre de sa philosophie.</text:span></text:p>
      <text:p text:style-name="P246"/>
      <text:p text:style-name="P248">La recherche de traits distinctifs entre l’homme et l’animal est nourrit par une longue tradition philosophique qui remonte à l’antiquité.</text:p>
      <text:p text:style-name="P248">Descartes considère ainsi que l’animal n’a ni âme, ni raison, au contraire de l’homme.</text:p>
      <text:p text:style-name="P246"/>
      <text:p text:style-name="P191"><text:span text:style-name="T105">R</text:span><text:span text:style-name="T83">ousseau considère que les animaux possèdent un certains degrés d’intelligence, et refuse cet </text:span><text:span text:style-name="T104">distinction</text:span><text:span text:style-name="T83"> par la raison. Le langage est également écarté.</text:span></text:p>
      <text:p text:style-name="P247">Aux yeux de Rousseau, l’animal est entièrement programmé par son instinct. Au contraire, l’homme est tellement peu guidé par la nature qu’il peut connaître des <text:span text:style-name="T236">excès et</text:span> qu’il peut <text:span text:style-name="T236">même</text:span> en mourir.</text:p>
      <text:p text:style-name="P25"/>
      <text:p text:style-name="P5"><text:span text:style-name="T32">« ...</text:span><text:span text:style-name="T114"> </text:span><text:span text:style-name="T118">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2"/>
      <text:p text:style-name="P242">Et c’est finalement cet excès que l’on appelle liberté. Libre arbitre qui permettra le choix entre le bien et le mal. Libre arbitre qui fondera toute la morale kantienne.</text:p>
      <text:p text:style-name="P242"/>
      <text:p text:style-name="P242"><text:soft-page-break/>La liberté fait entrer l’homme dans une histoire, son histoire individuelle et la grande histoire.</text:p>
      <text:p text:style-name="P242"/>
      <text:p text:style-name="P243">De part son comportement instinctif, l’animal n’a quasiment pas besoin d’éducation.</text:p>
      <text:p text:style-name="P244">Et c’est de part sa liberté, que l’homme nécessite une éducation.</text:p>
      <text:p text:style-name="P25"/>
      <text:p text:style-name="P17">«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5"/>
      <text:p text:style-name="P147">Similarité avec la « mauvaise foi » de Sartre</text:p>
      <text:p text:style-name="P25"/>
      <text:p text:style-name="P39">le désintéressement</text:p>
      <text:p text:style-name="P147"/>
      <text:p text:style-name="P148">Si l’on considère la liberté comme opposition à la nature. Et que l’on considère la nature comme tendance à assouvir son propre intérêt.</text:p>
      <text:p text:style-name="P39"><text:span text:style-name="T31">La liberté </text:span><text:span text:style-name="T39">devient</text:span><text:span text:style-name="T31"> capacité à s’extraire de </text:span><text:span text:style-name="T39">son</text:span><text:span text:style-name="T31"> égoïsme, </text:span><text:span text:style-name="T39">la liberté devient désintéressement, condition de l’altruisme.</text:span></text:p>
      <text:p text:style-name="P25"/>
      <text:p text:style-name="P40">L’universalisme :</text:p>
      <text:p text:style-name="P148"/>
      <text:p text:style-name="P148"><text:soft-page-break/>Pour prendre en compte l’intérêt général, l’universel, je dois être capable de mettre entre parenthèse mes intérêts particuliers. La encore je dois faire usage de ma liberté, comme moyen de m’écarter de mes penchants naturels.</text:p>
      <text:p text:style-name="P148"/>
      <text:p text:style-name="P41">L’impératif :</text:p>
      <text:p text:style-name="P149"/>
      <text:p text:style-name="P149">morale de l’effort, morale de l’impératif, morale méritocratique. Ce n’est pas une morale naturelle comme peut l’être la morale aristocratique.</text:p>
      <text:p text:style-name="P149"/>
      <text:p text:style-name="P149">Cette morale kantienne prend donc la forme d’une série d’impératif. Les 3 types d’impératifs :</text:p>
      <text:p text:style-name="P149">les impératifs hypothétique (l’utilitarisme)</text:p>
      <text:p text:style-name="P149">Si...alors</text:p>
      <text:p text:style-name="P149">technique</text:p>
      <text:p text:style-name="P149">raisons instrumentales</text:p>
      <text:p text:style-name="P149"/>
      <text:p text:style-name="P149">impératifs de la prudence: (morale aristotélicienne) </text:p>
      <text:p text:style-name="P149">la fin est issue du sens commun.</text:p>
      <text:p text:style-name="P149">Si tu veux être en bonne santé, alors...</text:p>
      <text:p text:style-name="P149"/>
      <text:p text:style-name="P149">impératifs catégorique :</text:p>
      <text:p text:style-name="P149">Toujours, tu dois…</text:p>
      <text:p text:style-name="P150">la fin qui touche à l’accord de l’humanité avec elle-même</text:p>
      <text:p text:style-name="P149">raisons pratique</text:p>
      <text:p text:style-name="P149">raison objectif</text:p>
      <text:p text:style-name="P149"/>
      <text:p text:style-name="P151">Le déterminisme chez Kant :</text:p>
      <text:p text:style-name="P151"/>
      <text:p text:style-name="P151">Principe de causalité : tout effet a une cause.</text:p>
      <text:p text:style-name="P151"/>
      <text:p text:style-name="P151">Le principe de causalité s’oppose au libre arbitre.</text:p>
      <text:p text:style-name="P151"/>
      <text:p text:style-name="P152">Karl Popper : le déterminisme n’est pas un fait scientifique car ce n’est pas un fait falsifiable.</text:p>
      <text:p text:style-name="P152"/>
      <text:p text:style-name="P152">3ème antinomie de la critique de la raison pure :</text:p>
      <text:p text:style-name="P152"/>
      <text:p text:style-name="P152">La cause étant l’effet de sa propre cause.</text:p>
      <text:p text:style-name="P152"><text:soft-page-break/>Soit il est possible de remonter jusqu’à une cause première (que Leibniz appellera Dieu). Mais cette cause première n’a elle même pas de cause et contredit le principe qu’elle a fondé.</text:p>
      <text:p text:style-name="P152">Soit la série de cause-effet est infini, or cette cause infini est inaccessible à la <text:span text:style-name="T182">connaissance.</text:span></text:p>
      <text:p text:style-name="P152">Dans l’esprit de Kant, Déterminisme et liberté sont des concepts inaccessible à la connaissance. Il s’agit de postulat</text:p>
      <text:p text:style-name="P153">Le libre arbitre est une nécessité à la conception de la morale.</text:p>
      <text:p text:style-name="P25"/>
      <text:p text:style-name="P205"/>
      <text:p text:style-name="P3"><text:span text:style-name="T74">Le conséquentialisme</text:span><text:span text:style-name="T80"> </text:span><text:span text:style-name="T74">fait partie des </text:span><text:span text:style-name="T82">éthiques</text:span><text:span text:style-name="T80"> </text:span><text:a xlink:type="simple" xlink:href="https://fr.wikipedia.org/wiki/Téléologie" text:style-name="Internet_20_link" text:visited-style-name="Visited_20_Internet_20_Link"><text:span text:style-name="T82">téléologiques</text:span></text:a><text:span text:style-name="T80"> </text:span><text:span text:style-name="T74">et constitue l'ensemble des théories morales qui soutiennent que ce sont les conséquences d'une action donnée qui doivent constituer la base de tout jugement moral de ladite action.</text:span></text:p>
      <text:p text:style-name="P304"><text:span text:style-name="T74">L’</text:span><text:span text:style-name="T73">utilitarisme est un exemple typique de morale conséquentialiste</text:span></text:p>
      <text:p text:style-name="P261"/>
      <text:p text:style-name="P261"/>
      <text:p text:style-name="P361">L’utilitarisme :</text:p>
      <text:p text:style-name="P342"/>
      <text:p text:style-name="P344">Tout comme le kantisme, l’utilitarisme est une morale laïque. Dans le sens, où elle ne fonde pas ses principes dans un être suprême.</text:p>
      <text:p text:style-name="P344">Cependant elle rejette le principe du bien en soi kantien, <text:span text:style-name="T186">pour le remplacer par le principe d’utilité.</text:span></text:p>
      <text:p text:style-name="P344"/>
      <text:p text:style-name="P344"/>
      <text:p text:style-name="P390"><text:span text:style-name="T69">« U</text:span><text:span text:style-name="T68">ne action est dite conforme au principe d'utilité [...] lorsque </text:span><text:span text:style-name="Emphasis"><text:span text:style-name="T139">sa tendance </text:span></text:span><text:span text:style-name="T68">à augmenter le bonheur de la communauté est plus grande que sa tendance à le diminuer » </text:span></text:p>
      <text:p text:style-name="P316">Bentham</text:p>
      <text:p text:style-name="P342"/>
      <text:p text:style-name="P342">La philosophie utilitariste peut être résumé par l’expression : </text:p>
      <text:p text:style-name="P368">« Le plus grand bonheur pour le plus grand nombre »</text:p>
      <text:p text:style-name="P342"><text:span text:style-name="T228">Pour être plus précis et pour citer </text:span>Bentham <text:span text:style-name="T185">(1748-1832)</text:span> :</text:p>
      <text:p text:style-name="P342"/>
      <text:p text:style-name="P374">« <text:span text:style-name="T228">Le plus grand bonheur du plus grand nombre est la mesure du juste et de l’injuste »</text:span></text:p>
      <text:p text:style-name="P342"/>
      <text:p text:style-name="P343"><text:soft-page-break/>Chez Kant, <text:span text:style-name="T187">le principe d’utilité ou </text:span>le principe du bonheur, <text:s/>est rejeté comme est rejeté tout principe de caractère téléologique qui prétendrait déterminer le devoir moral<text:span text:style-name="T188">(impératif hypothétique)</text:span>.</text:p>
      <text:p text:style-name="P345"><text:span text:style-name="T189">L</text:span>e bonheur présente un caractère empirique, subjectif voir égoïste, là ou Kant essaye de fonder son éthique sur la raison,l’universalisme, et l’altruisme.</text:p>
      <text:p text:style-name="P345"/>
      <text:p text:style-name="P346">Dans son rejet du bonheur comme fondement de sa métaphysique, Kant soulève l’aspect ambigu <text:span text:style-name="T228">et </text:span>malléable de cette notion. Kant parle du bonheur comme « d’impénétrables ténêbres ».</text:p>
      <text:p text:style-name="P346"><text:s/></text:p>
      <text:p text:style-name="P347">John Stuart Mill <text:span text:style-name="T190">le </text:span>reconnaît, <text:span text:style-name="T190">lorsqu’il écrit en 1838</text:span> :</text:p>
      <text:p text:style-name="P317">« L'utilité ou le bonheur sont des fins beaucoup trop complexes et mal définies pour être recherchées autrement qu'à travers une série de fins secondaires ». </text:p>
      <text:p text:style-name="P325"/>
      <text:p text:style-name="P379"><text:span text:style-name="T118">Et dans son Autobiographie, </text:span><text:span text:style-name="T120">e</text:span><text:span text:style-name="T121">n 1873, il précise: </text:span><text:span text:style-name="T125">«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9"/>
      <text:p text:style-name="P380"><text:span text:style-name="T125">L</text:span><text:span text:style-name="T124">a quantification du bonheur est une problème typiquement utilitariste. Que l’on retrouve dans les ouvrages de tous les grands auteurs de cette philosophie téléologique.</text:span></text:p>
      <text:p text:style-name="P345"/>
      <text:p text:style-name="P348">Bentham propose de quantifier le bonheur par une somme des plaisirs.</text:p>
      <text:p text:style-name="P348">Dans cette arithmétique des plaisirs, on associe un coefficient plus ou moins fort à chaque plaisir en fonction de :</text:p>
      <text:p text:style-name="P348">- Son intensité</text:p>
      <text:p text:style-name="P348">- Sa durée</text:p>
      <text:p text:style-name="P348">- Sa probabilité</text:p>
      <text:p text:style-name="P348">- Sa proximité</text:p>
      <text:p text:style-name="P348">- Sa fécondité</text:p>
      <text:p text:style-name="P348">- Son étendue</text:p>
      <text:p text:style-name="P348">Et on soustrait les peines sur le même principe.</text:p>
      <text:p text:style-name="P349"><text:soft-page-break/>L’arithmétique de Bentham ne se réduit pas aux plaisirs sensuels, son calcul inclut également des plaisirs intellectuels, moraux…</text:p>
      <text:p text:style-name="P314">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5">De ce point de vue, la philosophie utilitariste est beaucoup plus subtil que certains détracteurs voudraient faire croire.</text:p>
      <text:p text:style-name="P315"/>
      <text:p text:style-name="P378"><text:span text:style-name="T228">Il</text:span> ne s’attend pas <text:span text:style-name="T228">non plus</text:span> à ce que tout un chacun effectue réellement ces calculs. Il l’envisage d’avantage comme un idéal théorique. Il écrit :</text:p>
      <text:p text:style-name="P378"/>
      <text:p text:style-name="P318">«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3"/>
      <text:p text:style-name="P383"/>
      <text:p text:style-name="P383"/>
      <text:p text:style-name="P383"/>
      <text:p text:style-name="P381">John Stuart Mill <text:span text:style-name="T228">(le disciple de Bentham)</text:span> critiquera l’approche quantitative de son maître, <text:span text:style-name="T191">et préférera limiter dans sa philosophie l’aspect substituable des plaisirs, les uns par rapport aux autres. Il exprime cette idée dans un court texte </text:span></text:p>
      <text:p text:style-name="P382"/>
      <text:p text:style-name="P266">«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66"/>
      <text:p text:style-name="P266">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67">Croire qu’en manifestant une telle préférence, on sacrifie quelque chose de son bonheur,<text:span text:style-name="T229">[...]</text:span>, c’est confondre les deux idées très différentes de bonheur et de satisfaction.»</text:p>
      <text:p text:style-name="P384"/>
      <text:p text:style-name="P356"><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50"/>
      <text:p text:style-name="P350"/>
      <text:p text:style-name="P350"/>
      <text:p text:style-name="P351">Ce texte laisse apercevoir en filigrane l’aporie de l’utilitarisme des préférences.</text:p>
      <text:p text:style-name="P351"/>
      <text:p text:style-name="P352">A savoir que l’on peut envisager des situations où les préférences personnels <text:span text:style-name="T192">(préférence pour un état par rapport à un autre)</text:span> ne suivent pas le chemin du plus grand bonheur. Pour illustrer d’avantage ce propos, je vais utiliser l’<text:span text:style-name="T230">allégorie de la</text:span> machine de Nozick :</text:p>
      <text:p text:style-name="P353"/>
      <text:p text:style-name="P321">«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52"/>
      <text:p text:style-name="P354">Une alternative à l’utilitarisme hédoniste est l’utilitarisme des préférences.</text:p>
      <text:p text:style-name="P354">Dans cette branche de l’utilitarisme, on préférera privilégier la maximisation des préférences à celles du bonheur.</text:p>
      <text:p text:style-name="P354">Cette philosophie résout un certains nombre de problème de l’utilitarisme classique mais pas tous, et en soulève de nouveau. <text:span text:style-name="T230">Les problématiques soulevaient par l’utilitarisme sont nombreuse, tout comme le sont celles soulevés par le kantisme. Je vous en propose quelques unes dans la section suivante :</text:span></text:p>
      <text:p text:style-name="P354"/>
      <text:p text:style-name="P369">Le problème de <text:span text:style-name="T193">l’infini</text:span></text:p>
      <text:p text:style-name="P354"/>
      <text:p text:style-name="P356">Pour évoquer cette problématique, j’utiliserais encore Nozik avec son allégorie du monstre utilitaire : </text:p>
      <text:p text:style-name="P385"/>
      <text:p text:style-name="P324">«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54"/>
      <text:p text:style-name="P369">Le problème des préférences non informés</text:p>
      <text:p text:style-name="P354"/>
      <text:p text:style-name="P356"><text:span text:style-name="T231">Le choix dans les</text:span> préférences doi<text:span text:style-name="T231">t se faire sur la base d’une information</text:span> valide.</text:p>
      <text:p text:style-name="P356">Par exemple si je vous propose de boire un verre, il est évident que la moralité de mon acte est déterminé par ma connaissance du contenu du verre.</text:p>
      <text:p text:style-name="P358">Si celui ne contient que de l’eau, l’acte est jugé moral. Si celui ci contient du poison ET que j’en ai la connaissance, l’acte est jugé immoral. </text:p>
      <text:p text:style-name="P357"><text:span text:style-name="T231">Mais quand est il </text:span><text:s/><text:span text:style-name="T231">du verre offert et dont j’ignore le contenu ?</text:span></text:p>
      <text:p text:style-name="P356"/>
      <text:p text:style-name="P369">Le problème des préférences implicite et verbale</text:p>
      <text:p text:style-name="P354"/>
      <text:p text:style-name="P358">Les préférences qui doivent être prise en compte par le principe d’utilité doivent elles se limiter à celles exprimer verbalement par le sujet, ou bien doit on considérer d’avantage les préférences psychologiques ?</text:p>
      <text:p text:style-name="P358">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54"/>
      <text:p text:style-name="P355"/>
      <text:p text:style-name="P355">L’utilitarisme négatif <text:span text:style-name="T231">est une autre variante de l’utilitarisme. Cette philosophie utilitariste ne</text:span> prend en compte <text:span text:style-name="T231">que </text:span>la minimisation des souffrances</text:p>
      <text:p text:style-name="P353"/>
      <text:p text:style-name="P358">Le développement de ces différents courants (utilitarisme hédoniste, des préférences, négatifs,…) s’explique par une volonté de répondre aux critiques que la pensée utilitariste a pu connaître au cours des siècles.</text:p>
      <text:p text:style-name="P353"/>
      <text:p text:style-name="P388">L’utilitarisme et l’humanisme :</text:p>
      <text:p text:style-name="P353"/>
      <text:p text:style-name="P358">Alors que le Kantisme s’installe pleinement dans une tradition humaniste.</text:p>
      <text:p text:style-name="P353">L’utilitarisme ne peut être qualifier de morale <text:span text:style-name="T232">à proprement parlé </text:span>humaniste pour deux raisons :</text:p>
      <text:p text:style-name="P353">- La plus évidente est qu’elle ne concerne pas seulement l’homme, mais l’ensemble des êtres sensibles.</text:p>
      <text:p text:style-name="P359">De ce fait, les utilitaristes sont souvent de grand défenseurs du monde animal (Peter Singer).</text:p>
      <text:p text:style-name="P359">Les utilitaristes ont été également les premiers à réclamer une égalité de droits entre homme et femme (Bentham).</text:p>
      <text:p text:style-name="P353">- l’utilitarisme implique de faire ce qui est utile. Or contrairement au devoir kantien (impéatif catégorique), l’utile est empirique, relatif, et relève du contexte. <text:span text:style-name="T232">Il n’exclut pas l’homme mais n’en fait pas un fondamental et absolu.</text:span></text:p>
      <text:p text:style-name="P359"/>
      <text:p text:style-name="P387">L’utilitarisme et le libéralisme :</text:p>
      <text:p text:style-name="P342"/>
      <text:p text:style-name="P323"><text:span text:style-name="T181">L</text:span><text:span text:style-name="T180">’utilitarisme </text:span><text:span text:style-name="T181">n’est pas</text:span><text:span text:style-name="T180"> un économisme , même s’il ne répugne pas à insérer les questions économiques dans les questions éthiques. </text:span><text:span text:style-name="T181">L’utilitarisme ne milite pas pour </text:span><text:span text:style-name="T180">la promotion exclusive des questions financières. </text:span><text:span text:style-name="T181">Il est avant tout </text:span><text:span text:style-name="T180">une théorie du bonheur, du plus grand bonheur pour le plus grand nombre.</text:span></text:p>
      <text:p text:style-name="P322"><text:span text:style-name="T180">M</text:span><text:span text:style-name="T179">ais il semblerait que certains ne lui pardonne pas d’avoir engendrer le libéralisme économique, et manque de rigueur dans leur analyse.</text:span></text:p>
      <text:p text:style-name="P326"/>
      <text:p text:style-name="P320"><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62"/>
      <text:p text:style-name="P20"/>
      <text:p text:style-name="P24"/>
      <text:p text:style-name="P201">Le respect :</text:p>
      <text:p text:style-name="P21"/>
      <text:p text:style-name="P107">La pudeur présente certains charmes de sorte que l’on peut l’aimer. La dignité n’en a point, de sorte qu’on la respecte.</text:p>
      <text:p text:style-name="P107"/>
      <text:p text:style-name="P197">Le<text:span text:style-name="T236">s</text:span> opposé<text:span text:style-name="T236">s, le respect et la violence :</text:span></text:p>
      <text:p text:style-name="P107"/>
      <text:p text:style-name="P107">La violence n’est pas l’opposé de la douceur, mais du respect.</text:p>
      <text:p text:style-name="P107">Il y a violence, là où il y a <text:span text:style-name="T236">violation</text:span> <text:span text:style-name="T5">(de la personne).</text:span></text:p>
      <text:p text:style-name="P109">Kant <text:span text:style-name="T236">écrit</text:span>: « Ne traites jamais autrui <text:span text:style-name="T59">simplement </text:span>comme un moyen, mais <text:span text:style-name="T59">toujours en même temps</text:span> comme une fin en soi ».</text:p>
      <text:p text:style-name="P109">Etre violent c’est réduire l’autre au statut de moyen ou au statut d’objet.</text:p>
      <text:p text:style-name="P109"><text:soft-page-break/>Respecter autrui c’est ne pas réduire autrui au statut de moyen, au statut d’objet. </text:p>
      <text:p text:style-name="P109">Il n’est pas illicite de traiter autrui comme un moyen. Ce qui est immoral c’est de le traiter SEULEMENT comme un moyen.</text:p>
      <text:p text:style-name="P108">Le patient utilise son médecin comme un moyen de retrouver la santé.</text:p>
      <text:p text:style-name="P108">Le malentendant utilise son audio<text:span text:style-name="T237">prothésiste</text:span> comme un moyen de <text:span text:style-name="T237">retrouver un part de son</text:span> audition.</text:p>
      <text:p text:style-name="P108">La violence, c’est toujours la réduction de l’autre au statut de moyen, au statut d’objet.</text:p>
      <text:p text:style-name="P108"/>
      <text:p text:style-name="P198">Le<text:span text:style-name="T237">s synonymes du respect :</text:span></text:p>
      <text:p text:style-name="P110"/>
      <text:p text:style-name="P111">- L’inclination</text:p>
      <text:p text:style-name="P111">- <text:span text:style-name="T237">L</text:span>’amour</text:p>
      <text:p text:style-name="P111">- <text:span text:style-name="T237">L</text:span>’amitié</text:p>
      <text:p text:style-name="P111">autorise à traiter l’autre comme une fin. <text:span text:style-name="T237">Pour autant il se distingue du respect.</text:span></text:p>
      <text:p text:style-name="P108"/>
      <text:p text:style-name="P165">Le respect et l’inclination :</text:p>
      <text:p text:style-name="P108"/>
      <text:p text:style-name="P108">« <text:span text:style-name="T6">J’éprouve pour vous marquise une très forte inclination »</text:span></text:p>
      <text:p text:style-name="P110">L’inclination invite au <text:span text:style-name="T237">rapprochement</text:span>, alors qu’il y a dans le respect un force qui incite à la distance.</text:p>
      <text:p text:style-name="P110">Tenir en respect, c’est tenir à distance.</text:p>
      <text:p text:style-name="P166"/>
      <text:p text:style-name="P167">Le respect et l’amour:</text:p>
      <text:p text:style-name="P112"/>
      <text:p text:style-name="P110">Dans la critique de la faculté de juger, Kant écrit : <text:span text:style-name="T20">« l’amitié c’est la synthèse de l’amour et du respect . L’amour </text:span><text:span text:style-name="T24">contenant</text:span><text:span text:style-name="T20"> une force d’attraction. </text:span><text:span text:style-name="T24">L</text:span><text:span text:style-name="T20">e respect, une force de distanciation»</text:span></text:p>
      <text:p text:style-name="P113"/>
      <text:p text:style-name="P112">Le corrolaire de cette définition, c’est que l’on peut respecter sans aimer, et également aimer sans respecter.</text:p>
      <text:p text:style-name="P112">Kant précise qu’il y a entre l’amour et le respect une union synthétique et non une union analytique.</text:p>
      <text:p text:style-name="P112">Dans une union analytique, un <text:span text:style-name="T237">élément</text:span> ne peut aller sans l’autre.</text:p>
      <text:p text:style-name="P112">L’amitié <text:span text:style-name="T237">opère</text:span> la <text:span text:style-name="T237">synthèse</text:span> entre l’amour et le respect.</text:p>
      <text:p text:style-name="P112"/>
      <text:p text:style-name="P112">l’amour sans le respect :</text:p>
      <text:p text:style-name="P112"><text:soft-page-break/>- La mère abusive <text:span text:style-name="T7">va s’ingénier a couper toutes les relations que son fils pourrait nouer avec d’autres femmes afin de le garder proche d’elle. Elle ne lui accorde pas cette distance respectueuse a son fils.</text:span></text:p>
      <text:p text:style-name="P112">- <text:span text:style-name="T7">Le mari jaloux : le jaloux c’est celui qui veut vous posséder comme il posséderait un objet.</text:span></text:p>
      <text:p text:style-name="P114">Dans un amour de Swan. Charle Swan fait des histoires à Odette s’étonnant qu ‘elle rentre à la maison à 5h30 au lieu de 5h20. </text:p>
      <text:p text:style-name="P115">Apres avoir fait l’amour, Odette reve...Mais de qui reve t elle ?</text:p>
      <text:p text:style-name="P115">Ce n’est pas possible de posséder un être totalement, et l’être aimé ne fait pas exception. Car l’être possède une intériorité</text:p>
      <text:p text:style-name="P115">Un autre exemple, Don José dans carmen en apprenant que carmen ne l’aime plus, aussitôt l’assassine.</text:p>
      <text:p text:style-name="P115">Carmen, Carmen, ma carmen adorée, c’est moi qui t es tué ?</text:p>
      <text:p text:style-name="P115"/>
      <text:p text:style-name="P115">L’amour c’est la célébration d’un être et de sa manière d’être.</text:p>
      <text:p text:style-name="P115">Comme disait Spinoza, « Je suis joyeux à l’idée que tu existes. »</text:p>
      <text:p text:style-name="P116">Le simple faite que tu sois et que tu sois comme tu es, me remplis de joie.</text:p>
      <text:p text:style-name="P116">L’amour rentre en <text:span text:style-name="T237">résonance</text:span> avec notre besoin de légitimer notre être.</text:p>
      <text:p text:style-name="P116">Le respect ne célèbr<text:span text:style-name="T237">e</text:span> pas notre êt<text:span text:style-name="T237">re</text:span>. Le jour où quelqu’un vous aime, il fait beau. Le jour où quelqu’un vous respecte, peut rester un jour <text:span text:style-name="T237">maussade.</text:span></text:p>
      <text:p text:style-name="P116">Cela arrive cependant que des gens qui n’ont pas été respecté depuis longtemps, éprouve une joie le jour, o<text:span text:style-name="T237">ù</text:span> <text:span text:style-name="T237">on</text:span> <text:span text:style-name="T237">les</text:span> respecte<text:span text:style-name="T237">nt</text:span>.</text:p>
      <text:p text:style-name="P116"/>
      <text:p text:style-name="P117">Il fut une époque ou l’on demandait au médecin d’aimer son patient. C’était l’époque de <text:span text:style-name="T237">l’hôtel</text:span> dieu, de la charité…</text:p>
      <text:p text:style-name="P117">Aujourd’hui on ne vous demande pas d’aimer votre patient, mais de le respecter.</text:p>
      <text:p text:style-name="P117"/>
      <text:p text:style-name="P117">Le respect a une facilité à l’universelle que l’amour n’a pas. L’amour est un sentiment qui discrimine, qui hiérarchise.</text:p>
      <text:p text:style-name="P117"/>
      <text:p text:style-name="P168">Le respect et l’amitié :</text:p>
      <text:p text:style-name="P117"/>
      <text:p text:style-name="P117">L’amitié aussi n’a pas cette propension à l’universelle.</text:p>
      <text:p text:style-name="P117"/>
      <text:p text:style-name="P117">Aristote : 5 amis dans toute une vie</text:p>
      <text:p text:style-name="P117"/>
      <text:p text:style-name="P1"><text:span text:style-name="T141">Montaigne sur son ami LaBoétie :</text:span><text:span text:style-name="T133"> </text:span><text:span text:style-name="T136">«</text:span><text:span text:style-name="T137"> </text:span><text:span text:style-name="Emphasis"><text:span text:style-name="T134">Au </text:span></text:span><text:span text:style-name="Emphasis"><text:span text:style-name="T135"> </text:span></text:span><text:span text:style-name="Emphasis"><text:span text:style-name="T134">demeurant, ce que nous appelons d’ordinaire amis et amitiés, ce ne sont que des relations familières nouées </text:span></text:span><text:soft-page-break/><text:span text:style-name="Emphasis"><text:span text:style-name="T134">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34"/></text:span></text:p>
      <text:p text:style-name="P118">Les différentes forme d’amour :</text:p>
      <text:p text:style-name="P118">- Eros (désir)</text:p>
      <text:p text:style-name="P118">- Philae (amitié)</text:p>
      <text:p text:style-name="P118">- Agapée (charité)</text:p>
      <text:p text:style-name="P118"/>
      <text:p text:style-name="P118"/>
      <text:p text:style-name="P169"><text:span text:style-name="T238">Le r</text:span>espect et <text:span text:style-name="T238">la</text:span> crainte :</text:p>
      <text:p text:style-name="P118"/>
      <text:p text:style-name="P118">la crainte, tout comme le respect, présente une forme de distanciation.</text:p>
      <text:p text:style-name="P118">On peut cependant craindre sans respecter, et respecter sans craindre.</text:p>
      <text:p text:style-name="P118">Un exemple à donner : l’<text:span text:style-name="T14">arachnophobe craint l’araignée, mais ne la respecte pas.</text:span></text:p>
      <text:p text:style-name="P119">Dans la crainte, on a affaire à un éloignement subi et émotionnel.</text:p>
      <text:p text:style-name="P119">Dans l<text:span text:style-name="T238">e</text:span> respect, on a affaire à un éloignement choisie et rationnel.</text:p>
      <text:p text:style-name="P119"/>
      <text:p text:style-name="P170">Le respect et l’admiration :</text:p>
      <text:p text:style-name="P119"/>
      <text:p text:style-name="P119"><text:span text:style-name="T238">L</text:span>’admiration est un sentiment qui ne peut pas être universel, qui discrimine, et qui hiérarchise.</text:p>
      <text:p text:style-name="P119"/>
      <text:p text:style-name="P119">Définition <text:span text:style-name="T238">du respect</text:span> <text:span text:style-name="T238">par</text:span> Kant :</text:p>
      <text:p text:style-name="P119"/>
      <text:p text:style-name="P119">Le respect c’est le sentiment moral. Il vient de la raison. Il consiste à ne pas réduire autrui au statut de moyen.</text:p>
      <text:p text:style-name="P119"/>
      <text:p text:style-name="P119">Le respect va à l’autre en tant que personne</text:p>
      <text:p text:style-name="P119">Les autres sentiment s’attache au personnage, aux qualités qui font votre personne.</text:p>
      <text:p text:style-name="P119"/>
      <text:p text:style-name="P119"/>
      <text:p text:style-name="P119"/>
      <text:p text:style-name="P119"/>
      <text:p text:style-name="P199"><text:soft-page-break/>La sollicitude et l’empathie :</text:p>
      <text:p text:style-name="P120"/>
      <text:p text:style-name="P120">La sollicitude de Paul Ricoeur</text:p>
      <text:p text:style-name="P120">L’empathie de Serge Tisseron.</text:p>
      <text:p text:style-name="P120"/>
      <text:p text:style-name="P120">Ces deux sentiments mettent de la chaleur dans la relation de soins. <text:span text:style-name="T238">Malheureusement</text:span>, ils sont <text:span text:style-name="T238">difficilement</text:span> universels.</text:p>
      <text:p text:style-name="P120"/>
      <text:p text:style-name="P120">Dans soi-même comme un autre, Paul <text:span text:style-name="T238">R</text:span>icoeur écrit : <text:span text:style-name="T20">« Je veux donner à la </text:span><text:span text:style-name="T25">sollicitude</text:span><text:span text:style-name="T20"> un statut plus fondamental qu’au froid respect kantien. Le donner de la souffrance de l’autre, </text:span><text:span text:style-name="T25">descelle</text:span><text:span text:style-name="T20"> en nous des sentiments altruistes qui vont </text:span><text:span text:style-name="T25">spontanément</text:span><text:span text:style-name="T20"> vers autrui. Au premier rang </text:span><text:span text:style-name="T25">desquel</text:span><text:span text:style-name="T20"> je veux placer la </text:span><text:span text:style-name="T25">sollicitude</text:span><text:span text:style-name="T20"> »</text:span></text:p>
      <text:p text:style-name="P120"/>
      <text:p text:style-name="P120">Encore faut il que le malade vous donne sa souffrance. Parfois, la souffrance about<text:span text:style-name="T238">it</text:span> à l’agressivité.</text:p>
      <text:p text:style-name="P120"/>
      <text:p text:style-name="P120">Kirikou : « pourquoi karaba la <text:span text:style-name="T238">sorcière</text:span> est aussi méchante ?...Parce qu’elle souffre !</text:p>
      <text:p text:style-name="P120"/>
      <text:p text:style-name="P120">Lorsqu’un patient <text:span text:style-name="T15">me</text:span> débe<text:span text:style-name="T15">cte, comment faire pour le respecter ?</text:span></text:p>
      <text:p text:style-name="P120"/>
      <text:p text:style-name="P121"><text:span text:style-name="T238">La méthode Kantienne :</text:span> <text:span text:style-name="T20">« Pour arriver au respect, pratiquons l’exercice de notre pensée élargie »</text:span></text:p>
      <text:p text:style-name="P49"/>
      <text:p text:style-name="P121"><text:span text:style-name="T238">A</text:span>utrement dit ne pas réduire un être à son « ici » et « maintenant ».</text:p>
      <text:p text:style-name="P121">Envisager ce patient également dans ce qu’il a été, et ce qu’il sera.</text:p>
      <text:p text:style-name="P122"><text:span text:style-name="T238">On peut également u</text:span>tiliser les différentes modes du temps, <text:span text:style-name="T238">comme le conditionnel.</text:span> « Si il n’avait pas <text:span text:style-name="T238">eu une enfance difficille</text:span>… »</text:p>
      <text:p text:style-name="P122">Essayer de prendre un autre point de vue</text:p>
      <text:p text:style-name="P121"/>
      <text:p text:style-name="P121">Emmanuel Schmidt : « il faut <text:span text:style-name="T238">arrêter</text:span> les scènes de ménage, on se dispute pour des riens avec un futur cadavre »</text:p>
      <text:p text:style-name="P121"/>
      <text:p text:style-name="P42"/>
      <text:p text:style-name="P42"/>
      <text:p text:style-name="P42"/>
      <text:p text:style-name="P42"/>
      <text:p text:style-name="P26"/>
      <text:p text:style-name="P201"><text:soft-page-break/>La dignité :</text:p>
      <text:p text:style-name="P201"/>
      <text:p text:style-name="P201"/>
      <text:p text:style-name="P21"/>
      <text:p text:style-name="P123">Inspiré par une tradition chrétienne, Les médecins ont longtemps soigné par amour du prochain dans des établissements aux noms évocateurs comme « la pitié », « <text:span text:style-name="T239">l’hôtel</text:span> dieu », …</text:p>
      <text:p text:style-name="P123">De nos jours, en lieu et place du <text:span text:style-name="T239">crucifix</text:span> qui surplombait le lit des malades dans le but de guider la main du médecin se trouve la charte du patient dans laquelle il est question du respect de la dignité de la personne <text:span text:style-name="T239">humaine.</text:span></text:p>
      <text:p text:style-name="P123"/>
      <text:p text:style-name="P123">amour du prochain → respect de la dignité de la personne humaine</text:p>
      <text:p text:style-name="P123"/>
      <text:p text:style-name="P123">Par respect de la dignité de la personne humaine, certains militeront pour l’euthanasie , là ou d’autres <text:span text:style-name="T239">s’efforceront</text:span> d’accompagner le plus longtemps possible la fin de vie d’un patient dans un service de soins <text:span text:style-name="T239">palliatifs.</text:span></text:p>
      <text:p text:style-name="P155">Avec un concept aussi malléable, il est donc important de bien définir les choses.</text:p>
      <text:p text:style-name="P123"/>
      <text:p text:style-name="P124">Dans une tradition judéo-chrétienne et kantienne, la dignité est une composante ontologique de l’être humain, autrement dit une valeur intrinsèque, <text:span text:style-name="T239">inaliénable</text:span> de la condition humaine.</text:p>
      <text:p text:style-name="P124">Alors qu’elle est contingente dans les philosophies gréco-romaines. </text:p>
      <text:p text:style-name="P124">La dignitas représentait, en effet à cette époque, une charge publique que recev<text:span text:style-name="T239">ait</text:span> le citoyen.</text:p>
      <text:p text:style-name="P124">« Cette personne a été élevée à la dignité de chevalier d’honneur ». Dans ce sens, la dignité est un privilège.</text:p>
      <text:p text:style-name="P124">Dans la tradition chrétienne et kantienne, la dignité qui était un privilège devient un bien commun. A ce moment là, c’est considéré que la dignité ne peut pas se perdre.</text:p>
      <text:p text:style-name="P124">« Cette homme a perdu sa dignité »</text:p>
      <text:p text:style-name="P124"/>
      <text:p text:style-name="P124">La dignité a deux sens :</text:p>
      <text:p text:style-name="P124">- sens ontologique</text:p>
      <text:p text:style-name="P124">- sens postural <text:span text:style-name="T16">(contingente)</text:span></text:p>
      <text:p text:style-name="P124"/>
      <text:p text:style-name="P124"><text:soft-page-break/>« Une dame <text:span text:style-name="T26">très</text:span> digne » (sens postural)</text:p>
      <text:p text:style-name="P125">différence entre le <text:span text:style-name="T26">classicisme</text:span> et le romantisme</text:p>
      <text:p text:style-name="P125"/>
      <text:p text:style-name="P125">De <text:span text:style-name="T26">N</text:span>erval <text:span text:style-name="T26">é</text:span>crivit ces vers dans un asile et se suicida quelques années plus tard.</text:p>
      <text:p text:style-name="P125"/>
      <text:p text:style-name="P249"><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9"/>
      <text:p text:style-name="P249">« <text:span text:style-name="T26">Va, je ne te hais point » le Cid de Corneille.</text:span></text:p>
      <text:p text:style-name="P249"/>
      <text:p text:style-name="P273">La dignité bourgeoise :</text:p>
      <text:p text:style-name="P273"/>
      <text:p text:style-name="P250">La valeur suprême dans la noblesse n’était pas la dignité mais l’honneur.</text:p>
      <text:p text:style-name="P250"><text:span text:style-name="T27">Et s</text:span>eul les nobles <text:span text:style-name="T27">étaient </text:span>des hommes d’honneurs. <text:span text:style-name="T27">La bourgeoisie ne pouvait espérer une telle distinction que par un beau mariage. Fondamentalement, la morale de la noblesse était une morale aristocratique et arbitraire (tout comme la morale gréco-romaine).</text:span></text:p>
      <text:p text:style-name="P253">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3">Morale aristocratique et universelle.</text:p>
      <text:p text:style-name="P253"/>
      <text:p text:style-name="P253">Morale bourgeoise :</text:p>
      <text:p text:style-name="P253">- discriminante</text:p>
      <text:p text:style-name="P253">- hiérarchisante</text:p>
      <text:p text:style-name="P253"/>
      <text:p text:style-name="P253">Maupassant dans la maison téllier :</text:p>
      <text:p text:style-name="P253"/>
      <text:p text:style-name="P253"><text:span text:style-name="T28">«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8">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78">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0"/>
      <text:p text:style-name="P250"/>
      <text:p text:style-name="P250"/>
      <text:p text:style-name="P254">Retenir, contenir ce qui fait l’animalité de l’homme. Tous les orifices du corps sont des places à surveiller.</text:p>
      <text:p text:style-name="P254">Des gens qui crient fort, qui rote, qui pettent…</text:p>
      <text:p text:style-name="P254">L’homme qui ne pleurt pas, qui ne rit pas,…</text:p>
      <text:p text:style-name="P254">Les vieillards, les handicapés sont mal barrés dans le cadre d’une dignité bourgeoise.</text:p>
      <text:p text:style-name="P251"/>
      <text:p text:style-name="P273">La dignité chrétienne  <text:span text:style-name="T30">(monothéiste)</text:span>:</text:p>
      <text:p text:style-name="P274"/>
      <text:p text:style-name="P230"><text:span text:style-name="T41">«</text:span><text:span text:style-name="T28">Dieu créa l'homme à son image, il le créa à l'image de Dieu, il créa l'homme et la femme. » </text:span><text:span text:style-name="T29">Genese</text:span><text:span text:style-name="T41">  </text:span><text:span text:style-name="T42">chapitre 1 verset 27</text:span></text:p>
      <text:p text:style-name="P255">De ce fait, la dignité humaine s’établit comme une valeur ontologique de l’homme, de par son origine divine.</text:p>
      <text:p text:style-name="P255">La dignité est une valeur absolu, inaliénable, intrinsèque, universelle.</text:p>
      <text:p text:style-name="P255">et incarnatus est, le christianisme est la religion de l’incarnation.</text:p>
      <text:p text:style-name="P255">Lorsque Dieu s’incarne, il se fait pauvre, fragile à travers le christ.</text:p>
      <text:p text:style-name="P233"><text:span text:style-name="T40">Alors que les dieux </text:span><text:span text:style-name="T43">païens</text:span><text:span text:style-name="T40"> s’incarne dans les traites de la puissance.</text:span></text:p>
      <text:p text:style-name="P255"/>
      <text:p text:style-name="P255"><text:soft-page-break/>« Mon dieu, mon dieu pourquoi tu m’as abandonné. » durant la passion</text:p>
      <text:p text:style-name="P255"/>
      <text:p text:style-name="P256">Le christ affirme la dignité chez les gens qui semblerait en mériter le moins : les pauvres, les malades, les moches,…</text:p>
      <text:p text:style-name="P256"/>
      <text:p text:style-name="P256">L’affirmation chrétienne selon laquelle tous les hommes sont dignes dépend de l’existence d’un hypothétique dieu, nous ayant fait à son hypothétique image.</text:p>
      <text:p text:style-name="P256"/>
      <text:p text:style-name="P256">Saint Augustin «  La foi consiste a espérer, plus souvent que l’on ne doute »</text:p>
      <text:p text:style-name="P231"><text:span text:style-name="T43">Kant « </text:span><text:span text:style-name="T40">je dus abolir le savoir pour faire place à la foi »</text:span></text:p>
      <text:p text:style-name="P256">La foi est une métaphysique et n’est pas accessible a la connaissance donc ne peut être prouvé.</text:p>
      <text:p text:style-name="P256">Il est arrivé que l’on dise que la souffrance est rédemptrice, la pauvreté rédemptrice ( effet pervers de la morale chrétienne)</text:p>
      <text:p text:style-name="P256"/>
      <text:p text:style-name="P281">« Je vous le dis encore, il est plus facile à un chameau de passer par le trou d'une aiguille qu'à un riche d'entrer dans le royaume de Dieu » St Mathieu 19:24</text:p>
      <text:p text:style-name="P281"/>
      <text:p text:style-name="P252"/>
      <text:p text:style-name="P273">La dignité kantienne :</text:p>
      <text:p text:style-name="P250"/>
      <text:p text:style-name="P257">les fondements de la métaphysique des mœurs (1785) <text:span text:style-name="T51">page 126</text:span></text:p>
      <text:p text:style-name="P258">les choses ont un prix, mais l’homme possède une dignité.</text:p>
      <text:p text:style-name="P258">Dignité qui est sans degré, ni partie</text:p>
      <text:p text:style-name="P258">tous les hommes sont dignes de la même dignité meme si dieu n’existait <text:span text:style-name="T57">pas</text:span></text:p>
      <text:p text:style-name="P258">mouvement de laicisation de dignité</text:p>
      <text:p text:style-name="P258">mouvement de démocratisation de la dignité</text:p>
      <text:p text:style-name="P258"/>
      <text:p text:style-name="P258">Chez Kant, on est pas plus ou moins digne. Si vous êtes homme, vous êtes digne.</text:p>
      <text:p text:style-name="P258">Clochard, lord anglais, handicapés, veillard…</text:p>
      <text:p text:style-name="P258">Kant n’accorde aucune dignité aux animaux.</text:p>
      <text:p text:style-name="P257"/>
      <text:p text:style-name="P258">Cette dignité humaine découle de la loi morale présente en toute homme.</text:p>
      <text:p text:style-name="P258"><text:soft-page-break/>La loi morale présente dans cette personne handicapé qui hurle, dans ce vieillard frontal qui s’oublie, chez Marc Dutrouc.</text:p>
      <text:p text:style-name="P250"/>
      <text:p text:style-name="P273">La dignité relationnelle (hegelienne) :</text:p>
      <text:p text:style-name="P250"/>
      <text:p text:style-name="P259">le rôle fondamental d’autrui dans <text:span text:style-name="T57">l’accès</text:span> à la dignité. Dans la phénoménologie de l’esprit, Hegel nous dit « si ma dignité n’est pas reconnu par les autres, elle n’est pas reconnu pleinement »</text:p>
      <text:p text:style-name="P259">La dignité précede la reconnaissance, mais la reconnaissance accomplit, réalise la dignité.</text:p>
      <text:p text:style-name="P259">Aristote distingue les être en puissance, des être en acte. Dans cette tradition aristotélicienne, on peut considérer que la dignité habite l’homme en puissance, et qu autrui la transforme en être en acte.</text:p>
      <text:p text:style-name="P259">La graine de rose → la rose la relation serait le soleil et la pluie.</text:p>
      <text:p text:style-name="P259"><text:s/></text:p>
      <text:p text:style-name="P259"/>
      <text:p text:style-name="P273">La dignité moderne :</text:p>
      <text:p text:style-name="P250"/>
      <text:p text:style-name="P260">La dignité est relative à :</text:p>
      <text:p text:style-name="P260">- son degré d’autonomie</text:p>
      <text:p text:style-name="P260">- son degré d’indépendance</text:p>
      <text:p text:style-name="P260">- son degré de maitrise</text:p>
      <text:p text:style-name="P280"/>
      <text:p text:style-name="P280">«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58">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0"/>
      <text:p text:style-name="P260">L’homme comme maître et possesseur de la nature. Descartes</text:p>
      <text:p text:style-name="P260">Grace à Descartes, il est rare qu’un homme est faim, est froid, est mal, en occident.</text:p>
      <text:p text:style-name="P260">Le soignant s’inscrit pleinement dans le projet cartésien.</text:p>
      <text:p text:style-name="P260">Les modernes réinvinte le dignitomètre, a l’instar de la dignité bourgeoise.</text:p>
      <text:p text:style-name="P260">Ne faudrait il pas se concentrer sur les conditions de la dignité, au lieu de la dignité en soi.</text:p>
      <text:p text:style-name="P260"/>
      <text:p text:style-name="P260"/>
      <text:p text:style-name="P22"/>
      <text:p text:style-name="P201">Le consentement :</text:p>
      <text:p text:style-name="P201"/>
      <text:p text:style-name="P171">Le principe d’inviolabilité du corps humain :</text:p>
      <text:p text:style-name="P156"/>
      <text:p text:style-name="P177"><text:span text:style-name="T50">Il</text:span><text:span text:style-name="T32"> est défini par à l’article 16-1, al.1 et 2 du Code civil qui dispose :</text:span></text:p>
      <text:p text:style-name="P156"><text:s/></text:p>
      <text:p text:style-name="P156">« Chacun a droit au respect de son corps. Le corps humain est inviolable.»</text:p>
      <text:p text:style-name="P156"><text:s/></text:p>
      <text:p text:style-name="P156">Article 16-3 du Code civil : </text:p>
      <text:p text:style-name="P156"/>
      <text:p text:style-name="P156">«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56"/>
      <text:p text:style-name="P171">Information et consentement : </text:p>
      <text:p text:style-name="P156"/>
      <text:p text:style-name="P156">Article L. 1111-4 du code de la santé publique : </text:p>
      <text:p text:style-name="P156"/>
      <text:p text:style-name="P177"><text:soft-page-break/><text:span text:style-name="T32">«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1"/>
      <text:p text:style-name="P331">Article 36 (article R.4127-36 du code de la santé publique) :</text:p>
      <text:p text:style-name="P331"/>
      <text:p text:style-name="Text_20_body"><text:span text:style-name="Emphasis"><text:span text:style-name="T140">«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1"/>
      <text:p text:style-name="P400"><text:span text:style-name="T59">Un consentement qualifié est un consentement </text:span><text:span text:style-name="T60">libre et</text:span><text:span text:style-name="T59"> éclairé</text:span></text:p>
      <text:p text:style-name="P403"/>
      <text:p text:style-name="P401">Un refus d’une partie des soins ne signifie pas l’arrêt des soins</text:p>
      <text:p text:style-name="P402"/>
      <text:p text:style-name="Text_20_body"><text:span text:style-name="T140">L’article L.1111-4 du code de la santé publique précise à cet égard que : </text:span><text:span text:style-name="Emphasis"><text:span text:style-name="T140">«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0">».</text:span></text:p>
      <text:p text:style-name="P331"/>
      <text:p text:style-name="P364"><text:soft-page-break/>Le consentement porte sur le soin au sens LARGE</text:p>
      <text:p text:style-name="P364"/>
      <text:p text:style-name="Text_20_body"><text:span text:style-name="T140">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0">).</text:span></text:p>
      <text:p text:style-name="P331">Le fait d'intervenir sur un patient contre son consentement est pour un médecin une faute qui engage sa responsabilité civile et l'expose à une sanction disciplinaire.</text:p>
      <text:p text:style-name="P331"/>
      <text:p text:style-name="P339"><text:span text:style-name="T59">L’impossibilité du consentement :</text:span> </text:p>
      <text:p text:style-name="P365">- <text:span text:style-name="T61">Le sujet inconscient</text:span></text:p>
      <text:p text:style-name="P365">- <text:span text:style-name="T61">L’absence de consentement éclairé</text:span></text:p>
      <text:p text:style-name="P339"/>
      <text:p text:style-name="P305"><text:span text:style-name="T140">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0">), susceptibles de témoigner de la volonté antérieurement exprimée par le patient.</text:span></text:p>
      <text:p text:style-name="P366"/>
      <text:p text:style-name="P367">La non nécessité du consentement :</text:p>
      <text:p text:style-name="P367">- Une situation d’urgence</text:p>
      <text:p text:style-name="P367">- Associer à l’impossibilité de recueillir le consentement</text:p>
      <text:p text:style-name="P366"/>
      <text:p text:style-name="P331">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1"> </text:p>
      <text:p text:style-name="Text_20_body"><text:span text:style-name="Strong_20_Emphasis"><text:span text:style-name="T140">1 - Caractères du consentement</text:span></text:span></text:p>
      <text:p text:style-name="Text_20_body"><text:span text:style-name="Strong_20_Emphasis"><text:span text:style-name="T140"/></text:span></text:p>
      <text:p text:style-name="Text_20_body"><text:span text:style-name="T140">Le consentement doit être </text:span><text:span text:style-name="Strong_20_Emphasis"><text:span text:style-name="T140">"libre et éclairé".</text:span></text:span></text:p>
      <text:p text:style-name="Text_20_body"><text:soft-page-break/><text:span text:style-name="Strong_20_Emphasis"><text:span text:style-name="T140"/></text:span></text:p>
      <text:p text:style-name="P310"><text:span text:style-name="Strong_20_Emphasis"><text:span text:style-name="T145">Fournir l’information </text:span></text:span><text:span text:style-name="Strong_20_Emphasis"><text:span text:style-name="T146">au patient</text:span></text:span><text:span text:style-name="Strong_20_Emphasis"><text:span text:style-name="T145"> n’est pas une fin en soi, elle est le moyen d’assurer l’autonomie du patient. </text:span></text:span><text:span text:style-name="Strong_20_Emphasis"><text:span text:style-name="T146">Autonomie qui soutiendra la logique du consentement.</text:span></text:span></text:p>
      <text:p text:style-name="P310"><text:span text:style-name="Strong_20_Emphasis"><text:span text:style-name="T146">A l’opposé, l’absence d’information implique l’absence d’autonomie. Et sans autonomie, le consentement devient vide de sens.</text:span></text:span></text:p>
      <text:p text:style-name="Text_20_body"><text:span text:style-name="Strong_20_Emphasis"><text:span text:style-name="T140"/></text:span></text:p>
      <text:p text:style-name="P309"><text:span text:style-name="Strong_20_Emphasis"><text:span text:style-name="T147">Le consentement </text:span></text:span><text:span text:style-name="Strong_20_Emphasis"><text:span text:style-name="T145">libre et éclairé signifie :</text:span></text:span></text:p>
      <text:p text:style-name="P309"><text:span text:style-name="Strong_20_Emphasis"><text:span text:style-name="T145">- une information claire</text:span></text:span></text:p>
      <text:p text:style-name="P309"><text:span text:style-name="Strong_20_Emphasis"><text:span text:style-name="T145">- une information compréhensible</text:span></text:span></text:p>
      <text:p text:style-name="P309"><text:span text:style-name="Strong_20_Emphasis"><text:span text:style-name="T145">- une information adaptée aux capacités du patient</text:span></text:span></text:p>
      <text:p text:style-name="P311"><text:span text:style-name="Strong_20_Emphasis"><text:span text:style-name="T146">La qualification juridique de l’information en information permettant l</text:span></text:span><text:span text:style-name="Strong_20_Emphasis"><text:span text:style-name="T148">e consentement libre et éclairé ne suffit pas. Pour révéler l’autonomie du patient, l’information doit venir nourrir une dialectique avec le patient.</text:span></text:span></text:p>
      <text:p text:style-name="P311"><text:span text:style-name="Strong_20_Emphasis"><text:span text:style-name="T148">N’oubliez pas que l’information est moins au service du consentement qu’au service de l’autonomie du patient. </text:span></text:span></text:p>
      <text:p text:style-name="P307"><text:span text:style-name="Strong_20_Emphasis"><text:span text:style-name="T146"/></text:span></text:p>
      <text:p text:style-name="P331">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1">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1">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1">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40">2 – Capacité juridique à consentir</text:span></text:span></text:p>
      <text:p text:style-name="Text_20_body"><text:span text:style-name="Strong_20_Emphasis"><text:span text:style-name="T140"/></text:span></text:p>
      <text:p text:style-name="P312"><text:span text:style-name="Strong_20_Emphasis"><text:span text:style-name="T149">Le consentement :</text:span></text:span></text:p>
      <text:p text:style-name="P312"><text:span text:style-name="Strong_20_Emphasis"><text:span text:style-name="T149">- chez le mineur</text:span></text:span></text:p>
      <text:p text:style-name="P312"><text:span text:style-name="Strong_20_Emphasis"><text:span text:style-name="T149">- chez le majeur protégé</text:span></text:span></text:p>
      <text:p text:style-name="Text_20_body"><text:span text:style-name="Strong_20_Emphasis"><text:span text:style-name="T140"/></text:span></text:p>
      <text:p text:style-name="P331">Dans deux situations, celles du mineur et celle du majeur protégé, le recueil du consentement obéit à des règles particulières auxquelles il convient de se référer.</text:p>
      <text:p text:style-name="P331"/>
      <text:p text:style-name="P331"/>
      <text:p text:style-name="P331"/>
      <text:p text:style-name="Text_20_body"><text:span text:style-name="Strong_20_Emphasis"><text:span text:style-name="T140">a) mineurs</text:span></text:span></text:p>
      <text:p text:style-name="Text_20_body"><text:span text:style-name="T140">Le praticien qui donne ses soins à un mineur (voir note [4]</text:span><text:span text:style-name="Emphasis"><text:span text:style-name="T140">) </text:span></text:span><text:span text:style-name="T140">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31">Les parents divorcés ou séparés exercent en commun l'autorité parentale et ils doivent tous deux être prévenus et consultés pour une décision grave concernant l'enfant.</text:p>
      <text:p text:style-name="Text_20_body"><text:span text:style-name="T140">L'article 372-2 du code civil précise néanmoins que « </text:span><text:span text:style-name="Emphasis"><text:span text:style-name="T140">à l'égard des tiers de bonne foi, chacun des parents est réputé agir avec l'accord de l'autre, quand il fait seul un acte usuel de l'autorité parentale relativement à la personne de l'enfant</text:span></text:span><text:span text:style-name="T140"> ».</text:span></text:p>
      <text:p text:style-name="P331">Cela signifie qu’il existe une présomption d’entente entre les parents et donc que le médecin n’a pas à s’interroger sur l’étendue exacte des pouvoirs du parent qui se présente à lui pour accomplir un acte « usuel ».</text:p>
      <text:p text:style-name="P331">La notion « d’acte usuel » est une notion cadre. En l’absence de liste exhaustive, on s’accorde à considérer que « l’acte usuel » est un acte de la vie quotidienne, un acte sans gravité.</text:p>
      <text:p text:style-name="P331">En matière médicale, une distinction plus affinée permet de dire :</text:p>
      <text:list xml:id="list633117948" text:style-name="L2">
        <text:list-item>
          <text:p text:style-name="P405">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05"><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1">Lorsque les parents sont absents et ne peuvent être prévenus et si la situation est grave et urgente, le médecin donne les soins nécessaires dans l’intérêt de l’enfant sous sa seule responsabilité (article R. 4127-42).</text:p>
      <text:p text:style-name="P331">Mais le mineur, en particulier l’adolescent, a le droit de recevoir une information selon son degré de maturité et son consentement doit être systématiquement recherché s’il est apte à exprimer sa volonté et à participer à la décision.</text:p>
      <text:p text:style-name="P331">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1"/>
      <text:p text:style-name="Text_20_body"><text:span text:style-name="Strong_20_Emphasis"><text:span text:style-name="T140">b) majeurs protégés</text:span></text:span></text:p>
      <text:p text:style-name="Text_20_body"><text:span text:style-name="Strong_20_Emphasis"><text:span text:style-name="T140"/></text:span></text:p>
      <text:p text:style-name="P331">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1">Néanmoins, l’alinéa 2 de l’article 459 du code civil permet au juge des tutelles d’adapter l’exigence du consentement à l’état de la personne.</text:p>
      <text:p text:style-name="P331"><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1">Ainsi, même dans le cadre d’une mesure de tutelle, le juge peut limiter le rôle du tuteur à une assistance pour ce qui concerne la protection de la personne.</text:p>
      <text:p text:style-name="P331">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1">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40">Il convient de souligner que la personne chargée de la protection du majeur, sauf en cas d’urgence, ne peut sans l’autorisation du juge des tutelles ou du conseil de famille « </text:span><text:span text:style-name="Emphasis"><text:span text:style-name="T140">prendre une décision qui aurait pour effet de porter gravement atteinte à l’intégrité corporelle de la personne protégée ou à l’intimité de sa vie privée</text:span></text:span><text:span text:style-name="T140">» (article 459 du code civil). Cette disposition couvre de nombreux actes touchant à la santé de la personne, comme certaines interventions chirurgicales, ainsi que ceux impliquant une immixtion dans la vie affective de la personne protégée.</text:span></text:p>
      <text:p text:style-name="P331"/>
      <text:p text:style-name="Text_20_body"><text:span text:style-name="Strong_20_Emphasis"><text:span text:style-name="T140">En conséquence :</text:span></text:span></text:p>
      <text:list xml:id="list44269849" text:style-name="L3">
        <text:list-item>
          <text:p text:style-name="P406">en cas d’urgence vitale, le médecin donne les soins qui s’imposent compte tenu de l’état du patient ; il en informe sans délai le juge des tutelles et le conseil de famille s’il existe ;</text:p>
        </text:list-item>
        <text:list-item>
          <text:p text:style-name="P406">si l’intervention n’est pas urgente et peut être différée :</text:p>
        </text:list-item>
      </text:list>
      <text:list xml:id="list84688533" text:style-name="L4">
        <text:list-item>
          <text:p text:style-name="P407">soit elle est de nature à porter gravement atteinte à l’intégrité corporelle de la personne et requiert l’autorisation du juge ou du conseil de famille, s’il existe ;</text:p>
        </text:list-item>
        <text:list-item>
          <text:p text:style-name="P407"><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40">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0">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6"><text:span text:style-name="Strong_20_Emphasis"><text:span text:style-name="T140"/></text:span></text:p>
      <text:p text:style-name="Text_20_body"><text:span text:style-name="Strong_20_Emphasis"><text:span text:style-name="T140">4 – Patient hors d’état d’exprimer son consentement</text:span></text:span></text:p>
      <text:p text:style-name="Text_20_body"><text:span text:style-name="Strong_20_Emphasis"><text:span text:style-name="T140"/></text:span></text:p>
      <text:p text:style-name="Text_20_body"><text:span text:style-name="T140">« </text:span><text:span text:style-name="Emphasis"><text:span text:style-name="T140">Lorsque la personne est hors d’état d’exprimer sa volonté, aucune intervention ou investigation ne peut être réalisée, </text:span></text:span><text:span text:style-name="Emphasis"><text:span text:style-name="Strong_20_Emphasis"><text:span text:style-name="T140">sauf urgence ou impossibilité</text:span></text:span></text:span><text:span text:style-name="Emphasis"><text:span text:style-name="T140">, sans que la personne de confiance prévue à l’article L. 1111-6, ou la famille, ou à défaut, un de ses proches ait été consulté</text:span></text:span><text:span text:style-name="T140">. » (article L.1111-4 du code de la santé publique).</text:span></text:p>
      <text:p text:style-name="P331">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3811341269" text:style-name="L5">
        <text:list-item>
          <text:p text:style-name="P408">Face à un patient dont la conscience est altérée (voir note [8]), le médecin a l’obligation d’agir immédiatement. Dès qu’il en a la possibilité, il donne des explications au patient et à la personne de confiance.</text:p>
        </text:list-item>
        <text:list-item>
          <text:p text:style-name="P408">Mis en présence d’une tentative de suicide, le médecin doit tout faire pour sauver la vie de la personne et assurer une prise en charge adéquate.</text:p>
        </text:list-item>
      </text:list>
      <text:p text:style-name="Text_20_body"><text:span text:style-name="T140"><text:line-break/></text:span><text:span text:style-name="Strong_20_Emphasis"><text:span text:style-name="T140">5 - Refus de consentement</text:span></text:span></text:p>
      <text:p text:style-name="Text_20_body"><text:span text:style-name="Strong_20_Emphasis"><text:span text:style-name="T140"/></text:span></text:p>
      <text:p text:style-name="P331">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1">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31">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0">Face à certaines croyances concernant la santé</text:span><text:span text:style-name="Emphasis"><text:span text:style-name="T140">, </text:span></text:span><text:span text:style-name="T140">le médecin devra respecter la volonté des patients, après les avoir informés des conséquences de leur refus. En cas de risque vital, le médecin se doit d’agir en conscience (voir note [9]).</text:span></text:p>
      <text:p text:style-name="P331">Le médecin peut passer outre le refus du consentement lorsque le patient présente un risque vital : phase ultime d’une grève de la faim, conduite suicidaire, …</text:p>
      <text:p text:style-name="P331">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3"/>
      <text:p text:style-name="P21"/>
      <text:p text:style-name="P201">La confiance</text:p>
      <text:p text:style-name="P201"/>
      <text:h text:style-name="P404" text:outline-level="3">Une confiance propre à chaque relation</text:h>
      <text:p text:style-name="P327"/>
      <text:p text:style-name="P397">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7">Donner sa confiance au soignant c’est accepter la démarche clinique, permettre à ce même soignant de travailler.</text:p>
      <text:p text:style-name="P397"><text:soft-page-break/>Accorder sa confiance au malade c’est, entre autre, comprendre sa demande de soins, la respecter. Demander la confiance du malade sans lui donner la sienne serait pernicieux et délétère à cette relation fragile.</text:p>
      <text:p text:style-name="P397">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8"/>
      <text:p text:style-name="P210"><text:span text:style-name="T53">Si l’on considère que dans l</text:span>es échanges humains, <text:span text:style-name="T53">la forme de l’échange compte autant que son contenu. On peut alors dire que l</text:span>a relation de soins ne se limite pas à l’échange d’un service de soins. Elle <text:span text:style-name="T53">réalise également</text:span> la construction d’un lien entre le soignant et le soigné.</text:p>
      <text:p text:style-name="P210">Dans ce cadre, <text:span text:style-name="T52"><text:s/>la confiance se présente, non seulement comme un mode efficient de coordination des transactions économiques mais aussi des relations sociales (Ring, Van De Ven, 1992 et Ring, 1993; Granovetter, 1994, Coriat, Guennif, 1999).</text:span></text:p>
      <text:p text:style-name="P210"/>
      <text:p text:style-name="P210">La confiance prend <text:span text:style-name="T53">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0"/>
      <text:p text:style-name="P210"/>
      <text:p text:style-name="P222"><text:soft-page-break/>1ère définition :</text:p>
      <text:p text:style-name="P222"/>
      <text:p text:style-name="P211">La confiance peut se définir comme la présomption que, en situation <text:span text:style-name="T55">d’incertitude, l’autre partie va, y compris face à des circonstances imprévues, agir en fonction des règles de comportement que nous trouvons acceptables.</text:span></text:p>
      <text:p text:style-name="P222"/>
      <text:p text:style-name="P223">2ème définition :</text:p>
      <text:p text:style-name="P212"/>
      <text:p text:style-name="P212">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2"/>
      <text:p text:style-name="P224">3ème définition :</text:p>
      <text:p text:style-name="P212"/>
      <text:p text:style-name="P212">La confiance désigne une situation dans laquelle pour entreprendre une action, un agent A s'en remet à ce qu'un agent B dit, promet ou fait sans chercher à vérifier ou à contrôler par lui même ce que B dit, promet ou fait </text:p>
      <text:p text:style-name="P210"/>
      <text:p text:style-name="P210">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0"/>
      <text:p text:style-name="P215">La confiance est rendu nécessaire par les difficultés d’évaluation du service de soins par le patient lui même. <text:span text:style-name="T56">Le patient et son entourage se limite généralement à une évaluation du « care », et laisse de côté les aspects « cure » de la prise en charge.</text:span></text:p>
      <text:p text:style-name="P215"/>
      <text:p text:style-name="P215">De fait, le soignant, <text:span text:style-name="T54">par son statut d’expert,</text:span> est amené à évaluer lui même la qualité de son service. Ce mécanisme implique un<text:span text:style-name="T56">e</text:span> relation de confiance pour fonctionner <text:span text:style-name="T56">efficacement</text:span>.</text:p>
      <text:p text:style-name="P215"/>
      <text:p text:style-name="P215"/>
      <text:p text:style-name="P215"/>
      <text:p text:style-name="P215"/>
      <text:p text:style-name="P217">La confiance est d’autant plus importante que l’évaluation est :</text:p>
      <text:p text:style-name="P217"><text:soft-page-break/>-incertaine</text:p>
      <text:p text:style-name="P217">-subjective</text:p>
      <text:p text:style-name="P217">-partiel</text:p>
      <text:p text:style-name="P209"/>
      <text:p text:style-name="P213">En audioprothèse, l’incertitude portera <text:span text:style-name="T56">à la fois sur le service de soins, et sur le produit de soins. Pour faire une liste non exhaustive des sources d’incertitudes, on peut citer :</text:span></text:p>
      <text:p text:style-name="P214">- l’incertitude diagnostique</text:p>
      <text:p text:style-name="P214">- l’incertitude sur le choix et l’efficacité thérapeutique</text:p>
      <text:p text:style-name="P214">- l’incertitude sur la fiabilité du produit</text:p>
      <text:p text:style-name="P214">- <text:span text:style-name="T56">ou encore l’incertitude sur la continuité des soins</text:span></text:p>
      <text:p text:style-name="P214"/>
      <text:p text:style-name="P216"/>
      <text:p text:style-name="P216">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6"/>
      <text:p text:style-name="P225"><text:span text:style-name="T44">La confiance </text:span><text:span text:style-name="T45">est </text:span><text:span text:style-name="T44">construite </text:span><text:span text:style-name="T45">au fil de la</text:span><text:span text:style-name="T44"> relation de soins. </text:span><text:span text:style-name="T31">Elle se renforce ou se réduit au fur et à mesure des interactions entre le soignant et le soigné.</text:span></text:p>
      <text:p text:style-name="P227"><text:span text:style-name="T44">O</text:span><text:span text:style-name="T31">n </text:span><text:span text:style-name="T46">peut</text:span><text:span text:style-name="T31"> distingue</text:span><text:span text:style-name="T46">r</text:span><text:span text:style-name="T31"> :</text:span></text:p>
      <text:p text:style-name="P218">- la confiance relationnelle</text:p>
      <text:p text:style-name="P218">- la confiance rationnelle</text:p>
      <text:p text:style-name="P227"><text:span text:style-name="T31">La confiance relationnelle </text:span><text:span text:style-name="T46">s’appuie</text:span><text:span text:style-name="T31"> sur la qualité de la relation humaine tissé avec le patient.</text:span></text:p>
      <text:p text:style-name="P227"><text:span text:style-name="T31">La confiance rationnelle </text:span><text:span text:style-name="T46">s’appuie</text:span><text:span text:style-name="T31"> sur la compétence, et l’expertise du soignant.</text:span></text:p>
      <text:p text:style-name="P219">Ces deux formes de confiances sont particulièrement interdépendante dans un contexte de soins.</text:p>
      <text:p text:style-name="P221"/>
      <text:p text:style-name="P228">L<text:span text:style-name="T238">es déterminants de la </text:span>confiance :</text:p>
      <text:p text:style-name="P221"/>
      <text:p text:style-name="P221">Les déterminants de la confiance sont:</text:p>
      <text:p text:style-name="P221">-l’attitude et le comportement du soignant</text:p>
      <text:p text:style-name="P221">-l’information fournie</text:p>
      <text:p text:style-name="P221"/>
      <text:p text:style-name="P219">L’attitude et le comportement du soignant :</text:p>
      <text:p text:style-name="P221"/>
      <text:p text:style-name="P226"><text:soft-page-break/><text:span text:style-name="T31">Le forward guidance permet au soignant de limiter l’incertitude, tout en </text:span><text:span text:style-name="T45">renforçant</text:span><text:span text:style-name="T31"> la relation de confiance, </text:span><text:span text:style-name="T45">dans la mesure ou il s’applique à remplir ses engagements.</text:span></text:p>
      <text:p text:style-name="P218">Les marques de fiabilité, d’intégrité, d’authenticité favorise l’établissement du lien de confiance.</text:p>
      <text:p text:style-name="P218"/>
      <text:p text:style-name="P227"><text:span text:style-name="T31">L’</text:span><text:span text:style-name="T46">information délivrée au patient :</text:span></text:p>
      <text:p text:style-name="P220"/>
      <text:p text:style-name="P220">« la confiance est impossible si l'information est nulle, elle est inutile si l'information est parfaite et totale ». </text:p>
      <text:p text:style-name="P220"/>
      <text:p text:style-name="P219">L’information du patient est :</text:p>
      <text:p text:style-name="P219">- une obligation légale</text:p>
      <text:p text:style-name="P219">- une obligation déontologique</text:p>
      <text:p text:style-name="P219">- Souvent l’expression d’un besoin exprimé par le patient</text:p>
      <text:p text:style-name="P219">- Parfois un élément du processus de guérison (acouphène)</text:p>
      <text:p text:style-name="P219"/>
      <text:p text:style-name="P219">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19">Le consentement est une marque de confiance puisque le patient procède à un acte formel d'autorisation qui à priori reflète une certaine confiance.</text:p>
      <text:p text:style-name="P219">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5"/>
      <text:p text:style-name="P285"/>
      <text:p text:style-name="P285"/>
      <text:p text:style-name="P282">Réflexions éthiques</text:p>
      <text:p text:style-name="P282"/>
      <text:p text:style-name="P282">L'éthique, un bricolage conceptuelle:</text:p>
      <text:p text:style-name="P282"/>
      <text:p text:style-name="P282">Crise des fondements:</text:p>
      <text:p text:style-name="P282"/>
      <text:p text:style-name="P282"><text:soft-page-break/>L'éthique est une discipline qui n'a pas su trouvé de fondements solide.</text:p>
      <text:p text:style-name="P282">Que ce soit le déontologisme (Kant) ou le conséquentialisme, ou d'autres encore. </text:p>
      <text:p text:style-name="P282">Aucune de ces écoles de pensées n'a su éviter les critiques et construire des fondements </text:p>
      <text:p text:style-name="P282">solides à l'éthique.</text:p>
      <text:p text:style-name="P282"/>
      <text:p text:style-name="P282">Cette crise des fondements a apportée, avec elle, un certains nombre de théorie composite, qui</text:p>
      <text:p text:style-name="P282">utilise le détournement conceptuel pour construire leur propre cohérence.</text:p>
      <text:p text:style-name="P282"/>
      <text:p text:style-name="P282">Cette démarche peut être soutenu par certains penseur comme Dérida qui ne voit dans cette </text:p>
      <text:p text:style-name="P282">approche qu'une façon comme une autre de raisonner.</text:p>
      <text:p text:style-name="P282">D'autres comme Levis Strauss font la distinction ente le personnage du bricoleur et celui de </text:p>
      <text:p text:style-name="P282">l'ingénieur.</text:p>
      <text:p text:style-name="P282"/>
      <text:p text:style-name="P282">Des exemples de théories composites:</text:p>
      <text:p text:style-name="P282"/>
      <text:p text:style-name="P282">Par exemple Ben Mepham propose une matrice éthique qui s'appuye simultanément sur </text:p>
      <text:p text:style-name="P282">les 3 grandes théorie économique:</text:p>
      <text:p text:style-name="P282">- Déontologisme</text:p>
      <text:p text:style-name="P282">- Conséquentialisme</text:p>
      <text:p text:style-name="P282">- Théorie de la justice</text:p>
      <text:p text:style-name="P282"/>
      <text:p text:style-name="P282">Cette démarche intervient également à la suite d'une autre forme de bricolage éthique qu'on </text:p>
      <text:p text:style-name="P282">appelle le principisme.</text:p>
      <text:p text:style-name="P282"/>
      <text:p text:style-name="P282">D'après Deleuze, le concept est une representation intellectuelle générale et abstraite</text:p>
      <text:p text:style-name="P282">La notion de concept joue un rôle majeur dans l'oeuvre de Deleuze, car il s'agit d'un aide </text:p>
      <text:p text:style-name="P282">précieuse pour nous éviter l'égarement intellectuelle. </text:p>
      <text:p text:style-name="P282"/>
      <text:p text:style-name="P282">"Nous demandons seulement un peu d'ordre pour nous protéger du chaos."</text:p>
      <text:p text:style-name="P282">"C'est pourquoi nous voulons tant nous accrocher à des opinions arrétées."</text:p>
      <text:p text:style-name="P282"><text:soft-page-break/></text:p>
      <text:p text:style-name="P282">Le concept joue le rôle de carte et nous protège de la "panique du labyrinthe".</text:p>
      <text:p text:style-name="P282"/>
      <text:p text:style-name="P282">Ces concepts se manifeste parfois par un chagement dans le sens des mots, ou par des </text:p>
      <text:p text:style-name="P282">néologismes.</text:p>
      <text:p text:style-name="P282"/>
      <text:p text:style-name="P282">L autonomie:</text:p>
      <text:p text:style-name="P282"/>
      <text:p text:style-name="P282">Le rapport Belmont édité en 1979 est un texte fondateur de la bioéthique. Il établit un</text:p>
      <text:p text:style-name="P282">certains nombres règles bioéthiques destinées à être appliquées dans le cadre de la recherche</text:p>
      <text:p text:style-name="P282">sur l'Homme.</text:p>
      <text:p text:style-name="P282"/>
      <text:p text:style-name="P282">Le principe d'autonomie: </text:p>
      <text:p text:style-name="P282"/>
      <text:p text:style-name="P282">Les personnes capables d'autonomie doivent être traités comme des agents autonomes, </text:p>
      <text:p text:style-name="P282">les personnes avec une autonomie diminuées ont droit à une protection.</text:p>
      <text:p text:style-name="P282"/>
      <text:p text:style-name="P282">Dans ce texte, on distingue deux cas de figure:</text:p>
      <text:p text:style-name="P282">- Les personnes à autonomie réduite -&gt; logique de paternalisme, de maternalisme, </text:p>
      <text:p text:style-name="P282"><text:s text:c="2"/>et de protection.</text:p>
      <text:p text:style-name="P282">- Dautres les personnes autonomes -&gt; logique de respect</text:p>
      <text:p text:style-name="P282"/>
      <text:p text:style-name="P282">Dans la pratique cela implique qu'on cherchera:</text:p>
      <text:p text:style-name="P282"><text:s/>- A obtenir le consentement des personnes autonomes</text:p>
      <text:p text:style-name="P282"><text:s/>- Exclure les personnes vulnérables de la recherche</text:p>
      <text:p text:style-name="P282"/>
      <text:p text:style-name="P282"><text:s/>Est considéré comme vulnérable par le rapport Belmont:</text:p>
      <text:p text:style-name="P282"><text:s/>- Les enfants</text:p>
      <text:p text:style-name="P282"><text:s/>- Les malades mentaux dont les personnes séniles</text:p>
      <text:p text:style-name="P282"><text:s/>- Les détenus</text:p>
      <text:p text:style-name="P282"><text:s/>- Les femmes enceintes</text:p>
      <text:p text:style-name="P282"/>
      <text:p text:style-name="P282"><text:s/>Principisme de Beauchamp et Childress:</text:p>
      <text:p text:style-name="P282"><text:soft-page-break/><text:s/>- Principe de bienfaisance</text:p>
      <text:p text:style-name="P282"><text:s/>- Principe de non-malfaisance</text:p>
      <text:p text:style-name="P282"><text:s/>- Principe de justice</text:p>
      <text:p text:style-name="P282"><text:s/>- Principe d'autonomie</text:p>
      <text:p text:style-name="P282"><text:s/>Dans ce texte, la notion d'autonomie occupe encore une fois une place centrale.</text:p>
      <text:p text:style-name="P282"/>
      <text:p text:style-name="P282"><text:s/>On remarque que ces deux textes sont américains.</text:p>
      <text:p text:style-name="P282"/>
      <text:p text:style-name="P282"><text:s/>Comment ce principe d'autonomie se traduit dans le champ de la clinique?</text:p>
      <text:p text:style-name="P282"><text:s/>- On informe le patient sur son état, son pronostic, sur les choix qui s'offre à lui.</text:p>
      <text:p text:style-name="P282"><text:s/>- On recherche le consentement du patient</text:p>
      <text:p text:style-name="P282">dans ce cadre, le professionnel de santé ne détermine pas à lui seul ce qui est dans l'intérêt</text:p>
      <text:p text:style-name="P282">du patient. Refus d'un parternalisme médical.</text:p>
      <text:p text:style-name="P282"/>
      <text:p text:style-name="P282">Le principe d'autonomie a été intégré dans le droit francais à partir des années 2000.</text:p>
      <text:p text:style-name="P282"/>
      <text:p text:style-name="P282">L'autonomie est à la fois:</text:p>
      <text:p text:style-name="P282">- Une capacité</text:p>
      <text:p text:style-name="P282">- Et un droit</text:p>
      <text:p text:style-name="P282"/>
      <text:p text:style-name="P282">Critique du primat de l'autonomie:</text:p>
      <text:p text:style-name="P282"/>
      <text:p text:style-name="P282">Certains refuse de batir leur éthique sur l'autonomie, et y préfère d'autre valeur comme:</text:p>
      <text:p text:style-name="P282"><text:s text:c="2"/>- La vulnérabilité</text:p>
      <text:p text:style-name="P282"><text:s text:c="2"/>- Le lien</text:p>
      <text:p text:style-name="P282"><text:s text:c="2"/>- Le bien commun...</text:p>
      <text:p text:style-name="P282">Levinas, Corinne Peluchon, l'éthique du care,...</text:p>
      <text:p text:style-name="P282"/>
      <text:p text:style-name="P282">Dans l'éthique du care, l'idée de l'Homme comme agent autonome est rejetée au profit d'un</text:p>
      <text:p text:style-name="P282">vulnérable. Cette vulnérabilité doit être défendue, afin de laisser l'homme ouvert à l'autre</text:p>
      <text:p text:style-name="P282">à sa souffrance, à ses besoins, à sa dépendance. Cette éthique nous invite à une certaine</text:p>
      <text:p text:style-name="P282"><text:soft-page-break/>forme d'empathie.</text:p>
      <text:p text:style-name="P282"/>
      <text:p text:style-name="P282"/>
      <text:p text:style-name="P282">Redéfinition du concept:</text:p>
      <text:p text:style-name="P282"/>
      <text:p text:style-name="P282"/>
      <text:p text:style-name="P282"/>
      <text:p text:style-name="P282"/>
      <text:p text:style-name="P282"/>
      <text:p text:style-name="P282"/>
      <text:p text:style-name="P282">Critique de l'autonomie dans ses effets patiques:</text:p>
      <text:p text:style-name="P282"/>
      <text:p text:style-name="P282">D'un côté, la reconnaissance d'autonomie peut être vécu comme un mouvement </text:p>
      <text:p text:style-name="P282">émancipateur par de nombreux groupes sociaux comme:</text:p>
      <text:p text:style-name="P282"><text:s text:c="2"/>- les femmes</text:p>
      <text:p text:style-name="P282"><text:s text:c="2"/>- la jeunesse</text:p>
      <text:p text:style-name="P282">On pense aux droits des femmes, à mai 68, à l'autonomie financière,...</text:p>
      <text:p text:style-name="P282"/>
      <text:p text:style-name="P282">D'un autre côté, la logique d'autonomie peut être instrumentaliser par les institutions.</text:p>
      <text:p text:style-name="P282">Sous couvert d'une recherche d'autonomie, l'institution se dédouane de ses responsabilités, </text:p>
      <text:p text:style-name="P282">ou bien met en place un outil de contrôle pernicieux.</text:p>
      <text:p text:style-name="P282"/>
      <text:p text:style-name="P282">exemple: A la suite d'un essai, le patient acquiert l'équipement. Pour autant par la suite,</text:p>
      <text:p text:style-name="P282">les résultats ne sont pas au rdv, et ce patient souhaiterait rendre ses AA. </text:p>
      <text:p text:style-name="P282">L'audioprothésiste refuse de reprendre l'équipement, au prétexte que le patient a pu essayer </text:p>
      <text:p text:style-name="P282">l'appareillage pendant un longue période et qu'il aurait du réaliser à ce moment que l'appareil</text:p>
      <text:p text:style-name="P282">ne convenait pas.</text:p>
      <text:p text:style-name="P282"/>
      <text:p text:style-name="P282">Pour contrer ces effets négatifs, un certains nombre de modèles ont été devellopé parmi lesquelles</text:p>
      <text:p text:style-name="P282">les modèles des décisions partagées dans lequel on reconnait un poids dans la prise de décision à</text:p>
      <text:p text:style-name="P282"><text:soft-page-break/>la fois au professionel de santé et au patient. Aucun des acteurs ne décide à lui seul de la bonne</text:p>
      <text:p text:style-name="P282">marche à suivre.</text:p>
      <text:p text:style-name="P282"/>
      <text:p text:style-name="P282">Capacité et droit de l'Homme à décider par lui même et pour lui même.</text:p>
      <text:p text:style-name="P282"/>
      <text:p text:style-name="P282">Entrée du mot "autonome" dans le language courant:</text:p>
      <text:p text:style-name="P282">norme du travail</text:p>
      <text:p text:style-name="P282">projet de société: rendre un élève autonome</text:p>
      <text:p text:style-name="P282"/>
      <text:p text:style-name="P282">L'autonomie est également concept en philosophie politique</text:p>
      <text:p text:style-name="P282">Machiavel: autonomie politique, souveraineté politique</text:p>
      <text:p text:style-name="P282"/>
      <text:p text:style-name="P282">L'autonomie en éthique:</text:p>
      <text:p text:style-name="P282">Kant: autonomie de la volonté</text:p>
      <text:p text:style-name="P282">Votre volonté n'est pas soumis à des mobiles ou des intérêts particuliers, mais ce suffit à elle même en agissant</text:p>
      <text:p text:style-name="P282">conformément aux principes de la raison pure pratique.</text:p>
      <text:p text:style-name="P282"/>
      <text:p text:style-name="P282">En médecine:</text:p>
      <text:p text:style-name="P282">autonomie s'oppose à la dépendance.</text:p>
      <text:p text:style-name="P282">perte d'autonomie fonctionnelle</text:p>
      <text:p text:style-name="P282"/>
      <text:p text:style-name="P282"/>
      <text:p text:style-name="P282"/>
      <text:p text:style-name="P282"/>
      <text:p text:style-name="P282">L'autonomie au sens éthique signifie la capacité de se donner à soi même une loi, autrement dit le gouvernement de soi.</text:p>
      <text:p text:style-name="P282">Cette définition implique que nous sommes libre à un certains nombres d'influence externe, et sommes capables de décider</text:p>
      <text:p text:style-name="P282">par nous même.</text:p>
      <text:p text:style-name="P282">Cette autonomie est sous la contrainte d'obstacle interne:</text:p>
      <text:p text:style-name="P282"><text:s text:c="2"/>- Les pulsions</text:p>
      <text:p text:style-name="P282"><text:s text:c="2"/>- L'ignorance</text:p>
      <text:p text:style-name="P282"><text:s text:c="2"/>- La faiblesse de la volonté</text:p>
      <text:p text:style-name="P282">Et également sous la contrainte d'obstacle externe:</text:p>
      <text:p text:style-name="P282"><text:s text:c="2"/>- Liberté de la presse</text:p>
      <text:p text:style-name="P282"><text:s text:c="2"/>- L'emprisonnement</text:p>
      <text:p text:style-name="P282"/>
      <text:p text:style-name="P282"><text:soft-page-break/>John Locke et Stuart Mill devellope l'idée d'un autonomie morale selon laquelle chacun doit être capable de formaliser</text:p>
      <text:p text:style-name="P282">sa propre conception du bien. Cela présuppose un certains nombre de capacité, en particulier la capacité de raisonner.</text:p>
      <text:p text:style-name="P282"/>
      <text:p text:style-name="P282"/>
      <text:p text:style-name="P282"/>
      <text:p text:style-name="P282">Une personne est capable d'avoir un démarche réflexive sur ses propes motivations et désirs.</text:p>
      <text:p text:style-name="P282">L'individu est capable de s'identifier à certains motifs, ou contraire de les rejeter.</text:p>
      <text:p text:style-name="P282"/>
      <text:p text:style-name="P282">Exemple:</text:p>
      <text:p text:style-name="P282">Un fumeur qui souhaiterait arreter de fumer n'est pas consideré comme autonome dans cette action.</text:p>
      <text:p text:style-name="P282">Car il ne s'identifie pas à cette volonté de fumer, au contraire il souhaiterait arreter mais n'y</text:p>
      <text:p text:style-name="P282">arrive pas du fait de sa dépendance. Le fumeur décide de fumer, mais ne s'identifie pas au fait de</text:p>
      <text:p text:style-name="P282">fumer. (Dworkin, Frankfurt)</text:p>
      <text:p text:style-name="P282"/>
      <text:p text:style-name="P282"><text:s/>Ces théories suppose que l'individu possède:</text:p>
      <text:p text:style-name="P282"><text:s text:c="2"/>- Une conscience de soi</text:p>
      <text:p text:style-name="P282"><text:s text:c="2"/>- Une capacité reflexive</text:p>
      <text:p text:style-name="P282"><text:s text:c="2"/>- Une forme de cohérence, de rationalité</text:p>
      <text:p text:style-name="P282"><text:s text:c="2"/>- Une capacité d'action</text:p>
      <text:p text:style-name="P282"><text:s text:c="2"/>- une estime de soi, de ses décisions, et de ses valeurs</text:p>
      <text:p text:style-name="P282">et qu'à travers cette discussion, il soit capable de se découvrir et de se définir par lui même.</text:p>
      <text:p text:style-name="P282"/>
      <text:p text:style-name="P282">Autonomie relationnelle:</text:p>
      <text:p text:style-name="P282">L'autonomie n'est pas une autarcie mais se construit dans le rapport à autrui, et au monde extèrieur.</text:p>
      <text:p text:style-name="P282">Relation qui porte en elle une forme d'ambiguité puisqu'elle pourra être à la fois:</text:p>
      <text:p text:style-name="P282"><text:s text:c="2"/>- un moyen d'émancipation</text:p>
      <text:p text:style-name="P282"><text:s text:c="2"/>- une forme de dépendance</text:p>
      <text:p text:style-name="P282"/>
      <text:p text:style-name="P282"/>
      <text:p text:style-name="P282"><text:soft-page-break/>Autonomie globale (Fabrice Gzil):</text:p>
      <text:p text:style-name="P282"><text:s text:c="2"/>- Autonomie morale</text:p>
      <text:p text:style-name="P282"><text:s text:c="2"/>- Autonomie fonctionnelle</text:p>
      <text:p text:style-name="P282">- Autonomie civile</text:p>
      <text:p text:style-name="P282"/>
      <text:p text:style-name="P282"/>
      <text:p text:style-name="P282">La confiance:</text:p>
      <text:p text:style-name="P282"/>
      <text:p text:style-name="P282">La confiance émerge d'une double origine:</text:p>
      <text:p text:style-name="P282"><text:s text:c="2"/>- émotionnelle</text:p>
      <text:p text:style-name="P282"><text:s text:c="2"/>- rationnelle</text:p>
      <text:p text:style-name="P282">Elle tire sa source sucessivement entre le pari rationnel et le saut irrationnel.</text:p>
      <text:p text:style-name="P282"/>
      <text:p text:style-name="P282">Cette ambiguité est reflété dans l'étymelogie du mot:</text:p>
      <text:p text:style-name="P282"><text:s text:c="2"/>- Foi, fidélité, confidence</text:p>
      <text:p text:style-name="P282"><text:s text:c="2"/>- Crédit, connaissance</text:p>
      <text:p text:style-name="P282"/>
      <text:p text:style-name="P282">Le saut irrationnel:</text:p>
      <text:p text:style-name="P282"/>
      <text:p text:style-name="P282">Il s'agit du fondement non cognitif de la confiance, elle implique un abandon assez radical</text:p>
      <text:p text:style-name="P282">à l'autre.</text:p>
      <text:p text:style-name="P282"/>
      <text:p text:style-name="P282">Cette confiance se refuse à chercher à étendre son savoir au dela de la base qui la construite.</text:p>
      <text:p text:style-name="P282">Elle ne se justifie pas, elle ne s'explique pas.</text:p>
      <text:p text:style-name="P282"/>
      <text:p text:style-name="P282">George Simmel:</text:p>
      <text:p text:style-name="P282">"Celui qui sait tout n'a pas besoin de la confiance, et celui qui ne sait rien ne peut pas faire confiance."</text:p>
      <text:p text:style-name="P282"/>
      <text:p text:style-name="P282">Le revers de cette confiance aveugle est la trahison. La confiance non cognitive est à la fois extrement </text:p>
      <text:p text:style-name="P282">efficace dans capacité à facilité les rapports sociaux, et également extremêment risquée.</text:p>
      <text:p text:style-name="P282"/>
      <text:p text:style-name="P282">La confiance cognitive ou rationnelle:</text:p>
      <text:p text:style-name="P282"/>
      <text:p text:style-name="P282"><text:soft-page-break/>La confiance rationnelle est un pari raisonnable. Certains diront qu'une confiance rationnelle n'est pas </text:p>
      <text:p text:style-name="P282">de la confiance.</text:p>
      <text:p text:style-name="P282"/>
      <text:p text:style-name="P282">Je fais confiance car j'ai des garanties que la personne en qui j'ai confiance est digne de confiance.</text:p>
      <text:p text:style-name="P282">Je fais confiance car j'ai des raisons de croire que il est dans l'intérêt de cette</text:p>
      <text:p text:style-name="P282">personne d'être digne de confiance. George ardin parle d'intérêts encapsulés.</text:p>
      <text:p text:style-name="P282"/>
      <text:p text:style-name="P282">Dans la confiance cognitive émerge une forme de coopération.</text:p>
      <text:p text:style-name="P282"/>
      <text:p text:style-name="P282">Le revers de cette forme de confiance est la déception</text:p>
      <text:p text:style-name="P282"/>
      <text:p text:style-name="P282">La bioéthique moderne s'appuye sur la confiance, mais plus spécifiquement sur la confiance rationnelle.</text:p>
      <text:p text:style-name="P282"/>
      <text:p text:style-name="P282">Critère de la confiance épistémique:</text:p>
      <text:p text:style-name="P282"><text:s text:c="2"/>- La légitimité issue du messagé:</text:p>
      <text:p text:style-name="P282"><text:s text:c="4"/>- issue de la réputation de la personne qui porte la connaissance</text:p>
      <text:p text:style-name="P282"><text:s text:c="4"/>- issue de l'autorité de la personne qui porte la connaissance</text:p>
      <text:p text:style-name="P282"><text:s text:c="2"/>Malheuresement la vérité n'a pas de lien direct avec la vertu</text:p>
      <text:p text:style-name="P282"><text:s text:c="2"/>- La légitimité issue du message:</text:p>
      <text:p text:style-name="P282"><text:s text:c="4"/>- issue du formalisme du contenu (Alain de Roissiere): équation vs anniecdote</text:p>
      <text:p text:style-name="P282"><text:s text:c="4"/>- issue de son apparente neutralité</text:p>
      <text:p text:style-name="P282"><text:s text:c="2"/>- La légitimité issue du contexte:</text:p>
      <text:p text:style-name="P282"><text:s text:c="4"/>- Biais de confirmation</text:p>
      <text:p text:style-name="P282"><text:s text:c="4"/>- Biais d'interprétation</text:p>
      <text:p text:style-name="P282"><text:s text:c="2"/>- La légitimité issue du processus de production de la connaissance:</text:p>
      <text:p text:style-name="P282"><text:s text:c="4"/>- Test statistique, wikipedia (anonymisation, sourcing),...</text:p>
      <text:p text:style-name="P282"/>
      <text:p text:style-name="P282">Au final, l'ensemble de ces critères peut être remis en question. Ce qui réduit</text:p>
      <text:p text:style-name="P282">l'écart entre confiance non cognitive et confiance rationelle.</text:p>
      <text:p text:style-name="P282"/>
      <text:p text:style-name="P282"/>
      <text:p text:style-name="P282"/>
      <text:p text:style-name="P282"><text:soft-page-break/></text:p>
      <text:p text:style-name="P282"/>
      <text:p text:style-name="P282"/>
      <text:p text:style-name="P282"/>
      <text:p text:style-name="P282"/>
      <text:p text:style-name="P282">L'éthique chez l'animal:</text:p>
      <text:p text:style-name="P282"/>
      <text:p text:style-name="P282"/>
      <text:p text:style-name="P282">https://www.youtube.com/watch?v=kfe5mCHepo8</text:p>
      <text:p text:style-name="P282"/>
      <text:p text:style-name="P282">La recherche de comportements moraux chez l'animal se penche principalement sur</text:p>
      <text:p text:style-name="P282">le sens de l'équité à travers les comportements de partage de nourriture.</text:p>
      <text:p text:style-name="P282"/>
      <text:p text:style-name="P282">Deux approches principales:</text:p>
      <text:p text:style-name="P282"><text:s text:c="4"/>- La totalité de la nourriture est donné à un seul animal, et on observe les</text:p>
      <text:p text:style-name="P282"><text:s text:c="4"/>comportements de partages de cet animal avec ses congénaires.</text:p>
      <text:p text:style-name="P282"><text:s text:c="4"/>- La nourriture est partagé inéquitablement entre 2 animaux par l'expérimentateur</text:p>
      <text:p text:style-name="P282"><text:s text:c="4"/>et on observe les réactions animales à cette situation d'inéquité.</text:p>
      <text:p text:style-name="P282"/>
      <text:p text:style-name="P282">Expérience de De Waal et Brosnan:</text:p>
      <text:p text:style-name="P282"/>
      <text:p text:style-name="P282">l'expérience des deux capucins</text:p>
      <text:p text:style-name="P282"><text:s text:c="4"/>- En échange d'un caillou, le singe recoit de la nourriture.</text:p>
      <text:p text:style-name="P282"><text:s text:c="4"/>- Dans un cas, le singe recoit un succulent raisin, dans l'autre le singe recoit</text:p>
      <text:p text:style-name="P282"><text:s text:c="4"/>une part de concombre.</text:p>
      <text:p text:style-name="P282"/>
      <text:p text:style-name="P282">video: https://www.youtube.com/watch?v=meiU6TxysCg</text:p>
      <text:p text:style-name="P282"/>
      <text:p text:style-name="P282">Rejet de la nourriture de la part du capuccin qui recoit du concombre.</text:p>
      <text:p text:style-name="P282"/>
      <text:p text:style-name="P282">Interprétation possible:</text:p>
      <text:p text:style-name="P282">Face à une situation d'injustice, le capucin désavantagé proteste, ce qui implique</text:p>
      <text:p text:style-name="P282">la présence d'un sens moral chez l'animal en tous les cas chez le capucin.</text:p>
      <text:p text:style-name="P282"/>
      <text:p text:style-name="P282"><text:soft-page-break/>--&gt; anthropomorhisme: projeter les motivations et les émotions humaines sur </text:p>
      <text:p text:style-name="P282">l'animal.</text:p>
      <text:p text:style-name="P282"/>
      <text:p text:style-name="P282">Interprétation alternative:</text:p>
      <text:p text:style-name="P282">Réaction de jalousie ou d'envie.</text:p>
      <text:p text:style-name="P282">Contrairement au sentiment d'injustice, la jalousie est un sentiment égoïste qui</text:p>
      <text:p text:style-name="P282">s'intégre assez facilement dans la théorie de l'évolution.</text:p>
      <text:p text:style-name="P282"/>
      <text:p text:style-name="P282">Le souci d'équité implique des comportements prosociaux. </text:p>
      <text:p text:style-name="P282">Les comportements prosociaux regroupent l'ensemble des comportements de souci de l'autre. C'est une intention volontaire</text:p>
      <text:p text:style-name="P282">pratiquée sans attente de contrepartie. Il vise à aider, soutenir, réconforter, </text:p>
      <text:p text:style-name="P282">c'est-à-dire d'apporter un avantage, améliorer le bien-être physique, </text:p>
      <text:p text:style-name="P282">social ou psychologique de l'autre. Il s'agit souvent d'une réponse positive </text:p>
      <text:p text:style-name="P282">à la souffrance émotionnelle d'autrui, qui passe par l'empathie, puis le don, </text:p>
      <text:p text:style-name="P282">le partage et la coopération.</text:p>
      <text:p text:style-name="P282">Les comportements prosociaux peuvent être pratiqués même si ceux-ci vont à l'encontre</text:p>
      <text:p text:style-name="P282">de nos intérêts personnels, ce qui pose de nombreux problème lorsqu'on les place dans</text:p>
      <text:p text:style-name="P282">de la cadre interprétatif de la biologie évolutionnaire.</text:p>
      <text:p text:style-name="P282">En biologie de l'évolution, la valeur sélective d'un comportement à savoir sa capacité</text:p>
      <text:p text:style-name="P282">à augmenter le nombre de descendants d'un individu font la perennité de ce comportement</text:p>
      <text:p text:style-name="P282">à l'échelle de l'espèce. Dis autrement les comportement à valeur sélective négative</text:p>
      <text:p text:style-name="P282">ont tendance à disparaitre au profit des comportements à valeur selective positif.</text:p>
      <text:p text:style-name="P282"/>
      <text:p text:style-name="P282">A première vue, il existe donc un paradoxe entre la présence de comportement prosociaux</text:p>
      <text:p text:style-name="P282">chez l'Homme, et la thoérie de l'évolution.</text:p>
      <text:p text:style-name="P282"/>
      <text:p text:style-name="P282">Explications possibles pour intégrer les comportements prosociaux à la théorie de l'évolution:</text:p>
      <text:p text:style-name="P282">- Présence d'avantages cachés</text:p>
      <text:p text:style-name="P282"><text:soft-page-break/></text:p>
      <text:p text:style-name="P282">Par sélection de parentèle:</text:p>
      <text:p text:style-name="P282">La sélection de parentelle prétend que la clé de l'évolution n'est pas la</text:p>
      <text:p text:style-name="P282">préservation de l'individu mais du gêne. Dis autrement, la sélection naturelle</text:p>
      <text:p text:style-name="P282">favorise les comportements qui améliore les chances de survie d'individus</text:p>
      <text:p text:style-name="P282">génétiquement proches</text:p>
      <text:p text:style-name="P282"><text:s text:c="4"/></text:p>
      <text:p text:style-name="P282">exemples: le mauvais gout des larves de certains insectes. Cette caractéristiques</text:p>
      <text:p text:style-name="P282">n'empeche pas l'individu de se faire dévorer mais protéges ses "frères" et "soeurs".</text:p>
      <text:p text:style-name="P282"/>
      <text:p text:style-name="P282">La sélection de parentèle permet d'expliquer la sélection de caractéristiques couteuses</text:p>
      <text:p text:style-name="P282">lorsque celle-ci favorise les individus proches génétiquement.</text:p>
      <text:p text:style-name="P282">Les comportements prosociaux ne rentre pas systématiquement dans cette catégorie</text:p>
      <text:p text:style-name="P282">puisqu'il concerne souvent des individus étrangers génétiquement l'un de l'autre.</text:p>
      <text:p text:style-name="P282">Il est même parfois considérer comme immoral de favoriser sa famille, ce que l'on appelle</text:p>
      <text:p text:style-name="P282">le népotisme.</text:p>
      <text:p text:style-name="P282"/>
      <text:p text:style-name="P282">Les avantages sélectifs liés aux réseaux de coopération: La réputation</text:p>
      <text:p text:style-name="P282">La possession d'un sens moral favorise l'intégration de l'individu moral à des réseaux</text:p>
      <text:p text:style-name="P282">de coopération qui sont particulièrement important pour la survie dans les sociétés</text:p>
      <text:p text:style-name="P282">de chasseurs ceuilleurs.</text:p>
      <text:p text:style-name="P282"/>
      <text:p text:style-name="P282">exemples: Une personne qui tient ses promesses sera plus facilement intégrés à un</text:p>
      <text:p text:style-name="P282">réseau de coopération qu'une personne peu fiable.</text:p>
      <text:p text:style-name="P282"/>
      <text:p text:style-name="P282"/>
      <text:p text:style-name="P282"/>
      <text:p text:style-name="P282">Si l'on s'intéresse d'avantage au comportement du singe favorisé. On constate qu'il</text:p>
      <text:p text:style-name="P282"><text:soft-page-break/>est complêtement indifférent au sort de son congénaire.</text:p>
      <text:p text:style-name="P282">Il ne manisfeste pas de réaction d'aversion à une situation avantageuse qui est extremement</text:p>
      <text:p text:style-name="P282">courante chez l'Homme.</text:p>
      <text:p text:style-name="P282">A l'heure actuelle, aucune étude n'a reussi à mettre en évidence de manière de telle</text:p>
      <text:p text:style-name="P282">comportement chez l'animal.</text:p>
      <text:p text:style-name="P282"/>
      <text:p text:style-name="P282"/>
      <text:p text:style-name="P282">La réaction du capucin lésé pourrait également être la conséquence d'une attente décue.</text:p>
      <text:p text:style-name="P282">Dans ce cas, la présence d'un congénère avantagé n'a pas d'influence à cette réaction</text:p>
      <text:p text:style-name="P282">L'hypothèse des attentes décues peut être évalué avec le protocole suivant:</text:p>
      <text:p text:style-name="P282"><text:s text:c="4"/>En échange d'un caillou, on dépose un raisin à la vue du capucin mais hors de</text:p>
      <text:p text:style-name="P282"><text:s text:c="4"/>sa portée. On lui donne par contre du concombre</text:p>
      <text:p text:style-name="P282">L'expérience a donné des résultats similaires à l'expérience initiale. Ce qui tend</text:p>
      <text:p text:style-name="P282">à valider l'hypothèse des attentes décues.</text:p>
      <text:p text:style-name="P282"/>
      <text:p text:style-name="P282">Variabilités individuelles:</text:p>
      <text:p text:style-name="P282">L'expérience des capucins ne fonctionne que chez les capucins femelles. Les capucins</text:p>
      <text:p text:style-name="P282">males mangent leur concombre sans rechigner.</text:p>
      <text:p text:style-name="P282">Certains individus au lieu de rejeter le concombre en consomme au contraire d'avantage.</text:p>
      <text:p text:style-name="P282"/>
      <text:p text:style-name="P282">Des expériences similaires ont été réailsé dans d'autres espèces animale, particulièrement </text:p>
      <text:p text:style-name="P282">chez les primates. Et les résultats sont assez variable d'une espèce à l'autre.</text:p>
      <text:p text:style-name="P282">Mais également à l'intérieur d'une même espèce, certaines communautés semblerait</text:p>
      <text:p text:style-name="P282">montrer des comportements d'équité alors que d'autre non.</text:p>
      <text:p text:style-name="P282"/>
      <text:p text:style-name="P282">Expérience de Melis et al:</text:p>
      <text:p text:style-name="P282"/>
      <text:p text:style-name="P282">De la nourriture est placé sur un plateau, pour l'atteindre le chimpanzé doit être</text:p>
      <text:p text:style-name="P282"><text:soft-page-break/>aidé par l'un de ses congénaires.</text:p>
      <text:p text:style-name="P282">Lorsque la nourriture est placé à part égale de part et d'autre du plateau. La coopération</text:p>
      <text:p text:style-name="P282">est efficace et chaque chimpanzé consomme sa part.</text:p>
      <text:p text:style-name="P282">Lorsque la nourriture est placé au centre, la coopération est moins efficace voir</text:p>
      <text:p text:style-name="P282">inexistante et 96% des cas le chimpanzé dominant ne partage pas la nourriture.</text:p>
      <text:p text:style-name="P282">Alors que l'on teste des individus avec des code génétique proche, par exemple</text:p>
      <text:p text:style-name="P282">Mère et progéniture.</text:p>
      <text:p text:style-name="P282"/>
      <text:p text:style-name="P282">Chez les enfants, on observe un choix de rééquilibrage de l'équité de 75% des cas</text:p>
      <text:p text:style-name="P282">des l'âge de 3 ans. Chez le chimpanzé, ce choix est fait dans 4% des cas seulement.</text:p>
      <text:p text:style-name="P282">Le don de nourriture est extremement rare chez le chimpanzé.</text:p>
      <text:p text:style-name="P282"/>
      <text:p text:style-name="P283"><text:s/>"On a jamais vu de chien faire un échange juste et délibéré d'un os avec un autre chien" </text:p>
      <text:p text:style-name="P283">Adam Smith, La richesse des nations</text:p>
      <text:p text:style-name="P282"/>
      <text:p text:style-name="P282">La présence d'un comportement d'équité chez l'animal sont inconsistente, et les tailles d'effet sont faible par rapport au comportement humain.</text:p>
      <text:p text:style-name="P282"/>
      <text:p text:style-name="P282">Par contre les comportements prosociaux ou coopératif sont extremement fréquent dans le monde animal.</text:p>
      <text:p text:style-name="P282"/>
      <text:p text:style-name="P282"/>
      <text:p text:style-name="P282"/>
      <text:p text:style-name="P282"/>
      <text:p text:style-name="P282"/>
      <text:p text:style-name="P282"/>
      <text:p text:style-name="P282"/>
      <text:p text:style-name="P282"/>
      <text:p text:style-name="P282"/>
      <text:p text:style-name="P282"/>
      <text:p text:style-name="P282">L'hypothèse naturaliste:</text:p>
      <text:p text:style-name="P282"/>
      <text:p text:style-name="P282"><text:soft-page-break/>L'hypothèse naturaliste est l'hypothèse selon laquelle nous serions prédisposé à la naissance</text:p>
      <text:p text:style-name="P282">à acquérir des comportements moraux.</text:p>
      <text:p text:style-name="P282">Cette hypothèse ne nient pas le role de la culture, de l'éducation, des expériences de vie dans</text:p>
      <text:p text:style-name="P282">la construction psychologique de chaque individu.</text:p>
      <text:p text:style-name="P282"/>
      <text:p text:style-name="P282">A l'inverse l'hypothèse culturaliste défend l'idée selon laquelle les comportements moraux ne </text:p>
      <text:p text:style-name="P282">sont issues que de l'nevironnement dans lequel l'individu grandit. Environnement qui englobe</text:p>
      <text:p text:style-name="P282">la culture, l'éducation,...</text:p>
      <text:p text:style-name="P282"/>
      <text:p text:style-name="P282">1-Précocité</text:p>
      <text:p text:style-name="P282"/>
      <text:p text:style-name="P282">L'âge d'apparition des comportements moraux sont une preuve en faveur de l'hypothèse </text:p>
      <text:p text:style-name="P282">naturaliste.</text:p>
      <text:p text:style-name="P282">Des l'age de 3 ans, les enfants sont capable de justice proportionnelle, dit autrement de </text:p>
      <text:p text:style-name="P282">récompenser plus ce qui travaille le plus.</text:p>
      <text:p text:style-name="P282">Des l'âge de 12 mois, les enfants sont capable de réagir à des répartitions inégales présentées</text:p>
      <text:p text:style-name="P282">à travers un spectacle de marionnettes.</text:p>
      <text:p text:style-name="P282">Des l'age de 6-7 mois, les nouveaux nés prefèrent interagir avec une marionnette qui en aide</text:p>
      <text:p text:style-name="P282">une autre plutot qu'une marionnette qui en embêtent une autre.</text:p>
      <text:p text:style-name="P282"/>
      <text:p text:style-name="P282">2-Régularité</text:p>
      <text:p text:style-name="P282"/>
      <text:p text:style-name="P282">Montaigne vs Rousseau</text:p>
      <text:p text:style-name="P282"/>
      <text:p text:style-name="P282">"Ici on vit de chair humaine; là c'est office de piété de tuer son père en certain âge; </text:p>
      <text:p text:style-name="P282">ailleurs les péres ordonnent des enfants encore au ventre des mères, ceux qu'ils veulent être nourris et conservés, et ceux qu'ils veulent être abandonnés et tués"</text:p>
      <text:p text:style-name="P282">Montaigne, les essais</text:p>
      <text:p text:style-name="P282"/>
      <text:p text:style-name="P282"><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82">Rousseau</text:p>
      <text:p text:style-name="P282"/>
      <text:p text:style-name="P282">Dans les sociétés traditionnelles de chasseur ceuilleur, on retrouve le principe de justice </text:p>
      <text:p text:style-name="P282">proportionnelle qui partage le butin de la chasse en fonction du mérite.</text:p>
      <text:p text:style-name="P282"/>
      <text:p text:style-name="P282">3-Génétique</text:p>
      <text:p text:style-name="P282"/>
      <text:p text:style-name="P282">la base génétique de la psychopathie</text:p>
      <text:p text:style-name="P282">les études de jumeaux qui montrent une tendance similaire d'individus génétiquement proches</text:p>
      <text:p text:style-name="P282">à avoir des opnions politiques similaires.</text:p>
      <text:p text:style-name="P282"/>
      <text:p text:style-name="P282">4-Distinction entre normes</text:p>
      <text:p text:style-name="P282"/>
      <text:p text:style-name="P282">On est capable de faire la distinction entre des norme conventionnelles et des normes morales.</text:p>
      <text:p text:style-name="P282"/>
      <text:p text:style-name="P282">Si vous racontez à un enfant que la maitresse lui a dit qu'il avait le droit d'aller à l'école</text:p>
      <text:p text:style-name="P282">en pyjama. Il y a de forte chance qu'il soit d'accord pour le faire.</text:p>
      <text:p text:style-name="P282">Si vous racontez à un enfant que la maitresse lui a dit qu'il avait le droit de frapper ses</text:p>
      <text:p text:style-name="P282">camarades. Il y a de fortes chances qu'il s'oppose à vous.</text:p>
      <text:p text:style-name="P282"/>
      <text:p text:style-name="P282">La théorie culturaliste ne donne pas à la norme morale un statut particulier. Il s'agit d'une</text:p>
      <text:p text:style-name="P282">norme sociale comme une autre.</text:p>
      <text:p text:style-name="P282">En d'autres termes, il est difficille d'expliquer ces distinctions entre normes </text:p>
      <text:p text:style-name="P282">conventionnelles et normes morales dans le formalisme culturaliste.</text:p>
      <text:p text:style-name="P282"/>
      <text:p text:style-name="P282"/>
      <text:p text:style-name="P282">Il existe des modèles de simulation dans lesquelles le caractère morale d'un individu favorise</text:p>
      <text:p text:style-name="P282"><text:soft-page-break/>sa capacité de reproduction. Ce sont des arguments en faveur du théorie évolutionniste de la</text:p>
      <text:p text:style-name="P282">morale.</text:p>
      <text:p text:style-name="P282"/>
      <text:p text:style-name="P282">les critères suivants du jugement morale:</text:p>
      <text:p text:style-name="P282"><text:s text:c="2"/>- Rapidité</text:p>
      <text:p text:style-name="P282"><text:s text:c="2"/>- Automatisme</text:p>
      <text:p text:style-name="P282"><text:s text:c="2"/>- Spécificité</text:p>
      <text:p text:style-name="P282"><text:s text:c="2"/>- Et le caractère inconscient</text:p>
      <text:p text:style-name="P282">permettent d'inscrire la morale dans un théorie modulaire de la cognition.</text:p>
      <text:p text:style-name="P282"/>
      <text:p text:style-name="P282">Les philosophes écossais ont dévellopé l'idée d'organe morale dès le XVIII siècle.</text:p>
      <text:p text:style-name="P282"/>
      <text:p text:style-name="P282">Même si il est souvent possible d'avancer des raisons à nos jugements moraux. Elles ne sont</text:p>
      <text:p text:style-name="P282">pour la plupart que des justifications à posteriori d'un comportement inné.</text:p>
      <text:p text:style-name="P282"/>
      <text:p text:style-name="P282">Le modèle intuitionniste de la morale (Jonathan Haidt)</text:p>
      <text:p text:style-name="P282"/>
      <text:p text:style-name="P282"/>
      <text:p text:style-name="P282"/>
      <text:p text:style-name="P282"/>
      <text:p text:style-name="P282"/>
      <text:p text:style-name="P284">La morale à travers l’hypothèse naturaliste :</text:p>
      <text:p text:style-name="P282"/>
      <text:p text:style-name="P282"/>
      <text:p text:style-name="P282"/>
      <text:p text:style-name="P282">Dans l'hypothèse naturaliste, le sens moral est issue d'un algorithme mental.</text:p>
      <text:p text:style-name="P282"/>
      <text:p text:style-name="P282">Cette algorithme mental peut être envisagé comme un modèle entrée-sortie:</text:p>
      <text:p text:style-name="P282"><text:s text:c="2"/>- En entrée, un dilemme morale</text:p>
      <text:p text:style-name="P282"><text:s text:c="2"/>- En sortie,un jugement morale</text:p>
      <text:p text:style-name="P282"/>
      <text:p text:style-name="P282">L'algorithme moral ne constitue pas à lui seul l'ensemble de nos processus mentaux. </text:p>
      <text:p text:style-name="P282">Il exite une multitude d'autres alogrithmes comme:</text:p>
      <text:p text:style-name="P282"><text:soft-page-break/><text:s text:c="2"/>- celui qui guide notre satiété</text:p>
      <text:p text:style-name="P282"><text:s text:c="2"/>- celui qui nous permet de communiquer</text:p>
      <text:p text:style-name="P282"><text:s text:c="2"/>- ...</text:p>
      <text:p text:style-name="P282"/>
      <text:p text:style-name="P282">Nos comportements sont la synthèse de ces différents algorithmes. Et il est tout à fait</text:p>
      <text:p text:style-name="P282">possible que certains d'entre eux entrent en contradiction.</text:p>
      <text:p text:style-name="P282">Par exemple, l'algo de la faim va vous pousser à reprendre du nutella, alors que l'algo de</text:p>
      <text:p text:style-name="P282">la séduction vous incitera à ne pas retourner à la cuisine pour pouvoir rentrer dans votre</text:p>
      <text:p text:style-name="P282">maillot de bain cet été.</text:p>
      <text:p text:style-name="P282"/>
      <text:p text:style-name="P282">L'algo de la morale peut lui aussi entrer en contradiction avec d'autres processus décisionnelsParfois, sa sortie n'est pas selectionné, ce qui explique que tous nos comportements ne sont</text:p>
      <text:p text:style-name="P282">pas moraux.</text:p>
      <text:p text:style-name="P282"/>
      <text:p text:style-name="P282">l'algo de la morale a également la particularité de pouvoir intégrer des informations sur le</text:p>
      <text:p text:style-name="P282">monde. Ces informations vont influer le résultat en sortie.</text:p>
      <text:p text:style-name="P282"/>
      <text:p text:style-name="P282">Par exemple:</text:p>
      <text:p text:style-name="P282"><text:s text:c="2"/>- 80% des américains pensent que les personnes pauvres le sont parcequ'elles sont paresseuses</text:p>
      <text:p text:style-name="P282"><text:s text:c="2"/>- 20 % des européens pensent la même chose</text:p>
      <text:p text:style-name="P282"><text:s text:c="2"/>les européens donnent deux fois plus d'argent aux ouvres de charités que les américains.</text:p>
      <text:p text:style-name="P282"/>
      <text:p text:style-name="P282">Au final, le comportement moral peut diverger d'un individu à l'autre soit:</text:p>
      <text:p text:style-name="P282"><text:s text:c="2"/>- parcequ'il ne possède pas les mêmes croyances, et/ou informations sur le monde</text:p>
      <text:p text:style-name="P282"><text:s text:c="2"/>- parcequ'il ne donne pas le même poids à leur algo morale </text:p>
      <text:p text:style-name="P282"/>
      <text:p text:style-name="P282">On constate donc que l'hypothèse naturaliste permet à la fois d'expliquer certains aspect</text:p>
      <text:p text:style-name="P282">universaliste de la morale, mais également des aspects relativistes</text:p>
      <text:p text:style-name="P282"/>
      <text:p text:style-name="P282"><text:soft-page-break/>L'universalisme morale considère la morale comme universelle. C'est à dire dans sa forme la </text:p>
      <text:p text:style-name="P282">plus radical indentique chez chaque individu, quelque soit sa culture, son éducation,...</text:p>
      <text:p text:style-name="P282"/>
      <text:p text:style-name="P282">Le relativisme morale considère que la morale dépend de critères environnementaux. Dans sa</text:p>
      <text:p text:style-name="P282">forme la plus radical, elle stipule que la morale n'est qu'une construction sociale. Elle</text:p>
      <text:p text:style-name="P282">est souvent associée à l'hypothèse culturaliste.</text:p>
      <text:p text:style-name="P282"/>
      <text:p text:style-name="P282"/>
      <text:p text:style-name="P282">La morale a pour particularité de nous faire adopter des comportements couteux pour nous-même</text:p>
      <text:p text:style-name="P282">mais bénéfique à l'autre.</text:p>
      <text:p text:style-name="P282"/>
      <text:p text:style-name="P282">exemple: achat d'une tablette de chocolat équitable, beaucoup plus chère que la tablette </text:p>
      <text:p text:style-name="P282">classique et pas vraiment meilleure.</text:p>
      <text:p text:style-name="P282"/>
      <text:p text:style-name="P282">Or les comportements couteux ne peuvent pas être transmis et propager dans la théorie de </text:p>
      <text:p text:style-name="P282">l'évolution. Comment donc soutenir l'hypothèse naturaliste malgré cela ?</text:p>
      <text:p text:style-name="P282"/>
      <text:p text:style-name="P282">Le coût d'un comportement moral pourrait être compensé par des bénéfices cachés</text:p>
      <text:p text:style-name="P282"/>
      <text:p text:style-name="P282">La sélection de groupe culturelle:</text:p>
      <text:p text:style-name="P282"/>
      <text:p text:style-name="P282">L'adoption d'un comportement morale serait couteuse pour l'individu, mais bénéfique pour le </text:p>
      <text:p text:style-name="P282">groupe. La morale permettrait de vivre en société de manière pacifique, par exemple.</text:p>
      <text:p text:style-name="P282">Ce qui favoriserait la survie du groupe.</text:p>
      <text:p text:style-name="P282"/>
      <text:p text:style-name="P282">Le néodarwinisme a intégré la sélection de groupe au processus de sélection naturelle.</text:p>
      <text:p text:style-name="P282">Sélection naturelle qui est dans le darwinisme un processus essentiellement individuel.</text:p>
      <text:p text:style-name="P282"><text:soft-page-break/></text:p>
      <text:p text:style-name="P282">Il est cependant aujourd'hui admis que la sélection de groupe n'existe pas. Plus précisément,</text:p>
      <text:p text:style-name="P282">elle n'existe pas dans sa définition non-culturelle. A savoir la transmission d'un trait</text:p>
      <text:p text:style-name="P282">génétique défavorable à l'individu mais favorable au groupe.</text:p>
      <text:p text:style-name="P282">La raison pour laquelle un telle sélection ne peut existée est lié au faite que l'apparation</text:p>
      <text:p text:style-name="P282">d'un gêne égoiste dans le groupe suffirait à faire disparaitre le gêne altruiste.</text:p>
      <text:p text:style-name="P282"/>
      <text:p text:style-name="P282">Il existe néanmoins une autre forme de sélection de groupe, la sélection de groupe culturelle.</text:p>
      <text:p text:style-name="P282">Dans ce cas, le trait altruiste n'est pas transmis génétiquement mais par le biais de la </text:p>
      <text:p text:style-name="P282">culture.</text:p>
      <text:p text:style-name="P282"/>
      <text:p text:style-name="P282">Cette hypothèse implique une morale du sacrifice aux bénéfices du groupe. Mais cette effet</text:p>
      <text:p text:style-name="P282">ne semble pas retrouvé dans les faits, en tous cas pas de manière aussi marqué qu'attendu.</text:p>
      <text:p text:style-name="P282"/>
      <text:p text:style-name="P282">Exemple: 50% des soldats américains seraient prêt a dénoncer leur frères d'armes si il </text:p>
      <text:p text:style-name="P282">commetait des exactions contre des civils.</text:p>
      <text:p text:style-name="P282"/>
      <text:p text:style-name="P282">Réciprocité:</text:p>
      <text:p text:style-name="P282"/>
      <text:p text:style-name="P282">Le comportement morale apporterait des bénéfices cachés, non pas au groupe mais à l'individu </text:p>
      <text:p text:style-name="P282">directement. Un tel comportement augmenterait les chances de l'individu à se faire choisir </text:p>
      <text:p text:style-name="P282">comme partenaire de coopération.</text:p>
      <text:p text:style-name="P282">Si l'on considère le sens du gout comme un compas alimentaire capable de nous guider dans un</text:p>
      <text:p text:style-name="P282">univers alimentaire parfois dangereux.</text:p>
      <text:p text:style-name="P282">Le sens moral serait par analogie une carte utile pour nous orienter dans un univers social</text:p>
      <text:p text:style-name="P282">sélectif.</text:p>
      <text:p text:style-name="P282"><text:soft-page-break/></text:p>
      <text:p text:style-name="P282">Théorie continuiste:</text:p>
      <text:p text:style-name="P282"/>
      <text:p text:style-name="P282">Dans cette théorie, la morale ne véhicule pas d'avantage sélectif particulier. Elle n'est qu'</text:p>
      <text:p text:style-name="P282">un artefact d'autres processus mentaux comme la colère, l'empathie,...</text:p>
      <text:p text:style-name="P282">Et ce sont sur ces processus mentaux que portent la sélection naturelle.</text:p>
      <text:p text:style-name="P282"/>
      <text:p text:style-name="P282">C'est une hypothèse qui a été dévellopé initialement par Darwin lui-même,et défendu aujourd'hui</text:p>
      <text:p text:style-name="P282">par des scientifiques Johnatan Hayght, ou Dewalle.</text:p>
      <text:p text:style-name="P282"/>
      <text:p text:style-name="P282">Cette théorie a neanmoins du mal à expliquer le fait que l'on peut dans de nombreuse situation</text:p>
      <text:p text:style-name="P282">ressentir de l'empathie sans pour autant y associer un jugement morale.</text:p>
      <text:p text:style-name="P282">- Homme poignardé dans la rue</text:p>
      <text:p text:style-name="P282">- Homme se tranchant le diogt par accident avec un couteau</text:p>
      <text:p text:style-name="P282"/>
      <text:p text:style-name="P282">Et on peut faire la même remarque pour d'autres émotions, comme le dégout, ou la colère,...</text:p>
      <text:p text:style-name="P282"/>
      <text:p text:style-name="P282"/>
      <text:p text:style-name="P282">Sélection de parentèle:</text:p>
      <text:p text:style-name="P282"/>
      <text:p text:style-name="P282">Certains chercheurs, à l'opposé de toute les explications que nous avons vu précédement, pense</text:p>
      <text:p text:style-name="P282">que la morale ne présente aucun bénéfice caché.</text:p>
      <text:p text:style-name="P282">Les comportements moraux se seraient propagés par sélection de parentèle. Une parentèle est un groupe</text:p>
      <text:p text:style-name="P282">d'individu proche. La famille peut être considérée comme une parentèle.</text:p>
      <text:p text:style-name="P282"/>
      <text:p text:style-name="P282">Dans des sociétés constitués de petit groupe d'individu génétiquement proche, la transmission de</text:p>
      <text:p text:style-name="P282">comportements moraux peut s'envisager sans faire intervenir de bénéfices cachés.</text:p>
      <text:p text:style-name="P282"/>
      <text:p text:style-name="P282">Cette théorie implique que l'Homme est vécu suffisament longtemps dans des groupes de petites tailles,</text:p>
      <text:p text:style-name="P282"><text:soft-page-break/>ce qui lui aurait permis d'intéger les comportements moraux à son code génétique.</text:p>
      <text:p text:style-name="P282">Néanmoins cette hypothèse n'est pas évidente.</text:p>
      <text:p text:style-name="P282"/>
      <text:p text:style-name="P282">De plus, le fait de favoriser ses proches aux détriments d'autres personnes est considéré comme</text:p>
      <text:p text:style-name="P282">un comportement immorale, c'est ce que l'on apelle le népotisme.</text:p>
      <text:p text:style-name="P282">Un des caractéristiques de la morale est son caractère impartiale</text:p>
      <text:p text:style-name="P282"/>
      <text:p text:style-name="P282">L'ensemble de ces théories peuvent explorés à l'aide:</text:p>
      <text:p text:style-name="P282"><text:s text:c="2"/>- De simulation mathématique.</text:p>
      <text:p text:style-name="P282"><text:s text:c="2"/>- D'études sur les comportements humains</text:p>
      <text:p text:style-name="P282"><text:s text:c="2"/></text:p>
      <text:p text:style-name="P282">La distinction entre les explications u<text:span text:style-name="T246">l</text:span>times et proximales permet d'associer:</text:p>
      <text:p text:style-name="P282"><text:s text:c="2"/>- Une logique égoiste au niveau évolutionnaire</text:p>
      <text:p text:style-name="P282"><text:s text:c="2"/>- Une logique altruiste au niveau individuel</text:p>
      <text:p text:style-name="P282">Ce qui explique pourquoi pour la plupart d'entre nous, les comportements moraux relève</text:p>
      <text:p text:style-name="P282">d'avantage de l'intuition que du calcul cynique entre couts et opportunités.</text:p>
      <text:p text:style-name="P282"/>
      <text:p text:style-name="P285"/>
      <text:p text:style-name="P285"/>
      <text:p text:style-name="P285"/>
      <text:p text:style-name="P2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3-09T08:30:23.773036979</dc:date>
    <meta:editing-duration>P2DT2H54M23S</meta:editing-duration>
    <meta:editing-cycles>32</meta:editing-cycles>
    <meta:generator>LibreOffice/6.3.4.2$Linux_X86_64 LibreOffice_project/30$Build-2</meta:generator>
    <meta:document-statistic meta:table-count="0" meta:image-count="0" meta:object-count="0" meta:page-count="83" meta:paragraph-count="1219" meta:word-count="22137" meta:character-count="136926" meta:non-whitespace-character-count="115693"/>
  </office:meta>
</office:document-meta>
</file>